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Arial Unicode MS" svg:font-family="'Arial Unicode MS'" style:font-pitch="variable"/>
    <style:font-face style:name="HG Mincho Light J" svg:font-family="'HG Mincho Light J'" style:font-pitch="variable"/>
    <style:font-face style:name="Verdana2" svg:font-family="Verdana" style:font-pitch="variable"/>
    <style:font-face style:name="Times New Roman" svg:font-family="'Times New Roman'" style:font-family-generic="roman" style:font-pitch="variable"/>
    <style:font-face style:name="Helvetica1" svg:font-family="Helvetica" style:font-family-generic="swiss" style:font-pitch="variable"/>
    <style:font-face style:name="Verdana3" svg:font-family="Verdana" style:font-family-generic="swiss" style:font-pitch="variable"/>
    <style:font-face style:name="Verdana1" svg:font-family="Verdana" style:font-adornments="Έντονα" style:font-family-generic="swiss" style:font-pitch="variable"/>
    <style:font-face style:name="Verdana" svg:font-family="Verdana" style:font-adornments="Κανονικά" style:font-family-generic="swiss" style:font-pitch="variable"/>
  </office:font-face-decls>
  <office:automatic-styles>
    <style:style style:name="Table2" style:family="table">
      <style:table-properties style:width="5.5403in" fo:margin-left="0.5083in" fo:margin-right="0.6438in" table:align="margins"/>
    </style:style>
    <style:style style:name="Table2.A" style:family="table-column">
      <style:table-column-properties style:column-width="2.3632in" style:rel-column-width="27953*"/>
    </style:style>
    <style:style style:name="Table2.B" style:family="table-column">
      <style:table-column-properties style:column-width="3.1771in" style:rel-column-width="3758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681in" fo:margin-left="0.4243in" fo:margin-right="0.4in" table:align="margins"/>
    </style:style>
    <style:style style:name="Table3.A" style:family="table-column">
      <style:table-column-properties style:column-width="2.9528in" style:rel-column-width="4252*"/>
    </style:style>
    <style:style style:name="Table3.B" style:family="table-column">
      <style:table-column-properties style:column-width="2.9153in" style:rel-column-width="419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Footer">
      <style:paragraph-properties fo:text-align="end" style:justify-single-word="false"/>
      <style:text-properties fo:color="#666666" style:font-name="Verdana3" fo:font-size="8pt" fo:language="en" fo:country="US" fo:font-style="italic" style:font-size-asian="8pt" style:font-style-asian="italic"/>
    </style:style>
    <style:style style:name="P2" style:family="paragraph" style:parent-style-name="Footer">
      <style:text-properties style:font-name="Verdana3" fo:font-size="8pt" fo:language="en" fo:country="US" fo:font-style="italic" style:font-size-asian="8pt" style:font-style-asian="italic"/>
    </style:style>
    <style:style style:name="P3" style:family="paragraph" style:parent-style-name="Table_20_Contents">
      <style:paragraph-properties fo:margin-left="0in" fo:margin-right="0in" fo:text-align="end" style:justify-single-word="false" fo:text-indent="0in" style:auto-text-indent="false"/>
      <style:text-properties fo:language="en" fo:country="US"/>
    </style:style>
    <style:style style:name="P4" style:family="paragraph" style:parent-style-name="Table_20_Contents">
      <style:paragraph-properties fo:margin-left="0in" fo:margin-right="0in" fo:text-indent="0in" style:auto-text-indent="false"/>
      <style:text-properties fo:color="#000000" style:font-name="Verdana3" fo:font-size="9pt" fo:language="en" fo:country="US" style:font-name-asian="ArialMT" style:font-size-asian="9pt" style:font-name-complex="ArialMT" style:font-size-complex="9pt"/>
    </style:style>
    <style:style style:name="P5" style:family="paragraph" style:parent-style-name="Table_20_Contents">
      <style:text-properties fo:language="en" fo:country="US"/>
    </style:style>
    <style:style style:name="P6" style:family="paragraph" style:parent-style-name="Header">
      <style:text-properties fo:language="en" fo:country="US"/>
    </style:style>
    <style:style style:name="P7" style:family="paragraph" style:parent-style-name="Header">
      <style:paragraph-properties fo:text-align="end"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fo:background-color="transparent"/>
    </style:style>
    <style:style style:name="P10" style:family="paragraph" style:parent-style-name="Text_20_body">
      <style:text-properties fo:language="en" fo:country="US" officeooo:paragraph-rsid="000bccbc"/>
    </style:style>
    <style:style style:name="P11" style:family="paragraph" style:parent-style-name="Text_20_body">
      <style:text-properties fo:language="en" fo:country="US" officeooo:paragraph-rsid="000b67b8"/>
    </style:style>
    <style:style style:name="P12" style:family="paragraph" style:parent-style-name="Text_20_body">
      <style:text-properties fo:language="en" fo:country="US" style:text-underline-style="none" fo:background-color="transparent"/>
    </style:style>
    <style:style style:name="P13" style:family="paragraph" style:parent-style-name="Text_20_body">
      <style:text-properties fo:language="en" fo:country="US" officeooo:paragraph-rsid="000bd837"/>
    </style:style>
    <style:style style:name="P14" style:family="paragraph" style:parent-style-name="Text_20_body">
      <style:text-properties fo:color="#000000" fo:language="en" fo:country="US"/>
    </style:style>
    <style:style style:name="P15" style:family="paragraph" style:parent-style-name="Text_20_body">
      <style:text-properties fo:color="#000000" style:font-name="Verdana3" fo:font-size="9pt" fo:language="en" fo:country="US" style:font-name-asian="Helvetica" style:font-size-asian="9pt" style:font-name-complex="Helvetica" style:font-size-complex="9pt"/>
    </style:style>
    <style:style style:name="P16" style:family="paragraph" style:parent-style-name="Text_20_body">
      <style:text-properties fo:color="#000000" style:font-name="Helvetica" fo:font-size="10.5pt" fo:language="en" fo:country="US" style:font-name-asian="Helvetica" style:font-size-asian="10.5pt" style:font-name-complex="Helvetica" style:font-size-complex="10.5pt"/>
    </style:style>
    <style:style style:name="P17" style:family="paragraph" style:parent-style-name="Text_20_body">
      <style:text-properties style:font-name="Verdana3" fo:language="en" fo:country="US"/>
    </style:style>
    <style:style style:name="P18" style:family="paragraph" style:parent-style-name="Standard">
      <style:paragraph-properties fo:text-align="center" style:justify-single-word="false"/>
      <style:text-properties fo:color="#000000" style:font-name="Verdana3" fo:font-size="12pt" fo:language="en" fo:country="US" fo:font-weight="bold" style:font-weight-asian="bold"/>
    </style:style>
    <style:style style:name="P19" style:family="paragraph" style:parent-style-name="Standard">
      <style:paragraph-properties fo:text-align="center" style:justify-single-word="false"/>
      <style:text-properties fo:color="#000000" fo:language="en" fo:country="US" fo:font-weight="bold" style:font-weight-asian="bold"/>
    </style:style>
    <style:style style:name="P20" style:family="paragraph" style:parent-style-name="Standard">
      <style:paragraph-properties fo:text-align="center" style:justify-single-word="false"/>
      <style:text-properties fo:color="#000000" style:font-name="Verdana2" fo:font-size="36pt" fo:language="en" fo:country="US" fo:font-style="normal" fo:font-weight="bold" style:font-size-asian="36pt" style:font-weight-asian="bold"/>
    </style:style>
    <style:style style:name="P21" style:family="paragraph" style:parent-style-name="Standard">
      <style:paragraph-properties fo:text-align="center" style:justify-single-word="false"/>
      <style:text-properties fo:color="#000000" style:font-name="Verdana2" fo:font-size="36pt" fo:language="en" fo:country="US" fo:font-weight="bold" style:font-size-asian="36pt" style:font-weight-asian="bold"/>
    </style:style>
    <style:style style:name="P22" style:family="paragraph" style:parent-style-name="Standard">
      <style:paragraph-properties fo:text-align="center" style:justify-single-word="false"/>
      <style:text-properties fo:color="#000000" style:font-name="Verdana2" fo:font-size="22pt" fo:language="en" fo:country="US" fo:font-style="normal" fo:font-weight="bold" style:font-size-asian="22pt" style:font-style-asian="normal" style:font-weight-asian="bold" style:font-style-complex="normal"/>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fo:font-weight="bold" style:font-weight-asian="bold"/>
    </style:style>
    <style:style style:name="P25" style:family="paragraph" style:parent-style-name="Standard">
      <style:paragraph-properties fo:text-align="center" style:justify-single-word="false"/>
      <style:text-properties style:font-name="Verdana3" fo:font-size="22pt" fo:language="en" fo:country="US" fo:font-style="italic" fo:font-weight="bold" style:font-size-asian="22pt" style:font-style-asian="italic" style:font-weight-asian="bold"/>
    </style:style>
    <style:style style:name="P26" style:family="paragraph" style:parent-style-name="Standard">
      <style:paragraph-properties fo:text-align="center" style:justify-single-word="false"/>
      <style:text-properties style:font-name="Verdana3" fo:font-size="18pt" fo:language="en" fo:country="US" fo:font-style="italic" fo:font-weight="bold" style:font-size-asian="22pt" style:font-style-asian="italic" style:font-weight-asian="bold"/>
    </style:style>
    <style:style style:name="P27" style:family="paragraph" style:parent-style-name="Text_20_body">
      <style:paragraph-properties fo:margin-left="0.4189in" fo:margin-right="0in" fo:text-indent="-0.0228in" style:auto-text-indent="false">
        <style:tab-stops/>
      </style:paragraph-properties>
      <style:text-properties fo:language="en" fo:country="US"/>
    </style:style>
    <style:style style:name="P28" style:family="paragraph" style:parent-style-name="Text_20_body">
      <style:paragraph-properties fo:margin-left="0.4189in" fo:margin-right="0in" fo:text-indent="-0.0228in" style:auto-text-indent="false">
        <style:tab-stops/>
      </style:paragraph-properties>
      <style:text-properties fo:language="en" fo:country="US" fo:font-weight="bold" style:font-weight-asian="bold" style:font-weight-complex="bold"/>
    </style:style>
    <style:style style:name="P29" style:family="paragraph" style:parent-style-name="First_20_line_20_indent">
      <style:text-properties style:use-window-font-color="true" fo:language="en" fo:country="US" fo:background-color="transparent"/>
    </style:style>
    <style:style style:name="P30" style:family="paragraph" style:parent-style-name="Text_20_body">
      <style:paragraph-properties fo:margin-left="0in" fo:margin-right="0in" fo:text-indent="0.3937in" style:auto-text-indent="false"/>
      <style:text-properties fo:language="en" fo:country="US"/>
    </style:style>
    <style:style style:name="P31" style:family="paragraph" style:parent-style-name="Text_20_body">
      <style:paragraph-properties fo:margin-left="-0.011in" fo:margin-right="0in" fo:text-indent="0.3937in" style:auto-text-indent="false"/>
      <style:text-properties fo:language="en" fo:country="US"/>
    </style:style>
    <style:style style:name="P32" style:family="paragraph" style:parent-style-name="Text_20_body">
      <style:paragraph-properties fo:margin-left="0.6in" fo:margin-right="0in" fo:text-indent="0in" style:auto-text-indent="false"/>
      <style:text-properties fo:language="en" fo:country="US"/>
    </style:style>
    <style:style style:name="P33" style:family="paragraph" style:parent-style-name="Text_20_body">
      <style:paragraph-properties fo:margin-left="0.378in" fo:margin-right="0in" fo:text-indent="0in" style:auto-text-indent="false"/>
      <style:text-properties fo:language="en" fo:country="US"/>
    </style:style>
    <style:style style:name="P34" style:family="paragraph" style:parent-style-name="Text_20_body">
      <style:paragraph-properties fo:margin-left="0.4173in" fo:margin-right="-0.0055in" fo:text-indent="0in" style:auto-text-indent="false"/>
      <style:text-properties fo:language="en" fo:country="US"/>
    </style:style>
    <style:style style:name="P35" style:family="paragraph" style:parent-style-name="Text_20_body">
      <style:paragraph-properties fo:margin-left="0.3965in" fo:margin-right="0in" fo:text-indent="0in" style:auto-text-indent="false"/>
      <style:text-properties fo:language="en" fo:country="US"/>
    </style:style>
    <style:style style:name="P36" style:family="paragraph" style:parent-style-name="Text_20_body">
      <style:paragraph-properties fo:margin-left="0.3965in" fo:margin-right="0in" fo:text-indent="0in" style:auto-text-indent="false">
        <style:tab-stops/>
      </style:paragraph-properties>
      <style:text-properties fo:language="en" fo:country="US"/>
    </style:style>
    <style:style style:name="P37" style:family="paragraph" style:parent-style-name="Contents_20_Heading">
      <style:paragraph-properties fo:break-before="page"/>
    </style:style>
    <style:style style:name="P38" style:family="paragraph" style:parent-style-name="Table_20_Contents">
      <style:paragraph-properties fo:margin-left="0.0008in" fo:margin-right="0.0008in" fo:text-indent="-0.039in" style:auto-text-indent="false">
        <style:tab-stops/>
      </style:paragraph-properties>
      <style:text-properties fo:language="en" fo:country="US"/>
    </style:style>
    <style:style style:name="P39" style:family="paragraph" style:parent-style-name="Table_20_Contents">
      <style:paragraph-properties fo:margin-left="-0.0319in" fo:margin-right="0.0008in" fo:margin-top="0in" fo:margin-bottom="0.0835in" style:contextual-spacing="false" fo:text-align="justify" style:justify-single-word="false" fo:text-indent="0in" style:auto-text-indent="false">
        <style:tab-stops/>
      </style:paragraph-properties>
      <style:text-properties style:font-name="Verdana" fo:font-size="9pt" fo:language="en" fo:country="US"/>
    </style:style>
    <style:style style:name="P40" style:family="paragraph" style:parent-style-name="Contents_20_1">
      <style:paragraph-properties>
        <style:tab-stops>
          <style:tab-stop style:position="6.6146in" style:type="right" style:leader-style="dotted" style:leader-text="."/>
        </style:tab-stops>
      </style:paragraph-properties>
    </style:style>
    <style:style style:name="P41" style:family="paragraph" style:parent-style-name="Contents_20_3">
      <style:paragraph-properties>
        <style:tab-stops>
          <style:tab-stop style:position="6.378in" style:type="right" style:leader-style="dotted" style:leader-text="."/>
        </style:tab-stops>
      </style:paragraph-properties>
    </style:style>
    <style:style style:name="P42" style:family="paragraph" style:parent-style-name="Contents_20_2">
      <style:paragraph-properties>
        <style:tab-stops>
          <style:tab-stop style:position="6.5354in" style:type="right" style:leader-style="dotted" style:leader-text="."/>
        </style:tab-stops>
      </style:paragraph-properties>
    </style:style>
    <style:style style:name="P43" style:family="paragraph" style:parent-style-name="Heading_20_1">
      <style:paragraph-properties fo:break-before="page"/>
      <style:text-properties fo:language="en" fo:country="US"/>
    </style:style>
    <style:style style:name="P44" style:family="paragraph" style:parent-style-name="Heading_20_1">
      <style:paragraph-properties fo:text-align="start" style:justify-single-word="false" fo:break-before="page"/>
      <style:text-properties fo:language="en" fo:country="US"/>
    </style:style>
    <style:style style:name="P45" style:family="paragraph" style:parent-style-name="Heading_20_1">
      <style:paragraph-properties fo:margin-left="0in" fo:margin-right="0in" fo:text-indent="0in" style:auto-text-indent="false" fo:break-before="page"/>
      <style:text-properties fo:language="en" fo:country="US"/>
    </style:style>
    <style:style style:name="P46" style:family="paragraph" style:parent-style-name="Standard" style:master-page-name="Contents_20_Page">
      <style:paragraph-properties fo:text-align="center" style:justify-single-word="false" style:page-number="auto"/>
      <style:text-properties fo:language="en" fo:country="US" fo:font-weight="bold" style:font-weight-asian="bold"/>
    </style:style>
    <style:style style:name="P47" style:family="paragraph" style:parent-style-name="Heading_20_2">
      <style:text-properties fo:language="en" fo:country="US"/>
    </style:style>
    <style:style style:name="P48" style:family="paragraph" style:parent-style-name="Heading_20_3">
      <style:text-properties fo:language="en" fo:country="US"/>
    </style:style>
    <style:style style:name="P49" style:family="paragraph" style:parent-style-name="Heading_20_3">
      <style:paragraph-properties fo:margin-left="0in" fo:margin-right="0in" fo:text-indent="0in" style:auto-text-indent="false"/>
      <style:text-properties fo:language="en" fo:country="US"/>
    </style:style>
    <style:style style:name="P50" style:family="paragraph" style:parent-style-name="List_20_Items" style:list-style-name="L24">
      <style:text-properties fo:language="en" fo:country="US"/>
    </style:style>
    <style:style style:name="P51" style:family="paragraph" style:parent-style-name="List_20_Items" style:list-style-name="L1">
      <style:paragraph-properties fo:margin-left="0.3799in" fo:margin-right="0in" fo:text-indent="0in" style:auto-text-indent="false"/>
      <style:text-properties fo:language="en" fo:country="US"/>
    </style:style>
    <style:style style:name="P52" style:family="paragraph" style:parent-style-name="List_20_Items" style:list-style-name="L2">
      <style:paragraph-properties fo:margin-left="0.3799in" fo:margin-right="0in" fo:text-indent="0in" style:auto-text-indent="false"/>
      <style:text-properties fo:language="en" fo:country="US"/>
    </style:style>
    <style:style style:name="P53" style:family="paragraph" style:parent-style-name="List_20_Items" style:list-style-name="L2">
      <style:paragraph-properties fo:margin-left="0.3799in" fo:margin-right="0in" fo:text-indent="0in" style:auto-text-indent="false"/>
      <style:text-properties fo:language="en" fo:country="US" fo:background-color="transparent"/>
    </style:style>
    <style:style style:name="P54" style:family="paragraph" style:parent-style-name="List_20_Items" style:list-style-name="L18">
      <style:paragraph-properties fo:margin-left="0.3799in" fo:margin-right="0in" fo:text-indent="0in" style:auto-text-indent="false"/>
      <style:text-properties fo:language="en" fo:country="US"/>
    </style:style>
    <style:style style:name="P55" style:family="paragraph" style:parent-style-name="List_20_Items" style:list-style-name="L19">
      <style:paragraph-properties fo:margin-left="0.3799in" fo:margin-right="0in" fo:text-indent="0in" style:auto-text-indent="false"/>
      <style:text-properties fo:language="en" fo:country="US"/>
    </style:style>
    <style:style style:name="P56" style:family="paragraph" style:parent-style-name="List_20_Items" style:list-style-name="L23">
      <style:paragraph-properties fo:margin-left="0.3799in" fo:margin-right="0in" fo:text-indent="0in" style:auto-text-indent="false"/>
      <style:text-properties fo:language="en" fo:country="US" fo:font-style="italic" style:font-style-asian="italic" style:font-style-complex="italic"/>
    </style:style>
    <style:style style:name="P57" style:family="paragraph" style:parent-style-name="List_20_Items">
      <style:paragraph-properties fo:margin-left="0.3909in" fo:margin-right="0in" fo:text-indent="0in" style:auto-text-indent="false"/>
      <style:text-properties fo:language="en" fo:country="US"/>
    </style:style>
    <style:style style:name="P58" style:family="paragraph" style:parent-style-name="List_20_Items" style:list-style-name="L5">
      <style:paragraph-properties fo:margin-left="0.3909in" fo:margin-right="0in" fo:text-indent="0in" style:auto-text-indent="false"/>
      <style:text-properties fo:language="en" fo:country="US"/>
    </style:style>
    <style:style style:name="P59" style:family="paragraph" style:parent-style-name="List_20_Items" style:list-style-name="L9">
      <style:paragraph-properties fo:margin-left="0.3909in" fo:margin-right="0in" fo:text-indent="0in" style:auto-text-indent="false"/>
      <style:text-properties fo:language="en" fo:country="US"/>
    </style:style>
    <style:style style:name="P60" style:family="paragraph" style:parent-style-name="List_20_Items" style:list-style-name="L10">
      <style:paragraph-properties fo:margin-left="0.3909in" fo:margin-right="0in" fo:text-indent="0in" style:auto-text-indent="false"/>
      <style:text-properties fo:language="en" fo:country="US"/>
    </style:style>
    <style:style style:name="P61" style:family="paragraph" style:parent-style-name="List_20_Items" style:list-style-name="L11">
      <style:paragraph-properties fo:margin-left="0.3909in" fo:margin-right="0in" fo:text-indent="0in" style:auto-text-indent="false"/>
      <style:text-properties fo:language="en" fo:country="US"/>
    </style:style>
    <style:style style:name="P62" style:family="paragraph" style:parent-style-name="List_20_Items">
      <style:paragraph-properties fo:margin-left="0.3972in" fo:margin-right="0in" fo:text-indent="-0.0063in" style:auto-text-indent="false">
        <style:tab-stops/>
      </style:paragraph-properties>
      <style:text-properties fo:language="en" fo:country="US"/>
    </style:style>
    <style:style style:name="P63" style:family="paragraph" style:parent-style-name="List_20_Items" style:list-style-name="L6">
      <style:paragraph-properties fo:margin-left="0.3972in" fo:margin-right="0in" fo:text-indent="-0.0063in" style:auto-text-indent="false">
        <style:tab-stops/>
      </style:paragraph-properties>
      <style:text-properties fo:language="en" fo:country="US"/>
    </style:style>
    <style:style style:name="P64" style:family="paragraph" style:parent-style-name="List_20_Items" style:list-style-name="L7">
      <style:paragraph-properties fo:margin-left="0.3839in" fo:margin-right="0in" fo:text-indent="0in" style:auto-text-indent="false"/>
      <style:text-properties fo:language="en" fo:country="US"/>
    </style:style>
    <style:style style:name="P65" style:family="paragraph" style:parent-style-name="List_20_Items" style:list-style-name="L14">
      <style:paragraph-properties fo:margin-left="0.3839in" fo:margin-right="0in" fo:text-indent="0in" style:auto-text-indent="false"/>
      <style:text-properties fo:language="en" fo:country="US"/>
    </style:style>
    <style:style style:name="P66" style:family="paragraph" style:parent-style-name="List_20_Items" style:list-style-name="L8">
      <style:paragraph-properties fo:margin-left="0.3972in" fo:margin-right="0in" fo:text-indent="0in" style:auto-text-indent="false"/>
      <style:text-properties fo:language="en" fo:country="US"/>
    </style:style>
    <style:style style:name="P67" style:family="paragraph" style:parent-style-name="List_20_Items" style:list-style-name="L16">
      <style:paragraph-properties fo:margin-left="0.3972in" fo:margin-right="0in" fo:text-indent="0in" style:auto-text-indent="false"/>
      <style:text-properties fo:language="en" fo:country="US"/>
    </style:style>
    <style:style style:name="P68" style:family="paragraph" style:parent-style-name="List_20_Items" style:list-style-name="L12">
      <style:paragraph-properties fo:margin-left="0.3909in" fo:margin-right="0in" fo:text-indent="-0.0063in" style:auto-text-indent="false">
        <style:tab-stops/>
      </style:paragraph-properties>
      <style:text-properties fo:language="en" fo:country="US"/>
    </style:style>
    <style:style style:name="P69" style:family="paragraph" style:parent-style-name="List_20_Items" style:list-style-name="L15">
      <style:paragraph-properties fo:margin-left="0.4035in" fo:margin-right="0in" fo:text-indent="0in" style:auto-text-indent="false"/>
      <style:text-properties fo:language="en" fo:country="US"/>
    </style:style>
    <style:style style:name="P70" style:family="paragraph" style:parent-style-name="List_20_Items" style:list-style-name="L17">
      <style:paragraph-properties fo:margin-left="0.4362in" fo:margin-right="0in" fo:text-indent="0in" style:auto-text-indent="false"/>
      <style:text-properties fo:language="en" fo:country="US"/>
    </style:style>
    <style:style style:name="P71" style:family="paragraph" style:parent-style-name="List_20_Items" style:list-style-name="L20">
      <style:paragraph-properties fo:margin-left="0.4555in" fo:margin-right="0in" fo:text-indent="0in" style:auto-text-indent="false"/>
      <style:text-properties fo:language="en" fo:country="US"/>
    </style:style>
    <style:style style:name="P72" style:family="paragraph" style:parent-style-name="List_20_Items" style:list-style-name="L21">
      <style:paragraph-properties fo:margin-left="0.2472in" fo:margin-right="0in" fo:text-indent="0in" style:auto-text-indent="false"/>
      <style:text-properties fo:color="#000000" fo:language="en" fo:country="US"/>
    </style:style>
    <style:style style:name="P73" style:family="paragraph" style:parent-style-name="List_20_Items" style:list-style-name="L26">
      <style:paragraph-properties fo:margin-left="0.2472in" fo:margin-right="0in" fo:text-indent="0in" style:auto-text-indent="false"/>
      <style:text-properties fo:color="#000000" fo:language="en" fo:country="US"/>
    </style:style>
    <style:style style:name="P74" style:family="paragraph" style:parent-style-name="List_20_Items" style:list-style-name="L26">
      <style:paragraph-properties fo:margin-left="0.2472in" fo:margin-right="0in" fo:text-indent="0in" style:auto-text-indent="false"/>
      <style:text-properties fo:language="en" fo:country="US"/>
    </style:style>
    <style:style style:name="P75" style:family="paragraph" style:parent-style-name="List_20_Items" style:list-style-name="L22">
      <style:paragraph-properties fo:margin-left="0.4626in" fo:margin-right="0in" fo:text-indent="0in" style:auto-text-indent="false"/>
      <style:text-properties fo:language="en" fo:country="US" fo:font-weight="bold" style:font-weight-asian="bold" style:font-weight-complex="bold"/>
    </style:style>
    <style:style style:name="P76" style:family="paragraph" style:parent-style-name="List_20_Items" style:list-style-name="L25">
      <style:paragraph-properties fo:margin-left="0.2602in" fo:margin-right="0in" fo:text-indent="0in" style:auto-text-indent="false"/>
      <style:text-properties fo:language="en" fo:country="US"/>
    </style:style>
    <style:style style:name="P77" style:family="paragraph" style:parent-style-name="Text_20_body">
      <style:text-properties fo:color="#000000" fo:language="en" fo:country="US"/>
    </style:style>
    <style:style style:name="P78" style:family="paragraph" style:parent-style-name="Text_20_body" style:list-style-name="L4">
      <style:text-properties fo:language="en" fo:country="US"/>
    </style:style>
    <style:style style:name="P79" style:family="paragraph" style:parent-style-name="Text_20_body" style:list-style-name="L4">
      <style:text-properties fo:language="en" fo:country="US" fo:font-weight="bold" style:font-weight-asian="bold" style:font-weight-complex="bold"/>
    </style:style>
    <style:style style:name="P80" style:family="paragraph" style:parent-style-name="Text_20_body" style:list-style-name="L13">
      <style:text-properties fo:language="en" fo:country="US"/>
    </style:style>
    <style:style style:name="P81" style:family="paragraph" style:parent-style-name="Text_20_body" style:list-style-name="L3">
      <style:paragraph-properties fo:margin-left="0in" fo:margin-right="0in" fo:text-indent="0.3937in" style:auto-text-indent="false"/>
      <style:text-properties fo:language="en" fo:country="US"/>
    </style:style>
    <style:style style:name="P82" style:family="paragraph" style:parent-style-name="Text_20_body">
      <style:paragraph-properties fo:margin-left="0.5693in" fo:margin-right="-0.0055in" fo:text-indent="0in" style:auto-text-indent="false"/>
      <style:text-properties fo:language="en" fo:country="US" officeooo:paragraph-rsid="000c9cc4"/>
    </style:style>
    <style:style style:name="T1" style:family="text">
      <style:text-properties officeooo:rsid="000bccbc"/>
    </style:style>
    <style:style style:name="T2" style:family="text">
      <style:text-properties officeooo:rsid="000b67b8"/>
    </style:style>
    <style:style style:name="T3" style:family="text">
      <style:text-properties style:font-name="Verdana" fo:font-size="9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style:font-weight-asian="bold" style:font-weight-complex="bold"/>
    </style:style>
    <style:style style:name="T7" style:family="text">
      <style:text-properties fo:color="#000000" fo:font-weight="bold" officeooo:rsid="000bccbc" style:font-weight-asian="bold" style:font-weight-complex="bold"/>
    </style:style>
    <style:style style:name="T8" style:family="text">
      <style:text-properties fo:color="#000000" fo:font-weight="bold" officeooo:rsid="000bccbc"/>
    </style:style>
    <style:style style:name="T9" style:family="text">
      <style:text-properties fo:color="#000000" fo:font-weight="bold" officeooo:rsid="000fbf5b"/>
    </style:style>
    <style:style style:name="T10" style:family="text">
      <style:text-properties fo:color="#000000" fo:language="en" fo:country="GB" officeooo:rsid="000bd837"/>
    </style:style>
    <style:style style:name="T11" style:family="text">
      <style:text-properties fo:color="#000000" fo:language="pt" fo:country="PT"/>
    </style:style>
    <style:style style:name="T12" style:family="text">
      <style:text-properties fo:color="#000000" fo:language="fr" fo:country="FR"/>
    </style:style>
    <style:style style:name="T13" style:family="text">
      <style:text-properties fo:color="#000000" fo:language="fr" fo:country="FR" officeooo:rsid="000bd837"/>
    </style:style>
    <style:style style:name="T14" style:family="text">
      <style:text-properties fo:color="#000000" style:font-name="Verdana" fo:font-size="9pt"/>
    </style:style>
    <style:style style:name="T15" style:family="text">
      <style:text-properties fo:color="#000000" fo:language="en" fo:country="US"/>
    </style:style>
    <style:style style:name="T16" style:family="text">
      <style:text-properties fo:color="#000000" fo:language="en" fo:country="US" style:text-underline-style="none"/>
    </style:style>
    <style:style style:name="T17" style:family="text">
      <style:text-properties fo:color="#000000" fo:language="en" fo:country="US" officeooo:rsid="000bd837"/>
    </style:style>
    <style:style style:name="T18" style:family="text">
      <style:text-properties fo:color="#000000" fo:font-size="9pt" style:font-name-asian="Helvetica" style:font-size-asian="9pt" style:font-name-complex="Helvetica" style:font-size-complex="9pt"/>
    </style:style>
    <style:style style:name="T19" style:family="text">
      <style:text-properties fo:color="#000000" style:font-name="Verdana3" fo:font-size="9pt" style:font-name-asian="ArialMT" style:font-size-asian="9pt" style:font-name-complex="ArialMT" style:font-size-complex="9pt"/>
    </style:style>
    <style:style style:name="T20" style:family="text">
      <style:text-properties fo:color="#000000" style:font-name="Verdana3" fo:font-size="9pt" fo:font-weight="normal" style:font-name-asian="ArialMT" style:font-size-asian="9pt" style:font-weight-asian="normal" style:font-name-complex="ArialMT" style:font-size-complex="9pt" style:font-weight-complex="normal"/>
    </style:style>
    <style:style style:name="T21" style:family="text">
      <style:text-properties fo:color="#000000" style:font-name="Verdana3" fo:font-size="9pt" fo:font-weight="normal" style:font-name-asian="Helvetica" style:font-size-asian="9pt" style:font-weight-asian="normal" style:font-name-complex="Helvetica" style:font-size-complex="9pt" style:font-weight-complex="normal"/>
    </style:style>
    <style:style style:name="T22" style:family="text">
      <style:text-properties fo:color="#000000" style:font-name="Verdana3" fo:font-size="9pt" style:font-name-asian="Helvetica" style:font-size-asian="9pt" style:font-name-complex="Helvetica" style:font-size-complex="9pt"/>
    </style:style>
    <style:style style:name="T23" style:family="text">
      <style:text-properties fo:color="#000000" officeooo:rsid="000b67b8"/>
    </style:style>
    <style:style style:name="T24" style:family="text">
      <style:text-properties fo:color="#000000" fo:font-style="italic" style:font-style-asian="italic"/>
    </style:style>
    <style:style style:name="T25" style:family="text">
      <style:text-properties fo:color="#000000" fo:font-style="italic" style:font-style-asian="italic" style:font-style-complex="italic"/>
    </style:style>
    <style:style style:name="T26" style:family="text">
      <style:text-properties fo:color="#000000" fo:font-style="italic" officeooo:rsid="000c9cc4" style:font-style-asian="italic"/>
    </style:style>
    <style:style style:name="T27" style:family="text">
      <style:text-properties fo:color="#000000" fo:font-style="normal" style:font-style-asian="normal" style:font-style-complex="normal"/>
    </style:style>
    <style:style style:name="T28" style:family="text">
      <style:text-properties fo:color="#000000" officeooo:rsid="000bd837"/>
    </style:style>
    <style:style style:name="T29" style:family="text">
      <style:text-properties fo:color="#000000" officeooo:rsid="000c9cc4"/>
    </style:style>
    <style:style style:name="T30" style:family="text">
      <style:text-properties fo:background-color="transparent"/>
    </style:style>
    <style:style style:name="T31" style:family="text">
      <style:text-properties fo:font-weight="bold" style:font-weight-asian="bold" style:font-weight-complex="bold"/>
    </style:style>
    <style:style style:name="T32" style:family="text">
      <style:text-properties fo:font-weight="bold" officeooo:rsid="000b67b8" style:font-weight-asian="bold" style:font-weight-complex="bold"/>
    </style:style>
    <style:style style:name="T33" style:family="text">
      <style:text-properties fo:font-weight="bold" officeooo:rsid="000bccbc" style:font-weight-asian="bold" style:font-weight-complex="bold"/>
    </style:style>
    <style:style style:name="T34" style:family="text">
      <style:text-properties fo:font-weight="bold" officeooo:rsid="000fbf5b" style:font-weight-asian="bold" style:font-weight-complex="bold"/>
    </style:style>
    <style:style style:name="T35" style:family="text">
      <style:text-properties style:font-name="Verdana3"/>
    </style:style>
    <style:style style:name="T36" style:family="text">
      <style:text-properties style:font-name="Verdana3" fo:font-size="9pt" style:font-size-asian="9pt" style:font-size-complex="9pt"/>
    </style:style>
    <style:style style:name="T37" style:family="text">
      <style:text-properties fo:font-size="9pt" style:font-size-asian="9pt" style:font-size-complex="9pt"/>
    </style:style>
    <style:style style:name="T38" style:family="text">
      <style:text-properties fo:font-weight="normal" style:font-weight-asian="normal" style:font-weight-complex="normal"/>
    </style:style>
    <style:style style:name="T39" style:family="text">
      <style:text-properties fo:font-weight="normal" officeooo:rsid="000bccbc"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italic" style:font-style-asian="italic"/>
    </style:style>
    <style:style style:name="T42" style:family="text">
      <style:text-properties officeooo:rsid="000bd837"/>
    </style:style>
    <style:style style:name="T43" style:family="text">
      <style:text-properties officeooo:rsid="000fbf5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OID"/>
      </text:user-field-decls>
      <text:p text:style-name="P46"/>
      <text:p text:style-name="P18"/>
      <text:p text:style-name="P24"/>
      <text:p text:style-name="P24"/>
      <text:p text:style-name="P24"/>
      <text:p text:style-name="P24"/>
      <text:p text:style-name="P24"/>
      <text:p text:style-name="P24"/>
      <text:p text:style-name="P24"/>
      <text:p text:style-name="P24"/>
      <text:p text:style-name="P24"/>
      <text:p text:style-name="P19"/>
      <text:p text:style-name="P19"/>
      <text:p text:style-name="P20">SEE-GRID CA</text:p>
      <text:p text:style-name="P21"/>
      <text:p text:style-name="P21"/>
      <text:p text:style-name="P22">CERTIFICATE POLICY</text:p>
      <text:p text:style-name="P22">AND </text:p>
      <text:p text:style-name="P22">CERTIFICATION PRACTICE STATEMENT</text:p>
      <text:p text:style-name="P25"/>
      <text:p text:style-name="P25"/>
      <text:p text:style-name="P25"/>
      <text:p text:style-name="P26"/>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7">Table of Contents</text:p>
          </text:index-title>
          <text:p text:style-name="P40"><text:s/>1 INTRODUCTION<text:tab/>7</text:p>
          <text:p text:style-name="P42"><text:s/>1.1 Overview<text:tab/>7</text:p>
          <text:p text:style-name="P42"><text:s/>1.2 Document name and identification<text:tab/>7</text:p>
          <text:p text:style-name="P42"><text:s/>1.3 PKI participants<text:tab/>7</text:p>
          <text:p text:style-name="P41"><text:s/>1.3.1 Certification Authorities<text:tab/>7</text:p>
          <text:p text:style-name="P41"><text:s/>1.3.2 Registration Authorities<text:tab/>7</text:p>
          <text:p text:style-name="P41"><text:s/>1.3.3 Subscribers<text:tab/>7</text:p>
          <text:p text:style-name="P41"><text:s/>1.3.4 Relying parties<text:tab/>7</text:p>
          <text:p text:style-name="P41"><text:s/>1.3.5 Other participants<text:tab/>7</text:p>
          <text:p text:style-name="P42"><text:s/>1.4 Certificate usage<text:tab/>8</text:p>
          <text:p text:style-name="P41"><text:s/>1.4.1 Appropriate certificate uses<text:tab/>8</text:p>
          <text:p text:style-name="P41"><text:s/>1.4.2 Prohibited certificate uses<text:tab/>8</text:p>
          <text:p text:style-name="P42"><text:s/>1.5 Policy administration<text:tab/>8</text:p>
          <text:p text:style-name="P41"><text:s/>1.5.1 Organization administering the document<text:tab/>8</text:p>
          <text:p text:style-name="P41"><text:s/>1.5.2 Contact Person<text:tab/>8</text:p>
          <text:p text:style-name="P41"><text:s/>1.5.3 Person determining CPS suitability for the policy<text:tab/>9</text:p>
          <text:p text:style-name="P41"><text:s/>1.5.4 CPS approval procedures<text:tab/>9</text:p>
          <text:p text:style-name="P42"><text:s/>1.6 DEFINITIONS AND ACRONYMS<text:tab/>9</text:p>
          <text:p text:style-name="P40"><text:s/>2 PUBLICATION AND REPOSITORY RESPONSIBILITIES<text:tab/>11</text:p>
          <text:p text:style-name="P42"><text:s/>2.1 Repositories<text:tab/>11</text:p>
          <text:p text:style-name="P42"><text:s/>2.2 Publication of certification information<text:tab/>11</text:p>
          <text:p text:style-name="P42"><text:s/>2.3 Time or frequency of publication<text:tab/>11</text:p>
          <text:p text:style-name="P42"><text:s/>2.4 Access control on repositories<text:tab/>11</text:p>
          <text:p text:style-name="P40"><text:s/>3 IDENTIFICATION AND AUTHENTICATION<text:tab/>12</text:p>
          <text:p text:style-name="P42"><text:s/>3.1 Naming<text:tab/>12</text:p>
          <text:p text:style-name="P41"><text:s/>3.1.1 Types of names<text:tab/>12</text:p>
          <text:p text:style-name="P41"><text:s/>3.1.2 Need for names to be meaningful<text:tab/>12</text:p>
          <text:p text:style-name="P41"><text:s/>3.1.3 Anonymity or pseudonimity of subscribers<text:tab/>12</text:p>
          <text:p text:style-name="P41"><text:s/>3.1.4 Rules for interpreting various name forms<text:tab/>12</text:p>
          <text:p text:style-name="P41"><text:s/>3.1.5 Uniqueness of names<text:tab/>12</text:p>
          <text:p text:style-name="P41"><text:s/>3.1.6 Recognition, authentication, and role of trademarks<text:tab/>12</text:p>
          <text:p text:style-name="P42"><text:s/>3.2 Initial identity validation<text:tab/>12</text:p>
          <text:p text:style-name="P41"><text:s/>3.2.1 Method to prove possession of key<text:tab/>12</text:p>
          <text:p text:style-name="P41"><text:s/>3.2.2 Authentication of organization identity<text:tab/>13</text:p>
          <text:p text:style-name="P41"><text:s/>3.2.3 Authentication of individual identity<text:tab/>13</text:p>
          <text:p text:style-name="P41"><text:s/>3.2.4 Non-verified subscriber information<text:tab/>13</text:p>
          <text:p text:style-name="P41"><text:s/>3.2.5 Validation of Authority<text:tab/>13</text:p>
          <text:p text:style-name="P41"><text:s/>3.2.6 Criteria of interoperation<text:tab/>13</text:p>
          <text:p text:style-name="P42"><text:s/>3.3 Identification and authentication for re-key requests<text:tab/>13</text:p>
          <text:p text:style-name="P41"><text:s/>3.3.1 Identification and authentication for routine re-key<text:tab/>13</text:p>
          <text:p text:style-name="P41"><text:s/>3.3.2 Identification and authentication for re-key after revocation<text:tab/>13</text:p>
          <text:p text:style-name="P42"><text:s/>3.4 Identification and authentication for revocation request<text:tab/>14</text:p>
          <text:p text:style-name="P40"><text:s/>4 CERTIFICATE LIFE-CYCLE OPERATIONAL REQUIREMENTS<text:tab/>15</text:p>
          <text:p text:style-name="P42"><text:s/>4.1 Certificate application<text:tab/>15</text:p>
          <text:p text:style-name="P41"><text:s/>4.1.1 Who can submit a certificate application<text:tab/>15</text:p>
          <text:p text:style-name="P41"><text:s/>4.1.2 Enrollment process and responsibilities<text:tab/>15</text:p>
          <text:p text:style-name="P42"><text:s/>4.2 Certificate application processing<text:tab/>15</text:p>
          <text:p text:style-name="P41"><text:s/>4.2.1 Performing identification and authentication functions<text:tab/>15</text:p>
          <text:p text:style-name="P41"><text:s/>4.2.2 Approval or rejection of certificate applications<text:tab/>16</text:p>
          <text:p text:style-name="P41"><text:s/>4.2.3 Time to process certificate applications<text:tab/>16</text:p>
          <text:p text:style-name="P42"><text:s/>4.3 Certificate issuance<text:tab/>16</text:p>
          <text:p text:style-name="P41"><text:s/>4.3.1 CA actions during certificate issuance<text:tab/>16</text:p>
          <text:p text:style-name="P41"><text:s/>4.3.2 Notification to subscriber by the CA of issuance of certificate<text:tab/>16</text:p>
          <text:p text:style-name="P42"><text:s/>4.4 Certificate acceptance<text:tab/>16</text:p>
          <text:p text:style-name="P41"><text:s/>4.4.1 Conduct constituting certificate acceptance<text:tab/>16</text:p>
          <text:p text:style-name="P41"><text:s/>4.4.2 Publication of the certificate by the CA<text:tab/>17</text:p>
          <text:p text:style-name="P41"><text:soft-page-break/><text:s/>4.4.3 Notification of certificate issuance by the CA to other entities<text:tab/>17</text:p>
          <text:p text:style-name="P42"><text:s/>4.5 Key pair and certificate usage<text:tab/>17</text:p>
          <text:p text:style-name="P41"><text:s/>4.5.1 Subscriber private key and certificate usage<text:tab/>17</text:p>
          <text:p text:style-name="P41"><text:s/>4.5.2 Relying party public key and certificate usage<text:tab/>17</text:p>
          <text:p text:style-name="P42"><text:s/>4.6 Certificate renewal<text:tab/>17</text:p>
          <text:p text:style-name="P41"><text:s/>4.6.1 Circumstance for certificate renewal<text:tab/>17</text:p>
          <text:p text:style-name="P41"><text:s/>4.6.2 Who may request renewal<text:tab/>17</text:p>
          <text:p text:style-name="P41"><text:s/>4.6.3 Processing certificate renewal requests<text:tab/>17</text:p>
          <text:p text:style-name="P41"><text:s/>4.6.4 Notification of new certificate issuance to subscriber<text:tab/>17</text:p>
          <text:p text:style-name="P41"><text:s/>4.6.5 Conduct constituting acceptance of a renewal certificate<text:tab/>17</text:p>
          <text:p text:style-name="P41"><text:s/>4.6.6 Publication of the renewal certificate by the CA<text:tab/>18</text:p>
          <text:p text:style-name="P41"><text:s/>4.6.7 Notification of certificate issuance by the CA to other entities<text:tab/>18</text:p>
          <text:p text:style-name="P42"><text:s/>4.7 Certificate re-key<text:tab/>18</text:p>
          <text:p text:style-name="P41"><text:s/>4.7.1 Circumstance for certificate re-key<text:tab/>18</text:p>
          <text:p text:style-name="P41"><text:s/>4.7.2 Who may request certification of a new public key<text:tab/>18</text:p>
          <text:p text:style-name="P41"><text:s/>4.7.3 Processing certificate re-keying requests<text:tab/>18</text:p>
          <text:p text:style-name="P41"><text:s/>4.7.4 Notification of new certificate issuance to subscriber<text:tab/>18</text:p>
          <text:p text:style-name="P41"><text:s/>4.7.5 Conduct constituting acceptance of a re-keyed certificate<text:tab/>18</text:p>
          <text:p text:style-name="P41"><text:s/>4.7.6 Publication of the re-keyed certificate by the CA<text:tab/>18</text:p>
          <text:p text:style-name="P41"><text:s/>4.7.7 Notification of certificate issuance by the CA to other entities<text:tab/>18</text:p>
          <text:p text:style-name="P42"><text:s/>4.8 Certificate modification<text:tab/>18</text:p>
          <text:p text:style-name="P41"><text:s/>4.8.1 Circumstance for certificate modification<text:tab/>18</text:p>
          <text:p text:style-name="P41"><text:s/>4.8.2 Who may request certificate modification<text:tab/>19</text:p>
          <text:p text:style-name="P41"><text:s/>4.8.3 Processing certificate modification requests<text:tab/>19</text:p>
          <text:p text:style-name="P41"><text:s/>4.8.4 Notification of new certificate issuance to subscriber<text:tab/>19</text:p>
          <text:p text:style-name="P41"><text:s/>4.8.5 Conduct constituting acceptance of modified certificate<text:tab/>19</text:p>
          <text:p text:style-name="P41"><text:s/>4.8.6 Publication of the modified certificate by the CA<text:tab/>19</text:p>
          <text:p text:style-name="P41"><text:s/>4.8.7 Notification of certificate issuance by the CA to other entities<text:tab/>19</text:p>
          <text:p text:style-name="P42"><text:s/>4.9 Certificate revocation and suspension<text:tab/>19</text:p>
          <text:p text:style-name="P41"><text:s/>4.9.1 Circumstances for revocation<text:tab/>19</text:p>
          <text:p text:style-name="P41"><text:s/>4.9.2 Who can request revocation<text:tab/>19</text:p>
          <text:p text:style-name="P41"><text:s/>4.9.3 Procedure for revocation request<text:tab/>19</text:p>
          <text:p text:style-name="P41"><text:s/>4.9.4 Revocation request grace period<text:tab/>19</text:p>
          <text:p text:style-name="P41"><text:s/>4.9.5 Time within which CA must process the revocation request<text:tab/>20</text:p>
          <text:p text:style-name="P41"><text:s/>4.9.6 Revocation checking requirement for relying parties<text:tab/>20</text:p>
          <text:p text:style-name="P41"><text:s/>4.9.7 CRL issuance frequency<text:tab/>20</text:p>
          <text:p text:style-name="P41"><text:s/>4.9.8 Maximum latency for CRLs<text:tab/>20</text:p>
          <text:p text:style-name="P41"><text:s/>4.9.9 On-line revocation/status checking availability<text:tab/>20</text:p>
          <text:p text:style-name="P41"><text:s/>4.9.10 On-line revocation checking requirements<text:tab/>20</text:p>
          <text:p text:style-name="P41"><text:s/>4.9.11 Other forms of revocation advertisements available<text:tab/>20</text:p>
          <text:p text:style-name="P41"><text:s/>4.9.12 Special requirements re key compromise<text:tab/>20</text:p>
          <text:p text:style-name="P41"><text:s/>4.9.13 Circumstances for suspension<text:tab/>20</text:p>
          <text:p text:style-name="P41"><text:s/>4.9.14 Who can request suspension<text:tab/>20</text:p>
          <text:p text:style-name="P41"><text:s/>4.9.15 Procedure for suspension request<text:tab/>20</text:p>
          <text:p text:style-name="P41"><text:s/>4.9.16 Limits on suspension period<text:tab/>20</text:p>
          <text:p text:style-name="P42"><text:s/>4.10 Certificate status services<text:tab/>20</text:p>
          <text:p text:style-name="P41"><text:s/>4.10.1 Operational characteristics<text:tab/>20</text:p>
          <text:p text:style-name="P41"><text:s/>4.10.2 Service availability<text:tab/>21</text:p>
          <text:p text:style-name="P41"><text:s/>4.10.3 Optional features<text:tab/>21</text:p>
          <text:p text:style-name="P42"><text:s/>4.11 End of subscription<text:tab/>21</text:p>
          <text:p text:style-name="P42"><text:s/>4.12 Key escrow and recovery<text:tab/>21</text:p>
          <text:p text:style-name="P41"><text:s/>4.12.1 Key escrow and recovery policy and practices<text:tab/>21</text:p>
          <text:p text:style-name="P41"><text:s/>4.12.2 Session key encapsulation and recovery policy and practices<text:tab/>21</text:p>
          <text:p text:style-name="P40"><text:s/>5 FACILITY, MANAGEMENT, AND OPERATIONAL CONTROLS <text:tab/>22</text:p>
          <text:p text:style-name="P42"><text:s/>5.1 Physical controls<text:tab/>22</text:p>
          <text:p text:style-name="P41"><text:s/>5.1.1 Site location and construction<text:tab/>22</text:p>
          <text:p text:style-name="P41"><text:s/>5.1.2 Physical access<text:tab/>22</text:p>
          <text:p text:style-name="P41"><text:s/>5.1.3 Power and air conditioning<text:tab/>22</text:p>
          <text:p text:style-name="P41"><text:s/>5.1.4 Water exposures<text:tab/>22</text:p>
          <text:p text:style-name="P41"><text:s/>5.1.5 Fire prevention and protection<text:tab/>22</text:p>
          <text:p text:style-name="P41"><text:s/>5.1.6 Media storage<text:tab/>22</text:p>
          <text:p text:style-name="P41"><text:s/>5.1.7 Waste disposal<text:tab/>22</text:p>
          <text:p text:style-name="P41"><text:soft-page-break/><text:s/>5.1.8 Off-site backup<text:tab/>22</text:p>
          <text:p text:style-name="P42"><text:s/>5.2 Procedural controls<text:tab/>22</text:p>
          <text:p text:style-name="P41"><text:s/>5.2.1 Trusted roles<text:tab/>22</text:p>
          <text:p text:style-name="P41"><text:s/>5.2.2 Number of persons required per task<text:tab/>22</text:p>
          <text:p text:style-name="P41"><text:s/>5.2.3 Identification and authentication for each role<text:tab/>23</text:p>
          <text:p text:style-name="P41"><text:s/>5.2.4 Roles requiring separation of duties<text:tab/>23</text:p>
          <text:p text:style-name="P42"><text:s/>5.3 Personnel controls<text:tab/>23</text:p>
          <text:p text:style-name="P41"><text:s/>5.3.1 Qualifications, experience, and clearance requirements<text:tab/>23</text:p>
          <text:p text:style-name="P41"><text:s/>5.3.2 Background check procedures<text:tab/>23</text:p>
          <text:p text:style-name="P41"><text:s/>5.3.3 Training requirements<text:tab/>23</text:p>
          <text:p text:style-name="P41"><text:s/>5.3.4 Retraining frequency and requirements<text:tab/>23</text:p>
          <text:p text:style-name="P41"><text:s/>5.3.5 Job rotation frequency and sequence<text:tab/>23</text:p>
          <text:p text:style-name="P41"><text:s/>5.3.6 Sanctions for unauthorized actions<text:tab/>23</text:p>
          <text:p text:style-name="P41"><text:s/>5.3.7 Independent contractor requirements<text:tab/>23</text:p>
          <text:p text:style-name="P41"><text:s/>5.3.8 Documentation supplied to personnel<text:tab/>23</text:p>
          <text:p text:style-name="P42"><text:s/>5.4 Audit logging procedures<text:tab/>23</text:p>
          <text:p text:style-name="P41"><text:s/>5.4.1 Types of events recorded<text:tab/>23</text:p>
          <text:p text:style-name="P41"><text:s/>5.4.2 Frequency of processing log<text:tab/>24</text:p>
          <text:p text:style-name="P41"><text:s/>5.4.3 Retention period for audit log<text:tab/>24</text:p>
          <text:p text:style-name="P41"><text:s/>5.4.4 Protection of audit log<text:tab/>24</text:p>
          <text:p text:style-name="P41"><text:s/>5.4.5 Audit log backup procedures<text:tab/>24</text:p>
          <text:p text:style-name="P41"><text:s/>5.4.6 Audit collection system (internal vs. external)<text:tab/>24</text:p>
          <text:p text:style-name="P41"><text:s/>5.4.7 Notification to event-causing subject<text:tab/>24</text:p>
          <text:p text:style-name="P41"><text:s/>5.4.8 Vulnerability assessments<text:tab/>24</text:p>
          <text:p text:style-name="P42"><text:s/>5.5 Records archival<text:tab/>24</text:p>
          <text:p text:style-name="P41"><text:s/>5.5.1 Types of records archived<text:tab/>24</text:p>
          <text:p text:style-name="P41"><text:s/>5.5.2 Retention period for archive<text:tab/>24</text:p>
          <text:p text:style-name="P41"><text:s/>5.5.3 Protection of archive<text:tab/>24</text:p>
          <text:p text:style-name="P41"><text:s/>5.5.4 Archive backup procedures<text:tab/>24</text:p>
          <text:p text:style-name="P41"><text:s/>5.5.5 Requirements for time-stamping of records<text:tab/>24</text:p>
          <text:p text:style-name="P41"><text:s/>5.5.6 Archive collection system (internal or external)<text:tab/>24</text:p>
          <text:p text:style-name="P41"><text:s/>5.5.7 Procedures to obtain and verify archive information<text:tab/>25</text:p>
          <text:p text:style-name="P42"><text:s/>5.6 Key changeover<text:tab/>25</text:p>
          <text:p text:style-name="P42"><text:s/>5.7 Compromise and disaster recovery<text:tab/>25</text:p>
          <text:p text:style-name="P41"><text:s/>5.7.1 Incident and compromise handling procedures<text:tab/>25</text:p>
          <text:p text:style-name="P41"><text:s/>5.7.2 Computing resources, software, and/or data are corrupted<text:tab/>25</text:p>
          <text:p text:style-name="P41"><text:s/>5.7.3 Entity private key compromise procedures<text:tab/>25</text:p>
          <text:p text:style-name="P41"><text:s/>5.7.4 Business continuity capabilities after a disaster<text:tab/>25</text:p>
          <text:p text:style-name="P42"><text:s/>5.8 CA or RA termination<text:tab/>25</text:p>
          <text:p text:style-name="P40"><text:s/>6 TECHNICAL SECURITY CONTROLS<text:tab/>26</text:p>
          <text:p text:style-name="P42"><text:s/>6.1 Key pair generation and installation<text:tab/>26</text:p>
          <text:p text:style-name="P41"><text:s/>6.1.1 Key pair generation<text:tab/>26</text:p>
          <text:p text:style-name="P41"><text:s/>6.1.2 Private key delivery to subscriber<text:tab/>26</text:p>
          <text:p text:style-name="P41"><text:s/>6.1.3 Public key delivery to certificate issuer<text:tab/>26</text:p>
          <text:p text:style-name="P41"><text:s/>6.1.4 CA public key delivery to relying parties<text:tab/>26</text:p>
          <text:p text:style-name="P41"><text:s/>6.1.5 Key sizes<text:tab/>26</text:p>
          <text:p text:style-name="P41"><text:s/>6.1.6 Public key parameters generation and quality checking<text:tab/>26</text:p>
          <text:p text:style-name="P41"><text:s/>6.1.7 Key usage purposes (as per X.509 v3 key usage field)<text:tab/>26</text:p>
          <text:p text:style-name="P42"><text:s/>6.2 Private Key Protection and Cryptographic Module Engineering Controls<text:tab/>26</text:p>
          <text:p text:style-name="P41"><text:s/>6.2.1 Cryptographic module standards and controls<text:tab/>26</text:p>
          <text:p text:style-name="P41"><text:s/>6.2.2 Private key (n out of m) multi-person control<text:tab/>26</text:p>
          <text:p text:style-name="P41"><text:s/>6.2.3 Private key escrow<text:tab/>26</text:p>
          <text:p text:style-name="P41"><text:s/>6.2.4 Private key backup<text:tab/>26</text:p>
          <text:p text:style-name="P41"><text:s/>6.2.5 Private key archival<text:tab/>26</text:p>
          <text:p text:style-name="P41"><text:s/>6.2.6 Private key transfer into or from a cryptographic module<text:tab/>27</text:p>
          <text:p text:style-name="P41"><text:s/>6.2.7 Private key storage on cryptographic module<text:tab/>27</text:p>
          <text:p text:style-name="P41"><text:s/>6.2.8 Method of activating private key<text:tab/>27</text:p>
          <text:p text:style-name="P41"><text:s/>6.2.9 Method of deactivating private key<text:tab/>27</text:p>
          <text:p text:style-name="P41"><text:s/>6.2.10 Method of destroying private key<text:tab/>27</text:p>
          <text:p text:style-name="P41"><text:s/>6.2.11 Cryptographic Module Rating<text:tab/>27</text:p>
          <text:p text:style-name="P42"><text:s/>6.3 Other aspects of key pair management<text:tab/>27</text:p>
          <text:p text:style-name="P41"><text:s/>6.3.1 Public key archival<text:tab/>27</text:p>
          <text:p text:style-name="P41"><text:soft-page-break/><text:s/>6.3.2 Certificate operational periods and key pair usage periods<text:tab/>27</text:p>
          <text:p text:style-name="P42"><text:s/>6.4 Activation data<text:tab/>27</text:p>
          <text:p text:style-name="P41"><text:s/>6.4.1 Activation data generation and installation<text:tab/>27</text:p>
          <text:p text:style-name="P41"><text:s/>6.4.2 Activation data protection<text:tab/>27</text:p>
          <text:p text:style-name="P41"><text:s/>6.4.3 Other aspects of activation data<text:tab/>28</text:p>
          <text:p text:style-name="P42"><text:s/>6.5 Computer security controls<text:tab/>28</text:p>
          <text:p text:style-name="P41"><text:s/>6.5.1 Specific computer security technical requirements<text:tab/>28</text:p>
          <text:p text:style-name="P41"><text:s/>6.5.2 Computer security rating<text:tab/>28</text:p>
          <text:p text:style-name="P42"><text:s/>6.6 Life cycle technical controls<text:tab/>28</text:p>
          <text:p text:style-name="P41"><text:s/>6.6.1 System development controls<text:tab/>28</text:p>
          <text:p text:style-name="P41"><text:s/>6.6.2 Security management controls<text:tab/>28</text:p>
          <text:p text:style-name="P41"><text:s/>6.6.3 Life cycle security controls<text:tab/>28</text:p>
          <text:p text:style-name="P42"><text:s/>6.7 Network security controls<text:tab/>28</text:p>
          <text:p text:style-name="P42"><text:s/>6.8 Time-stamping<text:tab/>28</text:p>
          <text:p text:style-name="P40"><text:s/>7 CERTIFICATE, CRL, AND OCSP PROFILES<text:tab/>29</text:p>
          <text:p text:style-name="P42"><text:s/>7.1 Certificate profile<text:tab/>29</text:p>
          <text:p text:style-name="P41"><text:s/>7.1.1 Version number(s)<text:tab/>29</text:p>
          <text:p text:style-name="P41"><text:s/>7.1.2 Certificate extensions<text:tab/>29</text:p>
          <text:p text:style-name="P41"><text:s/>7.1.3 Algorithm object identifiers<text:tab/>29</text:p>
          <text:p text:style-name="P41"><text:s/>7.1.4 Name forms<text:tab/>29</text:p>
          <text:p text:style-name="P41"><text:s/>7.1.5 Name constraints<text:tab/>29</text:p>
          <text:p text:style-name="P41"><text:s/>7.1.6 Certificate policy object identifier<text:tab/>30</text:p>
          <text:p text:style-name="P41"><text:s/>7.1.7 Usage of Policy Constraints extension<text:tab/>30</text:p>
          <text:p text:style-name="P41"><text:s/>7.1.8 Policy qualifiers syntax and semantics<text:tab/>30</text:p>
          <text:p text:style-name="P41"><text:s/>7.1.9 Processing semantics for the critical Certificate Policies extension<text:tab/>30</text:p>
          <text:p text:style-name="P42"><text:s/>7.2 CRL profile<text:tab/>30</text:p>
          <text:p text:style-name="P41"><text:s/>7.2.1 Version number(s)<text:tab/>30</text:p>
          <text:p text:style-name="P41"><text:s/>7.2.2 CRL and CRL entry extensions<text:tab/>30</text:p>
          <text:p text:style-name="P42"><text:s/>7.3 OCSP profile<text:tab/>30</text:p>
          <text:p text:style-name="P41"><text:s/>7.3.1 Version number(s)<text:tab/>30</text:p>
          <text:p text:style-name="P41"><text:s/>7.3.2 OCSP extensions<text:tab/>30</text:p>
          <text:p text:style-name="P40"><text:s/>8 COMPLIANCE AUDIT AND OTHER ASSESSMENTS<text:tab/>31</text:p>
          <text:p text:style-name="P42"><text:s/>8.1 Frequency or circumstances of assessment<text:tab/>31</text:p>
          <text:p text:style-name="P42"><text:s/>8.2 Identity/qualifications of assessor<text:tab/>31</text:p>
          <text:p text:style-name="P42"><text:s/>8.3 Assessor's relationship to assessed entity<text:tab/>31</text:p>
          <text:p text:style-name="P42"><text:s/>8.4 Topics covered by assessment<text:tab/>31</text:p>
          <text:p text:style-name="P42"><text:s/>8.5 Actions taken as a result of deficiency<text:tab/>31</text:p>
          <text:p text:style-name="P42"><text:s/>8.6 Communication of results<text:tab/>31</text:p>
          <text:p text:style-name="P40"><text:s/>9 OTHER BUSINESS AND LEGAL MATTERS<text:tab/>32</text:p>
          <text:p text:style-name="P42"><text:s/>9.1 Fees<text:tab/>32</text:p>
          <text:p text:style-name="P41"><text:s/>9.1.1 Certificate issuance or renewal fees<text:tab/>32</text:p>
          <text:p text:style-name="P41"><text:s/>9.1.2 Certificate access fees<text:tab/>32</text:p>
          <text:p text:style-name="P41"><text:s/>9.1.3 Revocation or status information access fees<text:tab/>32</text:p>
          <text:p text:style-name="P41"><text:s/>9.1.4 Fees for other services<text:tab/>32</text:p>
          <text:p text:style-name="P41"><text:s/>9.1.5 Refund policy<text:tab/>32</text:p>
          <text:p text:style-name="P42"><text:s/>9.2 Financial responsibility<text:tab/>32</text:p>
          <text:p text:style-name="P41"><text:s/>9.2.1 Insurance coverage<text:tab/>32</text:p>
          <text:p text:style-name="P41"><text:s/>9.2.2 Other assets<text:tab/>32</text:p>
          <text:p text:style-name="P41"><text:s/>9.2.3 Insurance or warranty coverage for end-entities<text:tab/>32</text:p>
          <text:p text:style-name="P42"><text:s/>9.3 Confidentiality of business information<text:tab/>32</text:p>
          <text:p text:style-name="P41"><text:s/>9.3.1 Scope of confidential information<text:tab/>32</text:p>
          <text:p text:style-name="P41"><text:s/>9.3.2 Information not within the scope of confidential information<text:tab/>32</text:p>
          <text:p text:style-name="P41"><text:s/>9.3.3 Responsibility to protect confidential information<text:tab/>32</text:p>
          <text:p text:style-name="P42"><text:s/>9.4 Privacy of personal information<text:tab/>32</text:p>
          <text:p text:style-name="P41"><text:s/>9.4.1 Privacy plan<text:tab/>33</text:p>
          <text:p text:style-name="P41"><text:s/>9.4.2 Information treated as private<text:tab/>33</text:p>
          <text:p text:style-name="P41"><text:s/>9.4.3 Information not deemed private<text:tab/>33</text:p>
          <text:p text:style-name="P41"><text:s/>9.4.4 Responsibility to protect private information<text:tab/>33</text:p>
          <text:p text:style-name="P41"><text:s/>9.4.5 Notice and consent to use private information<text:tab/>33</text:p>
          <text:p text:style-name="P41"><text:s/>9.4.6 Disclosure pursuant to judicial or administrative process<text:tab/>33</text:p>
          <text:p text:style-name="P41"><text:s/>9.4.7 Other information disclosure circumstances<text:tab/>33</text:p>
          <text:p text:style-name="P42"><text:s/>9.5 Intellectual property rights<text:tab/>33</text:p>
          <text:p text:style-name="P42"><text:s/>9.6 Representations and warranties<text:tab/>33</text:p>
          <text:p text:style-name="P41"><text:soft-page-break/><text:s/>9.6.1 CA representations and warranties<text:tab/>33</text:p>
          <text:p text:style-name="P41"><text:s/>9.6.2 RA representations and warranties<text:tab/>33</text:p>
          <text:p text:style-name="P41"><text:s/>9.6.3 Subscriber representations and warranties<text:tab/>33</text:p>
          <text:p text:style-name="P41"><text:s/>9.6.4 Relying party representations and warranties<text:tab/>34</text:p>
          <text:p text:style-name="P41"><text:s/>9.6.5 Representations and warranties of other participants<text:tab/>34</text:p>
          <text:p text:style-name="P42"><text:s/>9.7 Disclaimers of warranties<text:tab/>34</text:p>
          <text:p text:style-name="P42"><text:s/>9.8 Limitations of liability<text:tab/>34</text:p>
          <text:p text:style-name="P42"><text:s/>9.9 Indemnities<text:tab/>34</text:p>
          <text:p text:style-name="P42"><text:s/>9.10 Term and termination<text:tab/>34</text:p>
          <text:p text:style-name="P41"><text:s/>9.10.1 Term<text:tab/>34</text:p>
          <text:p text:style-name="P41"><text:s/>9.10.2 Termination<text:tab/>34</text:p>
          <text:p text:style-name="P41"><text:s/>9.10.3 Effect of termination and survival<text:tab/>34</text:p>
          <text:p text:style-name="P42"><text:s/>9.11 Individual notices and communications with participants<text:tab/>34</text:p>
          <text:p text:style-name="P42"><text:s/>9.12 Amendments<text:tab/>34</text:p>
          <text:p text:style-name="P41"><text:s/>9.12.1 Procedure for amendment<text:tab/>34</text:p>
          <text:p text:style-name="P41"><text:s/>9.12.2 Notification mechanism and period<text:tab/>34</text:p>
          <text:p text:style-name="P41"><text:s/>9.12.3 Circumstances under which OID must be changed<text:tab/>35</text:p>
          <text:p text:style-name="P42"><text:s/>9.13 Dispute resolution provisions<text:tab/>35</text:p>
          <text:p text:style-name="P42"><text:s/>9.14 Governing law<text:tab/>35</text:p>
          <text:p text:style-name="P42"><text:s/>9.15 Compliance with applicable law<text:tab/>35</text:p>
          <text:p text:style-name="P42"><text:s/>9.16 Miscellaneous provisions<text:tab/>35</text:p>
          <text:p text:style-name="P41"><text:s/>9.16.1 Entire agreement<text:tab/>35</text:p>
          <text:p text:style-name="P41"><text:s/>9.16.2 Assignment<text:tab/>35</text:p>
          <text:p text:style-name="P41"><text:s/>9.16.3 Severability<text:tab/>35</text:p>
          <text:p text:style-name="P41"><text:s/>9.16.4 Enforcement (attorneys' fees and waiver of rights)<text:tab/>35</text:p>
          <text:p text:style-name="P41"><text:s/>9.16.5 Force Majeure<text:tab/>35</text:p>
          <text:p text:style-name="P42"><text:s/>9.17 Other provisions<text:tab/>35</text:p>
        </text:index-body>
      </text:table-of-content>
      <text:p text:style-name="P26"/>
      <text:p text:style-name="P26"/>
      <text:list xml:id="list5599817611" text:style-name="Numbering_20_1">
        <text:list-item>
          <text:p text:style-name="P43">INTRODUCTION</text:p>
          <text:list>
            <text:list-item>
              <text:p text:style-name="P47">Overview</text:p>
            </text:list-item>
          </text:list>
        </text:list-item>
      </text:list>
      <text:p text:style-name="P8">This document describes the Certification Policy and the Certificate Practice statement of the SEE-GRID Certification Authority.</text:p>
      <text:p text:style-name="P8">SEE-GRID CA is a Certification Authority managed and operated by the GRNET S.A., coordinator of the Greek National Grid Initiative, in cooperation with the Scientific Computing Center at the Aristotle University of Thessaloniki. <text:span text:style-name="T1">In the period between</text:span> July 2004 <text:span text:style-name="T1">and</text:span> April 2010, SEE-GRID CA ha<text:span text:style-name="T1">d</text:span> been operating in the context of the SEE-GRID Regional Grid Infrastructure project series (SEE-GRID-<text:span text:style-name="T3">I</text:span> 2004-2006, SEE-GRID-II 2006-2008, SEE-GRID-SCI 2008-2010) with the mandate to provide catch all PKI serv<text:span text:style-name="T1">i</text:span>ces to the wider region of South Eastern Europe in order to facilitate the needs of distributed computing and pave the way for the countries in the region to establish their own national Public Key Infrastructure and guide them through the IGTF accreditation process.</text:p>
      <text:p text:style-name="P8">Since May 2010, SEE-GRID CA provide<text:span text:style-name="T1">s</text:span> Catch-All PKI services for the European Grid Initiative (EGI.eu) in the context of EGI-InSPiRe Project.</text:p>
      <text:list xml:id="list185729404" text:continue-numbering="true" text:style-name="Numbering_20_1">
        <text:list-item>
          <text:list>
            <text:list-item>
              <text:p text:style-name="P47"><text:bookmark-start text:name="__RefNumPara__38663720"/>Document name and identification<text:bookmark-end text:name="__RefNumPara__38663720"/></text:p>
            </text:list-item>
          </text:list>
        </text:list-item>
      </text:list>
      <text:p text:style-name="P31">Title: <text:span text:style-name="T5">SEE-GRID CA Certification Policy and Certificate Practice Statement</text:span></text:p>
      <text:p text:style-name="P31">Version: <text:span text:style-name="T34">2.2</text:span></text:p>
      <text:p text:style-name="P31">Document Date: <text:span text:style-name="T32">December 10</text:span><text:span text:style-name="T5">, 2012</text:span></text:p>
      <text:p text:style-name="P31">O.I.D.: <text:span text:style-name="T5">1.3.6.1.4.1.16515.20.2.1.</text:span><text:span text:style-name="T9">2.2</text:span></text:p>
      <text:list xml:id="list1526647549" text:continue-numbering="true" text:style-name="Numbering_20_1">
        <text:list-item>
          <text:list>
            <text:list-item>
              <text:p text:style-name="P47">PKI participants</text:p>
              <text:list>
                <text:list-item>
                  <text:p text:style-name="P48">Certification Authorities</text:p>
                </text:list-item>
              </text:list>
            </text:list-item>
          </text:list>
        </text:list-item>
      </text:list>
      <text:p text:style-name="P8">SEE-GRID CA, issues certificates directly to End Entities and does not issue certificates to subordinate Certification Authorities. See section <text:bookmark-ref text:reference-format="number" text:ref-name="__RefNumPara__38585720">1.3.3</text:bookmark-ref> for further information regarding the scope of the SEE-GRID CA.</text:p>
      <text:list xml:id="list497035299" text:continue-numbering="true" text:style-name="Numbering_20_1">
        <text:list-item>
          <text:list>
            <text:list-item>
              <text:list>
                <text:list-item>
                  <text:p text:style-name="P48"><text:bookmark-start text:name="__RefNumPara__10295_1513818999"/>Registration Authorities<text:bookmark-end text:name="__RefNumPara__10295_1513818999"/></text:p>
                </text:list-item>
              </text:list>
            </text:list-item>
          </text:list>
        </text:list-item>
      </text:list>
      <text:p text:style-name="P8">The procedures of identification and authentication of the certificate applicants are performed by trusted individuals (Registration Authorities), appointed by the SEE-GRID CA. At any time the current list of valid Registration Authorities will be available at the SEE-GRID CA web site. </text:p>
      <text:list xml:id="list227177075" text:continue-numbering="true" text:style-name="Numbering_20_1">
        <text:list-item>
          <text:list>
            <text:list-item>
              <text:list>
                <text:list-item>
                  <text:p text:style-name="P48"><text:bookmark-start text:name="__RefNumPara__38585720"/>Subscribers<text:bookmark-end text:name="__RefNumPara__38585720"/></text:p>
                </text:list-item>
              </text:list>
            </text:list-item>
          </text:list>
        </text:list-item>
      </text:list>
      <text:p text:style-name="P8"><text:span text:style-name="T3">SEE-GRID</text:span> CA issues certificates to people collaborating with EGI.eu or GRNET in activities, which require access to the Grid or other Computing Infrastructures, and who are not able to get certificates from any of the other existing IGTF accredited CAs. SEE-GRID CA issues personal, host, service, and robot certificates. </text:p>
      <text:list xml:id="list205468771" text:continue-numbering="true" text:style-name="Numbering_20_1">
        <text:list-item>
          <text:list>
            <text:list-item>
              <text:list>
                <text:list-item>
                  <text:p text:style-name="P49">Relying parties</text:p>
                </text:list-item>
              </text:list>
            </text:list-item>
          </text:list>
        </text:list-item>
      </text:list>
      <text:p text:style-name="P14">Users or providers of Computing Infrastructure services that are using the certificates issued by the SEE-GRID CA for signature verification and/or encryption, are considered relying parties.</text:p>
      <text:list xml:id="list426223433" text:continue-numbering="true" text:style-name="Numbering_20_1">
        <text:list-item>
          <text:list>
            <text:list-item>
              <text:list>
                <text:list-item>
                  <text:p text:style-name="P48">Other participants</text:p>
                </text:list-item>
              </text:list>
            </text:list-item>
          </text:list>
        </text:list-item>
      </text:list>
      <text:p text:style-name="P9">No stipulation.</text:p>
      <text:list xml:id="list1945569298" text:continue-numbering="true" text:style-name="Numbering_20_1">
        <text:list-item>
          <text:list>
            <text:list-item>
              <text:p text:style-name="P47"><text:soft-page-break/>Certificate usage</text:p>
            </text:list-item>
          </text:list>
        </text:list-item>
      </text:list>
      <text:p text:style-name="P29">The ownership of a <text:span text:style-name="T3">SEE-GRID</text:span> certificate does not imply access to any kind of resources.</text:p>
      <text:list xml:id="list1863475876" text:continue-numbering="true" text:style-name="Numbering_20_1">
        <text:list-item>
          <text:list>
            <text:list-item>
              <text:list>
                <text:list-item>
                  <text:p text:style-name="P48">Appropriate certificate uses</text:p>
                </text:list-item>
              </text:list>
            </text:list-item>
          </text:list>
        </text:list-item>
      </text:list>
      <text:p text:style-name="P8">Certificates issued by the <text:span text:style-name="T3">SEE-GRID</text:span> CA are only valid in the context of research and educational activities.</text:p>
      <text:list xml:id="list803833696" text:continue-numbering="true" text:style-name="Numbering_20_1">
        <text:list-item>
          <text:list>
            <text:list-item>
              <text:list>
                <text:list-item>
                  <text:p text:style-name="P48">Prohibited certificate uses</text:p>
                </text:list-item>
              </text:list>
            </text:list-item>
          </text:list>
        </text:list-item>
      </text:list>
      <text:p text:style-name="P8">Any other kind of usage such as financial transactions is strictly forbidden.</text:p>
      <text:list xml:id="list479599007" text:continue-numbering="true" text:style-name="Numbering_20_1">
        <text:list-item>
          <text:list>
            <text:list-item>
              <text:p text:style-name="P47">Policy administration</text:p>
              <text:list>
                <text:list-item>
                  <text:p text:style-name="P48">Organization administering the document</text:p>
                </text:list-item>
              </text:list>
            </text:list-item>
          </text:list>
        </text:list-item>
      </text:list>
      <text:p text:style-name="P10">The <text:span text:style-name="T3">SEE-GRID</text:span> CP/CPS was authored and is administered by GRNET S.A. in cooperation with the Scientific Computing Center at the Aristotle University of Thessaloniki.</text:p>
      <text:p text:style-name="P8">The <text:span text:style-name="T3">SEE-GRID</text:span> CA address for operational issues is:<text:line-break/><text:line-break/><text:tab/><text:tab/><text:span text:style-name="T3">SEE-GRID</text:span><text:span text:style-name="T4"> Certification Authority<text:line-break/><text:tab/><text:tab/>GRNET S.A.<text:line-break/><text:tab/><text:tab/>56, Mesogion Av.<text:line-break/><text:tab/><text:tab/>11527</text:span> Athens<text:span text:style-name="T4"><text:line-break/><text:tab/><text:tab/>Greece</text:span></text:p>
      <text:p text:style-name="Text_20_body"><text:span text:style-name="T15"><text:line-break/><text:tab/><text:tab/>Phone:<text:tab/>(+30)2107474274<text:line-break/><text:tab/><text:tab/>Fax:<text:tab/>(+30)2107474490 <text:line-break/><text:tab/><text:tab/>Email</text:span><text:span text:style-name="Internet_20_link"><text:span text:style-name="T16">:<text:tab/>seegrid-ca@hellasgrid.gr</text:span></text:span></text:p>
      <text:list xml:id="list1380677070" text:continue-numbering="true" text:style-name="Numbering_20_1">
        <text:list-item>
          <text:list>
            <text:list-item>
              <text:list>
                <text:list-item>
                  <text:p text:style-name="P48">Contact Person</text:p>
                </text:list-item>
              </text:list>
            </text:list-item>
          </text:list>
        </text:list-item>
      </text:list>
      <text:p text:style-name="P8">The contact person for questions a<text:span text:style-name="T1">bout</text:span> this document or any other <text:span text:style-name="T3">SEE-GRID</text:span> CA related iss<text:span text:style-name="T1">ues</text:span> is:</text:p>
      <text:p text:style-name="P11"><text:span text:style-name="T4"><text:tab/><text:tab/>Christos Kanellopoulos</text:span><text:span text:style-name="T4"><text:line-break/> <text:tab/><text:tab/></text:span><text:span text:style-name="T23">GRNET S.A.</text:span><text:span text:style-name="T4"><text:line-break/><text:tab/><text:tab/>56, Mesogion Av.<text:line-break/><text:tab/><text:tab/>11527 Athens<text:line-break/><text:tab/><text:tab/>Greece</text:span><text:span text:style-name="T4"><text:line-break/><text:line-break/> <text:tab/><text:tab/>Phone:<text:tab/>(+30)21074742</text:span><text:span text:style-name="T23">7</text:span><text:span text:style-name="T4">4<text:line-break/><text:tab/><text:tab/></text:span><text:span text:style-name="T4">Fax:<text:tab/>(+30)2107474490<text:line-break/><text:tab/><text:tab/>Email:<text:tab/>skanct@gr</text:span><text:span text:style-name="T23">net.gr</text:span></text:p>
      <text:p text:style-name="P23"/>
      <text:p text:style-name="P8"><text:span text:style-name="T4"><text:tab/><text:tab/>Kostas Koumantaros</text:span><text:span text:style-name="T4"><text:line-break/> <text:tab/><text:tab/>GRNET S.A.</text:span><text:span text:style-name="T4"><text:line-break/><text:tab/><text:tab/>56, Mesogion Av.<text:line-break/><text:tab/><text:tab/>11527 Athens<text:line-break/><text:tab/><text:tab/>Greece</text:span><text:span text:style-name="T4"><text:line-break/><text:line-break/> <text:tab/><text:tab/>Phone:<text:tab/>(+30)2107474274<text:line-break/><text:tab/><text:tab/></text:span><text:span text:style-name="T4">Fax:<text:tab/>(+30)2107474490<text:line-break/><text:tab/><text:tab/>Email:<text:tab/>kkoum@grnet.gr<text:line-break/></text:span></text:p>
      <text:list xml:id="list1745003267" text:continue-numbering="true" text:style-name="Numbering_20_1">
        <text:list-item>
          <text:list>
            <text:list-item>
              <text:list>
                <text:list-item>
                  <text:p text:style-name="P48"><text:soft-page-break/>Person determining CPS suitability for the policy</text:p>
                </text:list-item>
              </text:list>
            </text:list-item>
          </text:list>
        </text:list-item>
      </text:list>
      <text:p text:style-name="P8">The persons who determine the CPS suitability for the policy are:</text:p>
      <text:p text:style-name="P11"><text:span text:style-name="T4"><text:tab/> <text:s text:c="13"/></text:span><text:span text:style-name="T28">(1) </text:span><text:span text:style-name="T4">Christos Kanellopoulos<text:line-break/> <text:tab/><text:tab/></text:span><text:span text:style-name="T23">GRNET S.A.</text:span><text:span text:style-name="T4"><text:line-break/><text:tab/><text:tab/>56, Mesogion Av.<text:line-break/><text:tab/><text:tab/>11527 Athens<text:line-break/><text:tab/><text:tab/>Greece<text:line-break/><text:line-break/> <text:tab/><text:tab/>Phone:<text:tab/>(+30)21074742</text:span><text:span text:style-name="T23">7</text:span><text:span text:style-name="T4">4<text:line-break/><text:tab/><text:tab/>Fax:<text:tab/>(+30)2107474490<text:line-break/><text:tab/><text:tab/>Email:<text:tab/>skanct@gr</text:span><text:span text:style-name="T23">net.gr</text:span></text:p>
      <text:p text:style-name="P14"/>
      <text:p text:style-name="Text_20_body"><text:span text:style-name="T15"><text:tab/> <text:s text:c="13"/></text:span><text:span text:style-name="T17">(2) </text:span><text:span text:style-name="T15">Kostas Koumantaros<text:line-break/> <text:tab/><text:tab/>GRNET S.A.<text:line-break/><text:tab/><text:tab/>56, Mesogion Av.<text:line-break/><text:tab/><text:tab/>11527 Athens<text:line-break/><text:tab/><text:tab/>Greece<text:line-break/><text:line-break/> <text:tab/><text:tab/>Phone:<text:tab/>(+30)2107474274<text:line-break/><text:tab/><text:tab/>Fax:<text:tab/>(+30)2107474490<text:line-break/><text:tab/><text:tab/>Email:<text:tab/>kkoum@grnet.gr</text:span></text:p>
      <text:p text:style-name="P14"/>
      <text:p text:style-name="P13"><text:span text:style-name="T4"><text:tab/> <text:s text:c="13"/></text:span><text:span text:style-name="T28">(3) </text:span><text:span text:style-name="T10">Paschalis Korosoglou</text:span><text:span text:style-name="T11"><text:line-break/> <text:tab/><text:tab/>Scientific Computing</text:span><text:span text:style-name="T4"> Center<text:line-break/><text:tab/><text:tab/>Building 22b<text:line-break/><text:tab/><text:tab/>Aristotle University of Thessaloniki<text:line-break/><text:tab/><text:tab/>University Campus<text:line-break/><text:tab/><text:tab/>54124 Thessaloniki<text:line-break/><text:tab/><text:tab/>Greece</text:span><text:span text:style-name="T11"><text:line-break/><text:line-break/> <text:tab/><text:tab/>Phone:<text:tab/>(+30)2310994395<text:line-break/><text:tab/><text:tab/></text:span><text:span text:style-name="T12">Fax:<text:tab/>(+30)2310999428<text:line-break/><text:tab/><text:tab/>Email:<text:tab/></text:span><text:span text:style-name="T13">pkoro</text:span><text:span text:style-name="T12">@grid.auth.gr</text:span></text:p>
      <text:list xml:id="list352035002" text:continue-numbering="true" text:style-name="Numbering_20_1">
        <text:list-item>
          <text:list>
            <text:list-item>
              <text:list>
                <text:list-item>
                  <text:p text:style-name="P48">CPS approval procedures</text:p>
                </text:list-item>
              </text:list>
            </text:list-item>
          </text:list>
        </text:list-item>
      </text:list>
      <text:p text:style-name="P15">New versions of the Certification Practice Statement are reviewed internally in order to verify their compliance with the IGTF minimum requirements for “classic X.509 CAs with secure infrastructures”. <text:s/>After a successful internal review the CPS is submitted to the EUGridPMA in order to go through the EUGridPMA accreditation procedure.</text:p>
      <text:list xml:id="list601124741" text:continue-numbering="true" text:style-name="Numbering_20_1">
        <text:list-item>
          <text:list>
            <text:list-item>
              <text:p text:style-name="P47">DEFINITIONS AND ACRONYMS</text:p>
            </text:list-item>
          </text:list>
        </text:list-item>
      </text:list>
      <text:p text:style-name="P8"/>
      <table:table table:name="Table2" table:style-name="Table2">
        <table:table-column table:style-name="Table2.A"/>
        <table:table-column table:style-name="Table2.B"/>
        <table:table-row>
          <table:table-cell table:style-name="Table2.A1" office:value-type="string">
            <text:p text:style-name="P38">Authentication</text:p>
          </table:table-cell>
          <table:table-cell table:style-name="Table2.B1" office:value-type="string">
            <text:p text:style-name="P39">The process o<text:span text:style-name="T42">f</text:span> establishing that individuals or organiza<text:span text:style-name="T42">t</text:span>ions are who they claim to be. This process corresponds to the second process involved in identification.</text:p>
          </table:table-cell>
        </table:table-row>
        <text:soft-page-break/>
        <table:table-row>
          <table:table-cell table:style-name="Table2.A2" office:value-type="string">
            <text:p text:style-name="P38">Certificate Policy (CP)</text:p>
          </table:table-cell>
          <table:table-cell table:style-name="Table2.B2" office:value-type="string">
            <text:p text:style-name="P39">A named set of rules that indicates the applicability of a certificate to a particular community and/or class of application with common security requirements. For example, a particular certificate policy might indicate applicability of a type of certificate to the authentication of electronic data interchange transactions.</text:p>
          </table:table-cell>
        </table:table-row>
        <table:table-row>
          <table:table-cell table:style-name="Table2.A2" office:value-type="string">
            <text:p text:style-name="P38">Certificate Revocation List (CRL)</text:p>
          </table:table-cell>
          <table:table-cell table:style-name="Table2.B2" office:value-type="string">
            <text:p text:style-name="P39">A time stamped list identifying revoked certificates which is signed by a CA and made freely available in a public repository.</text:p>
          </table:table-cell>
        </table:table-row>
        <table:table-row>
          <table:table-cell table:style-name="Table2.A2" office:value-type="string">
            <text:p text:style-name="P38">Certification Authority (CA)</text:p>
          </table:table-cell>
          <table:table-cell table:style-name="Table2.B2" office:value-type="string">
            <text:p text:style-name="P39">An authority trusted by one or more subscribers to create and assign public key certificates and to be responsible for them during their whole lifetime.</text:p>
          </table:table-cell>
        </table:table-row>
        <table:table-row>
          <table:table-cell table:style-name="Table2.A2" office:value-type="string">
            <text:p text:style-name="P38">Certification Practice Statement (CPS)</text:p>
          </table:table-cell>
          <table:table-cell table:style-name="Table2.B2" office:value-type="string">
            <text:p text:style-name="P39">A statement of the practices, which a certification authority employs in issuing certificates.</text:p>
          </table:table-cell>
        </table:table-row>
        <table:table-row>
          <table:table-cell table:style-name="Table2.A2" office:value-type="string">
            <text:p text:style-name="P38">End Entity (EE)</text:p>
          </table:table-cell>
          <table:table-cell table:style-name="Table2.B2" office:value-type="string">
            <text:p text:style-name="P39">Subscribers (users, hosts and services) of the SEE-GRID CA</text:p>
          </table:table-cell>
        </table:table-row>
        <table:table-row>
          <table:table-cell table:style-name="Table2.A2" office:value-type="string">
            <text:p text:style-name="P38">Identification</text:p>
          </table:table-cell>
          <table:table-cell table:style-name="Table2.B2" office:value-type="string">
            <text:p text:style-name="P39">The process of establishing the identity of an individual or organization. It involves two subprocesses in the context of PKI. (1) Establishing that a given name corresponds to a real-world identity and (2) establishing tha an individual or organization under that name is in fact the named individual or organization.</text:p>
          </table:table-cell>
        </table:table-row>
        <table:table-row>
          <table:table-cell table:style-name="Table2.A2" office:value-type="string">
            <text:p text:style-name="P38">IGTF</text:p>
          </table:table-cell>
          <table:table-cell table:style-name="Table2.B2" office:value-type="string">
            <text:p text:style-name="P39">International Grid Trust Federation</text:p>
          </table:table-cell>
        </table:table-row>
        <table:table-row>
          <table:table-cell table:style-name="Table2.A2" office:value-type="string">
            <text:p text:style-name="P38">Registration Authority (RA)</text:p>
          </table:table-cell>
          <table:table-cell table:style-name="Table2.B2" office:value-type="string">
            <text:p text:style-name="P39">An individual or group of people appointed by an organization that is responsible for Identification and Authentication of certificate subscribers, but that does not sign or issue certificates (i.e., an RA is delegated certain tasks on behalf of a CA).</text:p>
          </table:table-cell>
        </table:table-row>
        <table:table-row>
          <table:table-cell table:style-name="Table2.A2" office:value-type="string">
            <text:p text:style-name="P38">Relying Party</text:p>
          </table:table-cell>
          <table:table-cell table:style-name="Table2.B2" office:value-type="string">
            <text:p text:style-name="P39">A recipient of a certificate who acts in reliance on that certificate and/or digital signatures verified using that certificate.</text:p>
          </table:table-cell>
        </table:table-row>
        <table:table-row>
          <table:table-cell table:style-name="Table2.A2" office:value-type="string">
            <text:p text:style-name="P38">Robots</text:p>
          </table:table-cell>
          <table:table-cell table:style-name="Table2.B2" office:value-type="string">
            <text:p text:style-name="P4">Robots, also known as automated clients, are entities that perform automated tasks without human intervention. Production ICT environments typically support repetitive, ongoing processes <text:span text:style-name="T1">– </text:span>either internal system processes or processes relating to the applications being run (e.g. by a site or by a portal system). These procedures and repetitive processes are typically automated, and generally run using an identity with the necessary privileges to perform their tasks</text:p>
          </table:table-cell>
        </table:table-row>
      </table:table>
      <text:p text:style-name="P16"/>
      <text:list xml:id="list1606740111" text:continue-numbering="true" text:style-name="Numbering_20_1">
        <text:list-item>
          <text:p text:style-name="P44">PUBLICATION AND REPOSITORY RESPONSIBILITIES</text:p>
          <text:list>
            <text:list-item>
              <text:p text:style-name="P47">Repositories</text:p>
            </text:list-item>
          </text:list>
        </text:list-item>
      </text:list>
      <text:p text:style-name="P8">All the on-line and off-line repositories of the <text:span text:style-name="T1">SEE-GRID</text:span> CA are operated by GRNET S.A. in cooperation with the Scientific Computing Center at the Aristotle University of Thessaloniki.</text:p>
      <text:p text:style-name="P8">The <text:span text:style-name="T3">SEE-GRID</text:span> CA contact details for issues regarding the repositories is:<text:line-break/><text:line-break/><text:tab/><text:tab/><text:span text:style-name="T3">SEE-GRID</text:span><text:span text:style-name="T4"> Certification Authority<text:line-break/><text:tab/><text:tab/>GRNET S.A.<text:line-break/><text:tab/><text:tab/>56, Mesogion Av.<text:line-break/><text:tab/><text:tab/>11527</text:span> Athens<text:span text:style-name="T4"><text:line-break/><text:tab/><text:tab/>Greece</text:span></text:p>
      <text:p text:style-name="Text_20_body"><text:span text:style-name="T15"><text:line-break/><text:tab/><text:tab/>Phone:<text:tab/>(+30)2107474274<text:line-break/><text:tab/><text:tab/>Fax:<text:tab/>(+30)2107474490 <text:line-break/><text:tab/><text:tab/>Email</text:span><text:span text:style-name="Internet_20_link"><text:span text:style-name="T16">:<text:tab/>seegrid-ca@hellasgrid.gr</text:span></text:span></text:p>
      <text:list xml:id="list140478164" text:continue-numbering="true" text:style-name="Numbering_20_1">
        <text:list-item>
          <text:list>
            <text:list-item>
              <text:p text:style-name="P47"><text:bookmark-start text:name="__RefNumPara__38652720"/>Publication of certification information<text:bookmark-end text:name="__RefNumPara__38652720"/></text:p>
            </text:list-item>
          </text:list>
        </text:list-item>
      </text:list>
      <text:p text:style-name="P8">The <text:span text:style-name="T3">SEE-GRID</text:span> CA maintains a secure on-line repository that is available to all Relying Parties through a web interface <text:span text:style-name="T1">accessible</text:span> at http://see-grid-ca.hellasgrid.gr and which contains:</text:p>
      <text:list xml:id="list5599817612" text:style-name="L1">
        <text:list-item>
          <text:p text:style-name="P51">the <text:span text:style-name="T3">SEE-GRID</text:span> CA certificate for its signing key;</text:p>
        </text:list-item>
        <text:list-item>
          <text:p text:style-name="P51">valid issued certificates that reference this policy;</text:p>
        </text:list-item>
        <text:list-item>
          <text:p text:style-name="P51">the latest CRL;</text:p>
        </text:list-item>
        <text:list-item>
          <text:p text:style-name="P51">a copy of the current and all previous versions of this document which specifies the CP and CPS;</text:p>
        </text:list-item>
        <text:list-item>
          <text:p text:style-name="P51">a list with the current operational Registration Authorities;</text:p>
        </text:list-item>
        <text:list-item>
          <text:p text:style-name="P51">other relevant information relating to certificates that refer to this Policy.</text:p>
        </text:list-item>
      </text:list>
      <text:list xml:id="list1198267907" text:continue-list="list140478164" text:style-name="Numbering_20_1">
        <text:list-item>
          <text:list>
            <text:list-item>
              <text:p text:style-name="P47">Time or frequency of publication</text:p>
            </text:list-item>
          </text:list>
        </text:list-item>
      </text:list>
      <text:p text:style-name="P8">Information shall be published promptly to the repository after such information is available to the CA. Certificates issued by the <text:span text:style-name="T3">SEE-GRID</text:span> CA, will be published in a searchable repository after the requester has successfully accepted the terms and conditions written in this document. Information relating to the revocation of a certificate will be published as described <text:span text:style-name="T30">in section </text:span><text:span text:style-name="T30"><text:bookmark-ref text:reference-format="number" text:ref-name="__RefNumPara__38575720">4.9.7</text:bookmark-ref></text:span><text:span text:style-name="T30">.</text:span></text:p>
      <text:list xml:id="list453364995" text:continue-numbering="true" text:style-name="Numbering_20_1">
        <text:list-item>
          <text:list>
            <text:list-item>
              <text:p text:style-name="P47">Access control on repositories</text:p>
            </text:list-item>
          </text:list>
        </text:list-item>
      </text:list>
      <text:p text:style-name="P8"><text:span text:style-name="T3">SEE-GRID</text:span> CA does not impose any access control restrictions to the information available at its web site, namely the CA certificate, the latest CRL and all versions of this CP and CPS, under which SEE-GRID CA has issued End Entity certificates..</text:p>
      <text:p text:style-name="P8">The <text:span text:style-name="T3">SEE-GRID</text:span> CA web site is maintained in a best effort basis. Excluding disruption of service due to scheduled maintenance and unforeseen failures the site should be available <text:span text:style-name="T1">24×7</text:span>.</text:p>
      <text:p text:style-name="P8"/>
      <text:list xml:id="list699785121" text:continue-numbering="true" text:style-name="Numbering_20_1">
        <text:list-item>
          <text:p text:style-name="P45">IDENTIFICATION AND AUTHENTICATION</text:p>
          <text:list>
            <text:list-item>
              <text:p text:style-name="P47">Naming</text:p>
              <text:list>
                <text:list-item>
                  <text:p text:style-name="P48"><text:bookmark-start text:name="__RefNumPara__38582820"/>Types of names<text:bookmark-end text:name="__RefNumPara__38582820"/></text:p>
                </text:list-item>
              </text:list>
            </text:list-item>
          </text:list>
        </text:list-item>
      </text:list>
      <text:p text:style-name="P8">The subject names for the certificate applicants shall follow the X.500 standard:</text:p>
      <text:list xml:id="list19932059031" text:style-name="L2">
        <text:list-item>
          <text:p text:style-name="P52">in case of <text:span text:style-name="T31">user certificate</text:span> the subject name must include the name of the person in the commonName component;</text:p>
        </text:list-item>
        <text:list-item>
          <text:p text:style-name="P52">in case of <text:span text:style-name="T31">host certificate</text:span> the subject name must include the DNS FQDN in the commonName component;</text:p>
        </text:list-item>
        <text:list-item>
          <text:p text:style-name="P52">in case of <text:span text:style-name="T31">service certificate</text:span> the subject name must include the service name and the DNS FQDN separated by a / in the commonName component;</text:p>
        </text:list-item>
        <text:list-item>
          <text:p text:style-name="P53">in case of <text:span text:style-name="T31">robot certificate</text:span> the commonName component of the subject name must include the string “Robot” followed by a humanly rec<text:span text:style-name="T42">o</text:span>gnizable and meaningful description of the Robot along with an electronic mail address of the person or a persistent group of persons responsible for the robot operations separated from the “Robot” string by a COLON (“:”).</text:p>
        </text:list-item>
      </text:list>
      <text:list xml:id="list1932690687" text:continue-list="list699785121" text:style-name="Numbering_20_1">
        <text:list-item>
          <text:list>
            <text:list-item>
              <text:list>
                <text:list-item>
                  <text:p text:style-name="P48">Need for names to be meaningful</text:p>
                </text:list-item>
              </text:list>
            </text:list-item>
          </text:list>
        </text:list-item>
      </text:list>
      <text:p text:style-name="P8">The Subject Name must represent the subscriber in a way that is understandable by humans and must have a reasonable association with the authenticated name of the subscriber.</text:p>
      <text:list xml:id="list159344899" text:continue-numbering="true" text:style-name="Numbering_20_1">
        <text:list-item>
          <text:list>
            <text:list-item>
              <text:list>
                <text:list-item>
                  <text:p text:style-name="P48">Anonymity or pseudonimity of subscribers</text:p>
                </text:list-item>
              </text:list>
            </text:list-item>
          </text:list>
        </text:list-item>
      </text:list>
      <text:p text:style-name="P8">SEE-GRID CA neither issues nor signs pseudonymous or anonymous certificates.</text:p>
      <text:list xml:id="list462222696" text:continue-numbering="true" text:style-name="Numbering_20_1">
        <text:list-item>
          <text:list>
            <text:list-item>
              <text:list>
                <text:list-item>
                  <text:p text:style-name="P48">Rules for interpreting various name forms</text:p>
                </text:list-item>
              </text:list>
            </text:list-item>
          </text:list>
        </text:list-item>
      </text:list>
      <text:p text:style-name="P8">See section <text:bookmark-ref text:reference-format="number" text:ref-name="__RefNumPara__38582820">3.1.1</text:bookmark-ref>.</text:p>
      <text:list xml:id="list1393113485" text:continue-numbering="true" text:style-name="Numbering_20_1">
        <text:list-item>
          <text:list>
            <text:list-item>
              <text:list>
                <text:list-item>
                  <text:p text:style-name="P48">Uniqueness of names</text:p>
                </text:list-item>
              </text:list>
            </text:list-item>
          </text:list>
        </text:list-item>
      </text:list>
      <text:p text:style-name="P8">The subject name listed in a certificate shall be unambiguous and unique for all end entities to whom certificates have been issued by the <text:span text:style-name="T3">SEE-GRID</text:span> CA. In the case of personal or robot certificates, additional numbers or letters may be appended to the real name of the subscriber or robot, when necessary, in order to ensure the uniqueness of the name within the domain of certificates issued by the <text:span text:style-name="T3">SEE-GRID</text:span> CA.</text:p>
      <text:list xml:id="list308752166" text:continue-numbering="true" text:style-name="Numbering_20_1">
        <text:list-item>
          <text:list>
            <text:list-item>
              <text:list>
                <text:list-item>
                  <text:p text:style-name="P48">Recognition, authentication, and role of trademarks</text:p>
                </text:list-item>
              </text:list>
            </text:list-item>
          </text:list>
        </text:list-item>
      </text:list>
      <text:p text:style-name="P8">No stipulation.</text:p>
      <text:list xml:id="list1141775822" text:continue-numbering="true" text:style-name="Numbering_20_1">
        <text:list-item>
          <text:list>
            <text:list-item>
              <text:p text:style-name="P47">Initial identity validation</text:p>
              <text:list>
                <text:list-item>
                  <text:p text:style-name="P48">Method to prove possession of key</text:p>
                </text:list-item>
              </text:list>
            </text:list-item>
          </text:list>
        </text:list-item>
      </text:list>
      <text:p text:style-name="P8"><text:s/>The SEE-GRID CA proves possession of the private key that is the companion to the SEE-GRID CA root certificate by issuing certificates and signing CRLs.</text:p>
      <text:p text:style-name="P8">The SEE-GRID CA verifies the possession of the private key relating to certificates requests by out-of-band, non-technical means at the time of authentication. Such verification may take the form of a directly posed question to the requester. A cryptographic challenge-response exchange may be used to prove possession of the private key at any point in time before certification of subscriber.</text:p>
      <text:p text:style-name="P8">The SEE-GRID CA will not generate the key pair on behalf of subscribers and will not accept or retain private keys generated by subscribers. </text:p>
      <text:list xml:id="list176983774" text:continue-numbering="true" text:style-name="Numbering_20_1">
        <text:list-item>
          <text:list>
            <text:list-item>
              <text:list>
                <text:list-item>
                  <text:p text:style-name="P48"><text:soft-page-break/>Authentication of organization identity</text:p>
                </text:list-item>
              </text:list>
            </text:list-item>
          </text:list>
        </text:list-item>
      </text:list>
      <text:p text:style-name="P30">SEE-GRID CA authenticates organizations by:</text:p>
      <text:list xml:id="list18672920981" text:style-name="L3">
        <text:list-item>
          <text:list>
            <text:list-item>
              <text:list>
                <text:list-item>
                  <text:p text:style-name="P81">checking that the organization is affiliated with GRNET or EGI.eu;</text:p>
                </text:list-item>
                <text:list-item>
                  <text:p text:style-name="P81">contacting the person who acts as liaison with GRNET or EGI.eu.</text:p>
                </text:list-item>
              </text:list>
            </text:list-item>
          </text:list>
        </text:list-item>
      </text:list>
      <text:list xml:id="list566051535" text:continue-list="list176983774" text:style-name="Numbering_20_1">
        <text:list-item>
          <text:list>
            <text:list-item>
              <text:list>
                <text:list-item>
                  <text:p text:style-name="P48"><text:bookmark-start text:name="__RefNumPara__38596220"/>Authentication of individual identity<text:bookmark-end text:name="__RefNumPara__38596220"/></text:p>
                </text:list-item>
              </text:list>
            </text:list-item>
          </text:list>
        </text:list-item>
      </text:list>
      <text:list xml:id="list9053637581" text:style-name="L4">
        <text:list-item>
          <text:list>
            <text:list-item>
              <text:list>
                <text:list-item>
                  <text:p text:style-name="P78"><text:span text:style-name="T31">Physical Person:</text:span> The subject must contact <text:s/>the RA in person, in order to have his/her identity vetted and to verify the validity of the request. The authentication of the subject <text:s/>is performed through the presentation of a valid photo ID document or passport.</text:p>
                </text:list-item>
              </text:list>
            </text:list-item>
          </text:list>
        </text:list-item>
      </text:list>
      <text:p text:style-name="P32">In cases where the subject resides in a remote geographical location and access to an RA is not possible, identity vetting may be performed via video call. In this case, an authenticated photocopy of the required document (ID document or passport must be delivered by mail or courier service to the RA prior to this online meeting. Authenticated photocopy refers to the verification made by a legally accepted notary public under the law of the country where the RA operates.</text:p>
      <text:list xml:id="list540205547" text:continue-numbering="true" text:style-name="L4">
        <text:list-item>
          <text:list>
            <text:list-item>
              <text:list>
                <text:list-item>
                  <text:p text:style-name="P78"><text:span text:style-name="T31">Digital Processing Entity or Service: </text:span><text:span text:style-name="T21">The entity must already have a valid DNS entry and be an acceptable end entity as defined in this document [section </text:span><text:span text:style-name="T21"><text:bookmark-ref text:reference-format="number" text:ref-name="__RefNumPara__38585720">1.3.3</text:bookmark-ref></text:span><text:span text:style-name="T21">]. The system administrator requesting the certificate must use his/her personal certificate, issued by an IGTF accredited CA, to authenticate to the SEE-GRID CA web portal or digitally sign the e-mail in order to submit the certificate request.</text:span></text:p>
                </text:list-item>
                <text:list-item>
                  <text:p text:style-name="P79"><text:span text:style-name="T22">Robot: </text:span><text:span text:style-name="T21">The entity must be an acceptable end entity as defined in this document [section </text:span><text:span text:style-name="T21"><text:bookmark-ref text:reference-format="number" text:ref-name="__RefNumPara__38585720">1.3.3</text:bookmark-ref></text:span><text:span text:style-name="T21">]. At least one of the responsible persons for the operations of the Robot must use his/her personal certificate, issued by an IGTF accredited CA, to authenticate to the SEE-GRID CA web portal or digitally sign the e-mail in order to submit the certificate request.</text:span></text:p>
                </text:list-item>
              </text:list>
            </text:list-item>
          </text:list>
        </text:list-item>
      </text:list>
      <text:list xml:id="list2085865572" text:continue-list="list566051535" text:style-name="Numbering_20_1">
        <text:list-item>
          <text:list>
            <text:list-item>
              <text:list>
                <text:list-item>
                  <text:p text:style-name="P48">Non-verified subscriber information</text:p>
                </text:list-item>
              </text:list>
            </text:list-item>
          </text:list>
        </text:list-item>
      </text:list>
      <text:p text:style-name="P8">The telephone number of the user is not verified by SEE-GRID CA.</text:p>
      <text:list xml:id="list1884227988" text:continue-numbering="true" text:style-name="Numbering_20_1">
        <text:list-item>
          <text:list>
            <text:list-item>
              <text:list>
                <text:list-item>
                  <text:p text:style-name="P48">Validation of Authority</text:p>
                </text:list-item>
              </text:list>
            </text:list-item>
          </text:list>
        </text:list-item>
      </text:list>
      <text:p text:style-name="P9">The subscriber requesting services from the SEE-GRID CA must present valid documents stating his/her affiliation with the organization.</text:p>
      <text:list xml:id="list1690548666" text:continue-numbering="true" text:style-name="Numbering_20_1">
        <text:list-item>
          <text:list>
            <text:list-item>
              <text:list>
                <text:list-item>
                  <text:p text:style-name="P48">Criteria of interoperation</text:p>
                </text:list-item>
              </text:list>
            </text:list-item>
          </text:list>
        </text:list-item>
      </text:list>
      <text:p text:style-name="P15">SEE-GRID CA is a Certification Authority accredited by IGTF and as such the basic criterium for interoperation within the federation is the adherence to the IGTF minimum requirements</text:p>
      <text:list xml:id="list2107392664" text:continue-numbering="true" text:style-name="Numbering_20_1">
        <text:list-item>
          <text:list>
            <text:list-item>
              <text:p text:style-name="P47">Identification and authentication for re-key requests</text:p>
              <text:list>
                <text:list-item>
                  <text:p text:style-name="P48">Identification and authentication for routine re-key</text:p>
                </text:list-item>
              </text:list>
            </text:list-item>
          </text:list>
        </text:list-item>
      </text:list>
      <text:p text:style-name="P17"><text:span text:style-name="T38">Expiration warnings will be issued to subscribers when</text:span><text:span text:style-name="T38"> re key </text:span><text:span text:style-name="T38">time arrives.</text:span><text:span text:style-name="T38"> Re key </text:span><text:span text:style-name="T38">before expiration can be accomplished</text:span> by sending a re key request via a digitally signed e-mail or <text:span text:style-name="T18">by logging into the SEE-GRID CA web portal using the current user certificate and submitting re-key request. </text:span>Re key after expiration follows the same authentication procedure as requesting a new certificate. <text:span text:style-name="T18">Once every five years the user has to be authenticated by an RA.</text:span></text:p>
      <text:list xml:id="list765326889" text:continue-numbering="true" text:style-name="Numbering_20_1">
        <text:list-item>
          <text:list>
            <text:list-item>
              <text:list>
                <text:list-item>
                  <text:p text:style-name="P48">Identification and authentication for re-key after revocation</text:p>
                </text:list-item>
              </text:list>
            </text:list-item>
          </text:list>
        </text:list-item>
      </text:list>
      <text:p text:style-name="P8"><text:s/>After the revocation of a certificate, the subscriber must generate a new key pair in order to request for a new certificate and follow the rules specified in <text:span text:style-name="T30">section </text:span><text:span text:style-name="T30"><text:bookmark-ref text:reference-format="number" text:ref-name="__RefNumPara__38596220">3.2.3</text:bookmark-ref></text:span><text:span text:style-name="T30">.</text:span></text:p>
      <text:list xml:id="list1834074552" text:continue-numbering="true" text:style-name="Numbering_20_1">
        <text:list-item>
          <text:list>
            <text:list-item>
              <text:p text:style-name="P47"><text:soft-page-break/>Identification and authentication for revocation request</text:p>
            </text:list-item>
          </text:list>
        </text:list-item>
      </text:list>
      <text:p text:style-name="P8"><text:span text:style-name="T35">Certificate revocation requests should be submitted via e-</text:span><text:span text:style-name="T35">mail </text:span><text:span text:style-name="T36">or </text:span><text:span text:style-name="T22">through the SEE-GRID CA web portal</text:span><text:span text:style-name="T35">. In case the revocation request is for a user certificate, the e-mail must be signed by the private key corresponding to the certificate that is requested to be revoked, which must be a valid, non-expired, non-revoked SEE-GRID CA certificate. </text:span></text:p>
      <text:p text:style-name="P17">If the revocation request is for a host or service certificate, then the e-mail must be signed by the <text:s text:c="2"/>private key corresponding to the certificate of the person responsible of the host or service. When e-mail or submission through the SEE-GRID CA web portal is not an option, the request will be authenticated using the procedure described in<text:span text:style-name="T30"> section </text:span><text:span text:style-name="T30"><text:bookmark-ref text:reference-format="number" text:ref-name="__RefNumPara__38596220">3.2.3</text:bookmark-ref></text:span><text:span text:style-name="T30">.</text:span></text:p>
      <text:list xml:id="list575339438" text:continue-numbering="true" text:style-name="Numbering_20_1">
        <text:list-item>
          <text:p text:style-name="P43">CERTIFICATE LIFE-CYCLE OPERATIONAL REQUIREMENTS</text:p>
          <text:list>
            <text:list-item>
              <text:p text:style-name="P47">Certificate application</text:p>
              <text:list>
                <text:list-item>
                  <text:p text:style-name="P48"><text:bookmark-start text:name="__RefNumPara__38634320"/>Who can submit a certificate application<text:bookmark-end text:name="__RefNumPara__38634320"/></text:p>
                </text:list-item>
              </text:list>
            </text:list-item>
          </text:list>
        </text:list-item>
      </text:list>
      <text:p text:style-name="P8">Any user who has completed the enrollment process described in section <text:bookmark-ref text:reference-format="number" text:ref-name="__RefNumPara__41552118">4.1.2</text:bookmark-ref></text:p>
      <text:list xml:id="list2023168684" text:continue-numbering="true" text:style-name="Numbering_20_1">
        <text:list-item>
          <text:list>
            <text:list-item>
              <text:list>
                <text:list-item>
                  <text:p text:style-name="P48"><text:bookmark-start text:name="__RefNumPara__41552118"/>Enrollment process and responsibilities<text:bookmark-end text:name="__RefNumPara__41552118"/></text:p>
                </text:list-item>
              </text:list>
            </text:list-item>
          </text:list>
        </text:list-item>
      </text:list>
      <text:p text:style-name="P8">Users can enroll to the SEE-GRID CA Identity Management System via the SEE-GRID CA web portal. During the enrollment process the user is required to provide the following details: first name, last name, organization, e-mail address and telephone number. Upon successful verification of the user's e-mail address, the user is considered to have completed the enrollment process with the SEE-GRID CA <text:s/>System. <text:s/>It is the responsibility of the user to keep this information up to date. All users who have successfully enrolled with the SEE-GRID CA, are able to submit certificate applications.</text:p>
      <text:p text:style-name="P33"><text:span text:style-name="T31">User Certificate:</text:span> The users can request to have their public keys signed via the SEE-GRID CA website or via e-mail. Upon successful submission of the certificate request, the user receives an e-mail which acknowledges the receipt of the certificate request and which includes a randomly generated hash string which uniquely identifies the certificate request. For the first time and since then at least every 5 years, the subscriber must have his/her identity vetted by the RA serving his/her organization following the procedure described in section <text:span text:style-name="T30"><text:bookmark-ref text:reference-format="number" text:ref-name="__RefNumPara__38596220">3.2.3</text:bookmark-ref></text:span><text:span text:style-name="T30">.</text:span> After successfully completing the identity vetting procedure, the RA will approve the certificate request on the SEE-GRID CA web portal. </text:p>
      <text:p text:style-name="P33"><text:span text:style-name="T31">Server or Service Certificate:</text:span> The requester must already be in the possession of a valid certificate, issued by an IGTF accredited CA, before requesting a server or service certificate. The submission of the certificate request will be performed via the SEE-GRID CA web portal or via signed e-mail. The certificate request will be forwarded to the RA serving the requester's organization in order to approve or disapprove the request.</text:p>
      <text:p text:style-name="P33"><text:span text:style-name="T31">Robot Certificate:</text:span> The requester must already be in the possession of a valid certificate, issued by an IGTF accredited CA, before requesting a Robot certificate. The submission of the certificate request will be performed via the SEE-GRID CA web portal or via signed e-mail. The certificate request will be forwarded to the RA serving the requester's organization in order to approve o<text:span text:style-name="T36">r disapprove the request. In the certificate request the requester must include </text:span><text:span text:style-name="T19">humanly-recognizable and meaningful description of the Robot along with an electronic mail address of a persistent group of people responsible for the Robot operations.</text:span></text:p>
      <text:list xml:id="list404618402" text:continue-numbering="true" text:style-name="Numbering_20_1">
        <text:list-item>
          <text:list>
            <text:list-item>
              <text:p text:style-name="P47">Certificate application processing</text:p>
              <text:list>
                <text:list-item>
                  <text:p text:style-name="P48"><text:bookmark-start text:name="__RefNumPara__38622120"/>Performing identification and authentication functions<text:bookmark-end text:name="__RefNumPara__38622120"/></text:p>
                </text:list-item>
              </text:list>
            </text:list-item>
          </text:list>
        </text:list-item>
      </text:list>
      <text:p text:style-name="P8">For the first time and after that at least once every 5 years, <text:s/>a subscriber must be authenticated by the RA serving his/her organization following the procedure described in section <text:span text:style-name="T30"><text:bookmark-ref text:reference-format="number" text:ref-name="__RefNumPara__38596220">3.2.3</text:bookmark-ref></text:span><text:span text:style-name="T30">.</text:span> After successful authentication the RA will approve the certificate request at the SEE-GRID CA web portal<text:span text:style-name="T30">. </text:span>If the subscriber requires to re key his/her certificate, then he/she must follow the procedures described in section <text:bookmark-ref text:reference-format="number" text:ref-name="__RefNumPara__38612320">4.7</text:bookmark-ref>.</text:p>
      <text:p text:style-name="P9">All certificate applications will be authenticated and validated by the SEE-GRID CA and RAs. In the case of a new user certificate, the request will be authenticated by checking if the hash [see section <text:bookmark-ref text:reference-format="number" text:ref-name="__RefNumPara__41552118">4.1.2</text:bookmark-ref>] that the requester has supplied is correct. In all the other cases (re key of user certificate while current certificate is valid, request for host or service certificate) the authentication of the certificate application will take place by checking that the requester has a valid SEE-GRID CA certificate. Upon successful authentication, the certificate application will be forwarded to the RA in order to validate the information included in the certificate request. </text:p>
      <text:list xml:id="list1752869024" text:continue-numbering="true" text:style-name="Numbering_20_1">
        <text:list-item>
          <text:list>
            <text:list-item>
              <text:list>
                <text:list-item>
                  <text:p text:style-name="P48"><text:soft-page-break/>Approval or rejection of certificate applications</text:p>
                </text:list-item>
              </text:list>
            </text:list-item>
          </text:list>
        </text:list-item>
      </text:list>
      <text:p text:style-name="P8">The necessary provisions that must be followed in any certificate application request to the <text:span text:style-name="T3">SEE-GRID</text:span> CA are in order to be approved:</text:p>
      <text:list xml:id="list21801316411" text:style-name="L5">
        <text:list-item>
          <text:p text:style-name="P58">the certificate application must be authenticated first by the RA as described in section <text:bookmark-ref text:reference-format="number" text:ref-name="__RefNumPara__38622120">4.2.1</text:bookmark-ref>;</text:p>
        </text:list-item>
        <text:list-item>
          <text:p text:style-name="P58">the subject must be an acceptable End Entity, as defined by this Policy;</text:p>
        </text:list-item>
        <text:list-item>
          <text:p text:style-name="P58">the request must obey the <text:span text:style-name="T3">SEE-GRID</text:span> CA distinguished name scheme;</text:p>
        </text:list-item>
        <text:list-item>
          <text:p text:style-name="P58">the distinguished name must be unambiguous and unique;</text:p>
        </text:list-item>
        <text:list-item>
          <text:p text:style-name="P58">the private key must be at least 1024 bits long.</text:p>
        </text:list-item>
      </text:list>
      <text:p text:style-name="P8">If the certificate request does not meet one or more of the above criteria, it will be rejected and signed notification e-mail will be sent by the RA to the subject with carbon copy to e-mail address of the CA.</text:p>
      <text:list xml:id="list1553629834" text:continue-list="list1752869024" text:style-name="Numbering_20_1">
        <text:list-item>
          <text:list>
            <text:list-item>
              <text:list>
                <text:list-item>
                  <text:p text:style-name="P48">Time to process certificate applications</text:p>
                </text:list-item>
              </text:list>
            </text:list-item>
          </text:list>
        </text:list-item>
      </text:list>
      <text:p text:style-name="P8">Each certificate application will take no more than 2 working days to be processed.</text:p>
      <text:list xml:id="list867569177" text:continue-numbering="true" text:style-name="Numbering_20_1">
        <text:list-item>
          <text:list>
            <text:list-item>
              <text:p text:style-name="P47">Certificate issuance</text:p>
              <text:list>
                <text:list-item>
                  <text:p text:style-name="P48">CA actions during certificate issuance</text:p>
                </text:list-item>
              </text:list>
            </text:list-item>
          </text:list>
        </text:list-item>
      </text:list>
      <text:p text:style-name="P9">Right after the subscriber's certificate is issued, an email will be sent to the relevant RA manager informing him/her about the action.</text:p>
      <text:list xml:id="list85807721" text:continue-numbering="true" text:style-name="Numbering_20_1">
        <text:list-item>
          <text:list>
            <text:list-item>
              <text:list>
                <text:list-item>
                  <text:p text:style-name="P48"><text:bookmark-start text:name="__RefNumPara__38636020"/>Notification to subscriber by the CA of issuance of certificate<text:bookmark-end text:name="__RefNumPara__38636020"/></text:p>
                </text:list-item>
              </text:list>
            </text:list-item>
          </text:list>
        </text:list-item>
      </text:list>
      <text:p text:style-name="P8">Right after the subscriber's certificate is issued, an e-mail will be sent to him/her with information on how to download his/her certificate from the SEE-GRID CA online repository. In the same e-mail the subscriber will be requested to acknowledge his/her adherence to this policy. <text:s/></text:p>
      <text:list xml:id="list1473452722" text:continue-numbering="true" text:style-name="Numbering_20_1">
        <text:list-item>
          <text:list>
            <text:list-item>
              <text:p text:style-name="P47">Certificate acceptance</text:p>
              <text:list>
                <text:list-item>
                  <text:p text:style-name="P48"><text:bookmark-start text:name="__RefNumPara__38641020"/>Conduct constituting certificate acceptance<text:bookmark-end text:name="__RefNumPara__38641020"/></text:p>
                </text:list-item>
              </text:list>
            </text:list-item>
          </text:list>
        </text:list-item>
      </text:list>
      <text:p text:style-name="P8">The subscriber must log in the SEE-GRID CA web portal within 5 working days from the day that his/her certificate was issued and complete the certificate acceptance procedure <text:s/>in which (s)he will be stating that (s)he:</text:p>
      <text:list xml:id="list905363758" text:style-name="List_20_1">
        <text:list-item>
          <text:list>
            <text:list-item>
              <text:list>
                <text:list-item>
                  <text:p text:style-name="P62">has read this policy and accepts to adhere to it;</text:p>
                </text:list-item>
                <text:list-item>
                  <text:p text:style-name="P62">accepts his/her certificate signed by the SEE-GRID CA; </text:p>
                </text:list-item>
                <text:list-item>
                  <text:p text:style-name="P62">assumes the responsibility to notify the SEE-GRID CA immediately:</text:p>
                </text:list-item>
              </text:list>
            </text:list-item>
          </text:list>
        </text:list-item>
      </text:list>
      <text:list xml:id="list17595951031" text:style-name="L6">
        <text:list-item>
          <text:list>
            <text:list-item>
              <text:list>
                <text:list-item>
                  <text:list>
                    <text:list-item>
                      <text:p text:style-name="P63">in case of possible private key compromise;</text:p>
                    </text:list-item>
                    <text:list-item>
                      <text:p text:style-name="P63">when the certificate is no longer required;</text:p>
                    </text:list-item>
                    <text:list-item>
                      <text:p text:style-name="P63">when the information in the certificate becomes invalid.</text:p>
                    </text:list-item>
                  </text:list>
                </text:list-item>
              </text:list>
            </text:list-item>
          </text:list>
        </text:list-item>
      </text:list>
      <text:p text:style-name="P8">Alternatively the subscriber may complete the certificate acceptance procedure by sending a signed e-mail with 5 working days from the day that his/her certificate was issued in which (s)he will stating what as described above.</text:p>
      <text:list xml:id="list1950578109" text:continue-list="list1473452722" text:style-name="Numbering_20_1">
        <text:list-item>
          <text:list>
            <text:list-item>
              <text:list>
                <text:list-item>
                  <text:p text:style-name="P48"><text:bookmark-start text:name="__RefNumPara__38642220"/><text:soft-page-break/>Publication of the certificate by the CA<text:bookmark-end text:name="__RefNumPara__38642220"/></text:p>
                </text:list-item>
              </text:list>
            </text:list-item>
          </text:list>
        </text:list-item>
      </text:list>
      <text:p text:style-name="P8">All the certificates issued by the SEE-GRID CA and whose requesters have accepted the terms and conditions of this document, will be published in an on-line repository operated by the SEE-GRID CA, which will be accessible via a search web form.</text:p>
      <text:list xml:id="list145535873" text:continue-numbering="true" text:style-name="Numbering_20_1">
        <text:list-item>
          <text:list>
            <text:list-item>
              <text:list>
                <text:list-item>
                  <text:p text:style-name="P48"><text:bookmark-start text:name="__RefNumPara__38643920"/>Notification of certificate issuance by the CA to other entities<text:bookmark-end text:name="__RefNumPara__38643920"/></text:p>
                </text:list-item>
              </text:list>
            </text:list-item>
          </text:list>
        </text:list-item>
      </text:list>
      <text:p text:style-name="P8">The RA that has handled communication with the subscriber will be notified of the certificate issuance.</text:p>
      <text:list xml:id="list302156590" text:continue-numbering="true" text:style-name="Numbering_20_1">
        <text:list-item>
          <text:list>
            <text:list-item>
              <text:p text:style-name="P47">Key pair and certificate usage</text:p>
              <text:list>
                <text:list-item>
                  <text:p text:style-name="P48">Subscriber private key and certificate usage</text:p>
                </text:list-item>
              </text:list>
            </text:list-item>
          </text:list>
        </text:list-item>
      </text:list>
      <text:p text:style-name="P8">The subscribers' private keys along with the certificates issued by the SEE-GRID CA can be used for:</text:p>
      <text:list xml:id="list11706832141" text:style-name="L7">
        <text:list-item>
          <text:p text:style-name="P64">email signing/verifying and encryption/decryption (S/MIME);</text:p>
        </text:list-item>
        <text:list-item>
          <text:p text:style-name="P64">server authentication and encryption of communications;</text:p>
        </text:list-item>
        <text:list-item>
          <text:p text:style-name="P64">authentication purposes in Grid and other Computing Infrastructures.</text:p>
        </text:list-item>
      </text:list>
      <text:list xml:id="list1959079634" text:continue-list="list302156590" text:style-name="Numbering_20_1">
        <text:list-item>
          <text:list>
            <text:list-item>
              <text:list>
                <text:list-item>
                  <text:p text:style-name="P48">Relying party public key and certificate usage</text:p>
                </text:list-item>
              </text:list>
            </text:list-item>
          </text:list>
        </text:list-item>
      </text:list>
      <text:p text:style-name="P8">Relying parties can use the public keys and certificates of the subscribers for:</text:p>
      <text:list xml:id="list10806938141" text:style-name="L8">
        <text:list-item>
          <text:p text:style-name="P66">email encryption and signature verification (S/MIME);</text:p>
        </text:list-item>
        <text:list-item>
          <text:p text:style-name="P66">server authentication and encryption of communications;</text:p>
        </text:list-item>
        <text:list-item>
          <text:p text:style-name="P66">authentication purposes in Grid and other Computing Infrastructures.</text:p>
        </text:list-item>
      </text:list>
      <text:p text:style-name="P8">Relying parties must download the CRL at least once a day and implement its restrictions while validating certificates.</text:p>
      <text:list xml:id="list1296745846" text:continue-list="list1959079634" text:style-name="Numbering_20_1">
        <text:list-item>
          <text:list>
            <text:list-item>
              <text:p text:style-name="P47">Certificate renewal</text:p>
              <text:list>
                <text:list-item>
                  <text:p text:style-name="P48">Circumstance for certificate renewal</text:p>
                </text:list-item>
              </text:list>
            </text:list-item>
          </text:list>
        </text:list-item>
      </text:list>
      <text:p text:style-name="P8">SEE-GRID CA will not renew subscribers' certificates. Subscribers must follow the re-key procedure as defined in section <text:bookmark-ref text:reference-format="number" text:ref-name="__RefNumPara__38612320">4.7</text:bookmark-ref>.</text:p>
      <text:list xml:id="list2007996978" text:continue-numbering="true" text:style-name="Numbering_20_1">
        <text:list-item>
          <text:list>
            <text:list-item>
              <text:list>
                <text:list-item>
                  <text:p text:style-name="P48">Who may request renewal</text:p>
                </text:list-item>
              </text:list>
            </text:list-item>
          </text:list>
        </text:list-item>
      </text:list>
      <text:p text:style-name="P8">SEE-GRID CA will not renew subscribers' certificates. Subscribers must follow the re-key procedure as defined in section <text:bookmark-ref text:reference-format="number" text:ref-name="__RefNumPara__38612320">4.7</text:bookmark-ref>.</text:p>
      <text:list xml:id="list964309653" text:continue-numbering="true" text:style-name="Numbering_20_1">
        <text:list-item>
          <text:list>
            <text:list-item>
              <text:list>
                <text:list-item>
                  <text:p text:style-name="P48">Processing certificate renewal requests</text:p>
                </text:list-item>
              </text:list>
            </text:list-item>
          </text:list>
        </text:list-item>
      </text:list>
      <text:p text:style-name="P8">SEE-GRID CA will not renew subscribers' certificates. Subscribers must follow the re-key procedure as defined in section <text:bookmark-ref text:reference-format="number" text:ref-name="__RefNumPara__38612320">4.7</text:bookmark-ref>.</text:p>
      <text:list xml:id="list357867074" text:continue-numbering="true" text:style-name="Numbering_20_1">
        <text:list-item>
          <text:list>
            <text:list-item>
              <text:list>
                <text:list-item>
                  <text:p text:style-name="P48">Notification of new certificate issuance to subscriber</text:p>
                </text:list-item>
              </text:list>
            </text:list-item>
          </text:list>
        </text:list-item>
      </text:list>
      <text:p text:style-name="P8">SEE-GRID CA will not renew subscribers certificate. Subscribers must follow the re-key procedure as defined in section <text:bookmark-ref text:reference-format="number" text:ref-name="__RefNumPara__38612320">4.7</text:bookmark-ref>.</text:p>
      <text:list xml:id="list1982314130" text:continue-numbering="true" text:style-name="Numbering_20_1">
        <text:list-item>
          <text:list>
            <text:list-item>
              <text:list>
                <text:list-item>
                  <text:p text:style-name="P48">Conduct constituting acceptance of a renewal certificate</text:p>
                </text:list-item>
              </text:list>
            </text:list-item>
          </text:list>
        </text:list-item>
      </text:list>
      <text:p text:style-name="P8">SEE-GRID CA will not renew subscribers' certificates. Subscribers must follow the re-key procedure <text:soft-page-break/>as defined in section <text:bookmark-ref text:reference-format="number" text:ref-name="__RefNumPara__38612320">4.7</text:bookmark-ref>.</text:p>
      <text:list xml:id="list956896364" text:continue-numbering="true" text:style-name="Numbering_20_1">
        <text:list-item>
          <text:list>
            <text:list-item>
              <text:list>
                <text:list-item>
                  <text:p text:style-name="P48">Publication of the renewal certificate by the CA</text:p>
                </text:list-item>
              </text:list>
            </text:list-item>
          </text:list>
        </text:list-item>
      </text:list>
      <text:p text:style-name="P8">SEE-GRID CA will not renew subscribers' certificates. Subscribers must follow the re-key procedure as defined in section <text:bookmark-ref text:reference-format="number" text:ref-name="__RefNumPara__38612320">4.7</text:bookmark-ref>.</text:p>
      <text:list xml:id="list316770377" text:continue-numbering="true" text:style-name="Numbering_20_1">
        <text:list-item>
          <text:list>
            <text:list-item>
              <text:list>
                <text:list-item>
                  <text:p text:style-name="P48">Notification of certificate issuance by the CA to other entities</text:p>
                </text:list-item>
              </text:list>
            </text:list-item>
          </text:list>
        </text:list-item>
      </text:list>
      <text:p text:style-name="P8">SEE-GRID CA will not renew subscribers' certificates. Subscribers must follow the re-key procedure as defined in section <text:bookmark-ref text:reference-format="number" text:ref-name="__RefNumPara__38612320">4.7</text:bookmark-ref>.</text:p>
      <text:list xml:id="list612378338" text:continue-numbering="true" text:style-name="Numbering_20_1">
        <text:list-item>
          <text:list>
            <text:list-item>
              <text:p text:style-name="P47"><text:bookmark-start text:name="__RefNumPara__38612320"/>Certificate re-key<text:bookmark-end text:name="__RefNumPara__38612320"/></text:p>
              <text:list>
                <text:list-item>
                  <text:p text:style-name="P48">Circumstance for certificate re-key</text:p>
                </text:list-item>
              </text:list>
            </text:list-item>
          </text:list>
        </text:list-item>
      </text:list>
      <text:p text:style-name="P8">Subscribers must generate a new key pair for each certificate <text:s/>they request to be signed by the SEE-GRID CA.</text:p>
      <text:list xml:id="list1765703354" text:continue-numbering="true" text:style-name="Numbering_20_1">
        <text:list-item>
          <text:list>
            <text:list-item>
              <text:list>
                <text:list-item>
                  <text:p text:style-name="P48">Who may request certification of a new public key</text:p>
                </text:list-item>
              </text:list>
            </text:list-item>
          </text:list>
        </text:list-item>
      </text:list>
      <text:p text:style-name="P8">Same as in section <text:bookmark-ref text:reference-format="number" text:ref-name="__RefNumPara__38634320">4.1.1</text:bookmark-ref>.</text:p>
      <text:list xml:id="list364365797" text:continue-numbering="true" text:style-name="Numbering_20_1">
        <text:list-item>
          <text:list>
            <text:list-item>
              <text:list>
                <text:list-item>
                  <text:p text:style-name="P48">Processing certificate re-keying requests</text:p>
                </text:list-item>
              </text:list>
            </text:list-item>
          </text:list>
        </text:list-item>
      </text:list>
      <text:p text:style-name="P8">Expiration warnings will be issued to subscribers when re key time arrives. Re key before expiration can be accomplished by logging on the SEE-GRID CA web portal with their personal certificates and submit a new certificate request or by sending a digitally signed e-mail to the RA serving their organization.. Re key after expiration follows the same authentication procedure as for a new certificate. At least once every 5 years the subscriber must go through the same authentication procedure as the one described for a new certificate. </text:p>
      <text:p text:style-name="P8">In case the request for re-key a personal certificate is due to revocation or expiration of the existing certificate or compromise of the private key the subscriber must follow the same procedure as <text:s/>for requesting a new certificate.</text:p>
      <text:list xml:id="list1684685594" text:continue-numbering="true" text:style-name="Numbering_20_1">
        <text:list-item>
          <text:list>
            <text:list-item>
              <text:list>
                <text:list-item>
                  <text:p text:style-name="P48">Notification of new certificate issuance to subscriber</text:p>
                </text:list-item>
              </text:list>
            </text:list-item>
          </text:list>
        </text:list-item>
      </text:list>
      <text:p text:style-name="P8">Same as in section <text:bookmark-ref text:reference-format="number" text:ref-name="__RefNumPara__38636020">4.3.2</text:bookmark-ref>.</text:p>
      <text:list xml:id="list203505675" text:continue-numbering="true" text:style-name="Numbering_20_1">
        <text:list-item>
          <text:list>
            <text:list-item>
              <text:list>
                <text:list-item>
                  <text:p text:style-name="P48">Conduct constituting acceptance of a re-keyed certificate</text:p>
                </text:list-item>
              </text:list>
            </text:list-item>
          </text:list>
        </text:list-item>
      </text:list>
      <text:p text:style-name="P8">Same as in section <text:bookmark-ref text:reference-format="number" text:ref-name="__RefNumPara__38641020">4.4.1</text:bookmark-ref>.</text:p>
      <text:list xml:id="list1790526713" text:continue-numbering="true" text:style-name="Numbering_20_1">
        <text:list-item>
          <text:list>
            <text:list-item>
              <text:list>
                <text:list-item>
                  <text:p text:style-name="P48">Publication of the re-keyed certificate by the CA</text:p>
                </text:list-item>
              </text:list>
            </text:list-item>
          </text:list>
        </text:list-item>
      </text:list>
      <text:p text:style-name="P8">Same as in section <text:bookmark-ref text:reference-format="number" text:ref-name="__RefNumPara__38642220">4.4.2</text:bookmark-ref>.</text:p>
      <text:list xml:id="list958732992" text:continue-numbering="true" text:style-name="Numbering_20_1">
        <text:list-item>
          <text:list>
            <text:list-item>
              <text:list>
                <text:list-item>
                  <text:p text:style-name="P48">Notification of certificate issuance by the CA to other entities</text:p>
                </text:list-item>
              </text:list>
            </text:list-item>
          </text:list>
        </text:list-item>
      </text:list>
      <text:p text:style-name="P8">Same as in section <text:bookmark-ref text:reference-format="number" text:ref-name="__RefNumPara__38643920">4.4.3</text:bookmark-ref>.</text:p>
      <text:list xml:id="list1120206115" text:continue-numbering="true" text:style-name="Numbering_20_1">
        <text:list-item>
          <text:list>
            <text:list-item>
              <text:p text:style-name="P47">Certificate modification</text:p>
              <text:list>
                <text:list-item>
                  <text:p text:style-name="P48">Circumstance for certificate modification</text:p>
                </text:list-item>
              </text:list>
            </text:list-item>
          </text:list>
        </text:list-item>
      </text:list>
      <text:p text:style-name="P8">SEE-GRID CA does not modify signed End Entity certificates.</text:p>
      <text:list xml:id="list579654568" text:continue-numbering="true" text:style-name="Numbering_20_1">
        <text:list-item>
          <text:list>
            <text:list-item>
              <text:list>
                <text:list-item>
                  <text:p text:style-name="P48"><text:soft-page-break/>Who may request certificate modification</text:p>
                </text:list-item>
              </text:list>
            </text:list-item>
          </text:list>
        </text:list-item>
      </text:list>
      <text:p text:style-name="P8">SEE-GRID CA does not modify signed End Entity certificates.</text:p>
      <text:list xml:id="list1533114596" text:continue-numbering="true" text:style-name="Numbering_20_1">
        <text:list-item>
          <text:list>
            <text:list-item>
              <text:list>
                <text:list-item>
                  <text:p text:style-name="P48">Processing certificate modification requests</text:p>
                </text:list-item>
              </text:list>
            </text:list-item>
          </text:list>
        </text:list-item>
      </text:list>
      <text:p text:style-name="P8">SEE-GRID CA does not modify signed End Entity certificates.</text:p>
      <text:list xml:id="list1812831278" text:continue-numbering="true" text:style-name="Numbering_20_1">
        <text:list-item>
          <text:list>
            <text:list-item>
              <text:list>
                <text:list-item>
                  <text:p text:style-name="P48">Notification of new certificate issuance to subscriber</text:p>
                </text:list-item>
              </text:list>
            </text:list-item>
          </text:list>
        </text:list-item>
      </text:list>
      <text:p text:style-name="P8">SEE-GRID CA does not modify signed End Entity certificates.</text:p>
      <text:list xml:id="list2169402369" text:continue-numbering="true" text:style-name="Numbering_20_1">
        <text:list-item>
          <text:list>
            <text:list-item>
              <text:list>
                <text:list-item>
                  <text:p text:style-name="P48">Conduct constituting acceptance of modified certificate</text:p>
                </text:list-item>
              </text:list>
            </text:list-item>
          </text:list>
        </text:list-item>
      </text:list>
      <text:p text:style-name="P8">SEE-GRID CA does not modify signed End Entity certificates.</text:p>
      <text:list xml:id="list1432870029" text:continue-numbering="true" text:style-name="Numbering_20_1">
        <text:list-item>
          <text:list>
            <text:list-item>
              <text:list>
                <text:list-item>
                  <text:p text:style-name="P48">Publication of the modified certificate by the CA</text:p>
                </text:list-item>
              </text:list>
            </text:list-item>
          </text:list>
        </text:list-item>
      </text:list>
      <text:p text:style-name="P8">SEE-GRID CA does not modify signed End Entity certificates.</text:p>
      <text:list xml:id="list629572957" text:continue-numbering="true" text:style-name="Numbering_20_1">
        <text:list-item>
          <text:list>
            <text:list-item>
              <text:list>
                <text:list-item>
                  <text:p text:style-name="P48">Notification of certificate issuance by the CA to other entities</text:p>
                </text:list-item>
              </text:list>
            </text:list-item>
          </text:list>
        </text:list-item>
      </text:list>
      <text:p text:style-name="P8">SEE-GRID CA does not modify signed End Entity certificates.</text:p>
      <text:list xml:id="list845372542" text:continue-numbering="true" text:style-name="Numbering_20_1">
        <text:list-item>
          <text:list>
            <text:list-item>
              <text:p text:style-name="P47">Certificate revocation and suspension</text:p>
              <text:list>
                <text:list-item>
                  <text:p text:style-name="P48">Circumstances for revocation</text:p>
                </text:list-item>
              </text:list>
            </text:list-item>
          </text:list>
        </text:list-item>
      </text:list>
      <text:p text:style-name="P8"><text:span text:style-name="T4">A certificate will be revoked </text:span>in the following circumstances:</text:p>
      <text:list xml:id="list4573355021" text:style-name="L9">
        <text:list-item>
          <text:p text:style-name="P59">the subject of the certificate has ceased being an eligible end entity for certification, as described in this policy;</text:p>
        </text:list-item>
        <text:list-item>
          <text:p text:style-name="P59">the subject does not require the certificate any more;</text:p>
        </text:list-item>
        <text:list-item>
          <text:p text:style-name="P59">the private key has been lost or compromised;</text:p>
        </text:list-item>
        <text:list-item>
          <text:p text:style-name="P59">the information in the certificate is wrong or inaccurate;</text:p>
        </text:list-item>
        <text:list-item>
          <text:p text:style-name="P59">the system or the robot to which the certificate has been issued has been retired;</text:p>
        </text:list-item>
        <text:list-item>
          <text:p text:style-name="P59">the subject has failed to comply with the rules of this policy.</text:p>
        </text:list-item>
      </text:list>
      <text:list xml:id="list689117854" text:continue-list="list845372542" text:style-name="Numbering_20_1">
        <text:list-item>
          <text:list>
            <text:list-item>
              <text:list>
                <text:list-item>
                  <text:p text:style-name="P48">Who can request revocation</text:p>
                </text:list-item>
              </text:list>
            </text:list-item>
          </text:list>
        </text:list-item>
      </text:list>
      <text:p text:style-name="P8">The revocation of the certificate can be requested by:</text:p>
      <text:list xml:id="list12468994311" text:style-name="L10">
        <text:list-item>
          <text:p text:style-name="P60">the certificate owner;</text:p>
        </text:list-item>
        <text:list-item>
          <text:p text:style-name="P60">any other entity presenting proof of knowledge of the private key compromise or of the modification of the subscriber's data.</text:p>
        </text:list-item>
      </text:list>
      <text:list xml:id="list889076919" text:continue-list="list689117854" text:style-name="Numbering_20_1">
        <text:list-item>
          <text:list>
            <text:list-item>
              <text:list>
                <text:list-item>
                  <text:p text:style-name="P48">Procedure for revocation request</text:p>
                </text:list-item>
              </text:list>
            </text:list-item>
          </text:list>
        </text:list-item>
      </text:list>
      <text:p text:style-name="P8">The entity requesting the revocation of a certificate is authenticated by logging on the SEE-GRID CA website using a valid <text:span text:style-name="T3">SEE-GRID</text:span> CA certificate or by verifying the digital signature in the e-mail request. Otherwise authentication will be performed with the same procedure as described in section <text:bookmark-ref text:reference-format="number" text:ref-name="__RefNumPara__38596220">3.2.3</text:bookmark-ref>.</text:p>
      <text:list xml:id="list789174819" text:continue-numbering="true" text:style-name="Numbering_20_1">
        <text:list-item>
          <text:list>
            <text:list-item>
              <text:list>
                <text:list-item>
                  <text:p text:style-name="P48">Revocation request grace period</text:p>
                </text:list-item>
              </text:list>
            </text:list-item>
          </text:list>
        </text:list-item>
      </text:list>
      <text:p text:style-name="P8">No stipulation.</text:p>
      <text:list xml:id="list1066792073" text:continue-numbering="true" text:style-name="Numbering_20_1">
        <text:list-item>
          <text:list>
            <text:list-item>
              <text:list>
                <text:list-item>
                  <text:p text:style-name="P48"><text:soft-page-break/>Time within which CA must process the revocation request</text:p>
                </text:list-item>
              </text:list>
            </text:list-item>
          </text:list>
        </text:list-item>
      </text:list>
      <text:p text:style-name="P8">SEE-GRID CA will process all revocation requests within 1 working day.</text:p>
      <text:list xml:id="list498015120" text:continue-numbering="true" text:style-name="Numbering_20_1">
        <text:list-item>
          <text:list>
            <text:list-item>
              <text:list>
                <text:list-item>
                  <text:p text:style-name="P48">Revocation checking requirement for relying parties</text:p>
                </text:list-item>
              </text:list>
            </text:list-item>
          </text:list>
        </text:list-item>
      </text:list>
      <text:p text:style-name="P8">Relying parts must download the CRL from the online-repository [section <text:bookmark-ref text:reference-format="number" text:ref-name="__RefNumPara__38652720">2.2</text:bookmark-ref>] at least once a day and implement its restrictions while validating certificates.</text:p>
      <text:list xml:id="list1660962493" text:continue-numbering="true" text:style-name="Numbering_20_1">
        <text:list-item>
          <text:list>
            <text:list-item>
              <text:list>
                <text:list-item>
                  <text:p text:style-name="P48"><text:bookmark-start text:name="__RefNumPara__38575720"/>CRL issuance frequency<text:bookmark-end text:name="__RefNumPara__38575720"/></text:p>
                </text:list-item>
              </text:list>
            </text:list-item>
          </text:list>
        </text:list-item>
      </text:list>
      <text:list xml:id="list21463993211" text:style-name="L11">
        <text:list-item>
          <text:p text:style-name="P61">CRLs will be published in the on-line repository as soon as issued and at least once <text:s/>every 23 days;</text:p>
        </text:list-item>
        <text:list-item>
          <text:p text:style-name="P61">The minimum CRL lifetime is 7 days;</text:p>
        </text:list-item>
        <text:list-item>
          <text:p text:style-name="P61">CRLs are issued at least 7 days before expiration.</text:p>
        </text:list-item>
      </text:list>
      <text:list xml:id="list921305510" text:continue-list="list1660962493" text:style-name="Numbering_20_1">
        <text:list-item>
          <text:list>
            <text:list-item>
              <text:list>
                <text:list-item>
                  <text:p text:style-name="P48">Maximum latency for CRLs</text:p>
                </text:list-item>
              </text:list>
            </text:list-item>
          </text:list>
        </text:list-item>
      </text:list>
      <text:p text:style-name="P8">No stipulation.</text:p>
      <text:list xml:id="list1289224712" text:continue-numbering="true" text:style-name="Numbering_20_1">
        <text:list-item>
          <text:list>
            <text:list-item>
              <text:list>
                <text:list-item>
                  <text:p text:style-name="P48"><text:bookmark-start text:name="__RefNumPara__10570_1513818999"/>On-line revocation/status checking availability<text:bookmark-end text:name="__RefNumPara__10570_1513818999"/></text:p>
                </text:list-item>
              </text:list>
            </text:list-item>
          </text:list>
        </text:list-item>
      </text:list>
      <text:p text:style-name="P8">SEE-GRID CA operates an on-line repository that contains all the CRLs that have been issued. Promptly following revocation, the CRL or certificate status database in the repository, as applicable, shall be updated.</text:p>
      <text:list xml:id="list154349366" text:continue-numbering="true" text:style-name="Numbering_20_1">
        <text:list-item>
          <text:list>
            <text:list-item>
              <text:list>
                <text:list-item>
                  <text:p text:style-name="P48">On-line revocation checking requirements</text:p>
                </text:list-item>
              </text:list>
            </text:list-item>
          </text:list>
        </text:list-item>
      </text:list>
      <text:p text:style-name="P8">Currently there are no on-line revocation/status services offered by the SEE-GRID CA.</text:p>
      <text:list xml:id="list254161798" text:continue-numbering="true" text:style-name="Numbering_20_1">
        <text:list-item>
          <text:list>
            <text:list-item>
              <text:list>
                <text:list-item>
                  <text:p text:style-name="P48">Other forms of revocation advertisements available</text:p>
                </text:list-item>
              </text:list>
            </text:list-item>
          </text:list>
        </text:list-item>
      </text:list>
      <text:p text:style-name="P8">No stipulation.</text:p>
      <text:list xml:id="list616978115" text:continue-numbering="true" text:style-name="Numbering_20_1">
        <text:list-item>
          <text:list>
            <text:list-item>
              <text:list>
                <text:list-item>
                  <text:p text:style-name="P48">Special requirements re key compromise</text:p>
                </text:list-item>
              </text:list>
            </text:list-item>
          </text:list>
        </text:list-item>
      </text:list>
      <text:p text:style-name="P8">No stipulation.</text:p>
      <text:list xml:id="list1764744101" text:continue-numbering="true" text:style-name="Numbering_20_1">
        <text:list-item>
          <text:list>
            <text:list-item>
              <text:list>
                <text:list-item>
                  <text:p text:style-name="P48">Circumstances for suspension</text:p>
                </text:list-item>
              </text:list>
            </text:list-item>
          </text:list>
        </text:list-item>
      </text:list>
      <text:p text:style-name="P8">SEE-GRID CA does not suspend certificates.</text:p>
      <text:list xml:id="list1422069802" text:continue-numbering="true" text:style-name="Numbering_20_1">
        <text:list-item>
          <text:list>
            <text:list-item>
              <text:list>
                <text:list-item>
                  <text:p text:style-name="P48">Who can request suspension</text:p>
                </text:list-item>
              </text:list>
            </text:list-item>
          </text:list>
        </text:list-item>
      </text:list>
      <text:p text:style-name="P8">SEE-GRID CA does not suspend certificates.</text:p>
      <text:list xml:id="list1646267763" text:continue-numbering="true" text:style-name="Numbering_20_1">
        <text:list-item>
          <text:list>
            <text:list-item>
              <text:list>
                <text:list-item>
                  <text:p text:style-name="P48">Procedure for suspension request</text:p>
                </text:list-item>
              </text:list>
            </text:list-item>
          </text:list>
        </text:list-item>
      </text:list>
      <text:p text:style-name="P8">SEE-GRID CA does not suspend certificates.</text:p>
      <text:list xml:id="list907597805" text:continue-numbering="true" text:style-name="Numbering_20_1">
        <text:list-item>
          <text:list>
            <text:list-item>
              <text:list>
                <text:list-item>
                  <text:p text:style-name="P48">Limits on suspension period</text:p>
                </text:list-item>
              </text:list>
            </text:list-item>
          </text:list>
        </text:list-item>
      </text:list>
      <text:p text:style-name="P8">SEE-GRID CA does not suspend certificates.</text:p>
      <text:list xml:id="list684577006" text:continue-numbering="true" text:style-name="Numbering_20_1">
        <text:list-item>
          <text:list>
            <text:list-item>
              <text:p text:style-name="P47">Certificate status services</text:p>
              <text:list>
                <text:list-item>
                  <text:p text:style-name="P48">Operational characteristics</text:p>
                </text:list-item>
              </text:list>
            </text:list-item>
          </text:list>
        </text:list-item>
      </text:list>
      <text:p text:style-name="P8">See section <text:bookmark-ref text:reference-format="number" text:ref-name="__RefNumPara__10570_1513818999">4.9.9</text:bookmark-ref>.</text:p>
      <text:list xml:id="list1880455875" text:continue-numbering="true" text:style-name="Numbering_20_1">
        <text:list-item>
          <text:list>
            <text:list-item>
              <text:list>
                <text:list-item>
                  <text:p text:style-name="P48"><text:soft-page-break/>Service availability</text:p>
                </text:list-item>
              </text:list>
            </text:list-item>
          </text:list>
        </text:list-item>
      </text:list>
      <text:p text:style-name="P8">The on-line repository is maintained on best effort basis with intended availability of 24x7.</text:p>
      <text:list xml:id="list569671238" text:continue-numbering="true" text:style-name="Numbering_20_1">
        <text:list-item>
          <text:list>
            <text:list-item>
              <text:list>
                <text:list-item>
                  <text:p text:style-name="P48">Optional features</text:p>
                </text:list-item>
              </text:list>
            </text:list-item>
          </text:list>
        </text:list-item>
      </text:list>
      <text:p text:style-name="P8">No stipulation.</text:p>
      <text:list xml:id="list1247011752" text:continue-numbering="true" text:style-name="Numbering_20_1">
        <text:list-item>
          <text:list>
            <text:list-item>
              <text:p text:style-name="P47">End of subscription</text:p>
            </text:list-item>
          </text:list>
        </text:list-item>
      </text:list>
      <text:p text:style-name="P8">No stipulation.</text:p>
      <text:list xml:id="list1498217803" text:continue-numbering="true" text:style-name="Numbering_20_1">
        <text:list-item>
          <text:list>
            <text:list-item>
              <text:p text:style-name="P47">Key escrow and recovery</text:p>
              <text:list>
                <text:list-item>
                  <text:p text:style-name="P48">Key escrow and recovery policy and practices</text:p>
                </text:list-item>
              </text:list>
            </text:list-item>
          </text:list>
        </text:list-item>
      </text:list>
      <text:p text:style-name="P8">No stipulation.</text:p>
      <text:list xml:id="list1565466958" text:continue-numbering="true" text:style-name="Numbering_20_1">
        <text:list-item>
          <text:list>
            <text:list-item>
              <text:list>
                <text:list-item>
                  <text:p text:style-name="P48">Session key encapsulation and recovery policy and practices</text:p>
                </text:list-item>
              </text:list>
            </text:list-item>
          </text:list>
        </text:list-item>
      </text:list>
      <text:p text:style-name="P8">No stipulation.</text:p>
      <text:list xml:id="list98133074" text:continue-numbering="true" text:style-name="Numbering_20_1">
        <text:list-item>
          <text:p text:style-name="P43">FACILITY, MANAGEMENT, AND OPERATIONAL CONTROLS </text:p>
          <text:list>
            <text:list-item>
              <text:p text:style-name="P47">Physical controls</text:p>
              <text:list>
                <text:list-item>
                  <text:p text:style-name="P48">Site location and construction</text:p>
                </text:list-item>
              </text:list>
            </text:list-item>
          </text:list>
        </text:list-item>
      </text:list>
      <text:p text:style-name="P8">The <text:span text:style-name="T3">SEE-GRID</text:span> CA is hosted <text:span text:style-name="T1">at</text:span> the Scientific Computing Center at the Aristotle University of Thessaloniki.</text:p>
      <text:list xml:id="list319746834" text:continue-numbering="true" text:style-name="Numbering_20_1">
        <text:list-item>
          <text:list>
            <text:list-item>
              <text:list>
                <text:list-item>
                  <text:p text:style-name="P48">Physical access</text:p>
                </text:list-item>
              </text:list>
            </text:list-item>
          </text:list>
        </text:list-item>
      </text:list>
      <text:p text:style-name="P8">Physical access to the <text:span text:style-name="T3">SEE-GRID</text:span> CA is restricted to authorized personnel only.</text:p>
      <text:list xml:id="list1245567256" text:continue-numbering="true" text:style-name="Numbering_20_1">
        <text:list-item>
          <text:list>
            <text:list-item>
              <text:list>
                <text:list-item>
                  <text:p text:style-name="P48">Power and air conditioning</text:p>
                </text:list-item>
              </text:list>
            </text:list-item>
          </text:list>
        </text:list-item>
      </text:list>
      <text:p text:style-name="P8">The <text:span text:style-name="T3">SEE-GRID</text:span> CA signing machine and the CA web portal are both protected by the <text:s/>Uninterruptible Power Supply and the Power Generator of the Data Center. The Data Center hosting the CA services is equipped with environmental controls that ensure the proper cooling and ventilation.</text:p>
      <text:list xml:id="list842893648" text:continue-numbering="true" text:style-name="Numbering_20_1">
        <text:list-item>
          <text:list>
            <text:list-item>
              <text:list>
                <text:list-item>
                  <text:p text:style-name="P48">Water exposures</text:p>
                </text:list-item>
              </text:list>
            </text:list-item>
          </text:list>
        </text:list-item>
      </text:list>
      <text:p text:style-name="P8">Due to the location of the <text:span text:style-name="T3">SEE-GRID</text:span> CA facilities, floods are not expected.</text:p>
      <text:list xml:id="list1976019336" text:continue-numbering="true" text:style-name="Numbering_20_1">
        <text:list-item>
          <text:list>
            <text:list-item>
              <text:list>
                <text:list-item>
                  <text:p text:style-name="P48">Fire prevention and protection</text:p>
                </text:list-item>
              </text:list>
            </text:list-item>
          </text:list>
        </text:list-item>
      </text:list>
      <text:p text:style-name="P8"><text:span text:style-name="T3">The Data Center where SEE-GRID</text:span> CA is hosted, is located in a public building adhering to the Greek laws regarding fire prevention and protection in public buildings.</text:p>
      <text:list xml:id="list386992309" text:continue-numbering="true" text:style-name="Numbering_20_1">
        <text:list-item>
          <text:list>
            <text:list-item>
              <text:list>
                <text:list-item>
                  <text:p text:style-name="P48"><text:bookmark-start text:name="__RefNumPara__38655320"/>Media storage<text:bookmark-end text:name="__RefNumPara__38655320"/></text:p>
                </text:list-item>
              </text:list>
            </text:list-item>
          </text:list>
        </text:list-item>
      </text:list>
      <text:list xml:id="list17561756711" text:style-name="L12">
        <text:list-item>
          <text:p text:style-name="P68">The <text:span text:style-name="T3">SEE-GRID</text:span> CA private key is kept in several removable storage media;</text:p>
        </text:list-item>
        <text:list-item>
          <text:p text:style-name="P68">Backup copies of CA related information may be kept in off-line media such as magnetic tape cartridges, floppies and CD-ROMs.</text:p>
        </text:list-item>
      </text:list>
      <text:list xml:id="list1863867259" text:continue-list="list386992309" text:style-name="Numbering_20_1">
        <text:list-item>
          <text:list>
            <text:list-item>
              <text:list>
                <text:list-item>
                  <text:p text:style-name="P48">Waste disposal</text:p>
                </text:list-item>
              </text:list>
            </text:list-item>
          </text:list>
        </text:list-item>
      </text:list>
      <text:p text:style-name="P8">Waste carrying potential confidential information such as magnetic tape cartridges, floppies and CD-ROMs are physically destroyed before being trashed.</text:p>
      <text:list xml:id="list937676236" text:continue-numbering="true" text:style-name="Numbering_20_1">
        <text:list-item>
          <text:list>
            <text:list-item>
              <text:list>
                <text:list-item>
                  <text:p text:style-name="P48">Off-site backup</text:p>
                </text:list-item>
              </text:list>
            </text:list-item>
          </text:list>
        </text:list-item>
      </text:list>
      <text:p text:style-name="P8">No off-site backups are currently performed.</text:p>
      <text:list xml:id="list1554109778" text:continue-numbering="true" text:style-name="Numbering_20_1">
        <text:list-item>
          <text:list>
            <text:list-item>
              <text:p text:style-name="P47">Procedural controls</text:p>
              <text:list>
                <text:list-item>
                  <text:p text:style-name="P48">Trusted roles</text:p>
                </text:list-item>
              </text:list>
            </text:list-item>
          </text:list>
        </text:list-item>
      </text:list>
      <text:p text:style-name="P8">All employees, contractors, and consultants of the <text:span text:style-name="T3">SEE-GRID</text:span> CA (collectively “personnel”) that have access to or control over cryptographic operations that may materially affect the CA’s issuance, use, suspension, or revocation of certificates, including access to restricted operations of the CA’s repository, shall, for purposes of this Policy, be considered as serving in a trusted role. Such personnel include, but are not limited to, system administration personnel, operators, engineering personnel, and executives who are designated to oversee the CA’s operations.</text:p>
      <text:list xml:id="list344053397" text:continue-numbering="true" text:style-name="Numbering_20_1">
        <text:list-item>
          <text:list>
            <text:list-item>
              <text:list>
                <text:list-item>
                  <text:p text:style-name="P48">Number of persons required per task</text:p>
                </text:list-item>
              </text:list>
            </text:list-item>
          </text:list>
        </text:list-item>
      </text:list>
      <text:p text:style-name="P8">No stipulation.</text:p>
      <text:list xml:id="list1744078667" text:continue-numbering="true" text:style-name="Numbering_20_1">
        <text:list-item>
          <text:list>
            <text:list-item>
              <text:list>
                <text:list-item>
                  <text:p text:style-name="P48"><text:soft-page-break/>Identification and authentication for each role</text:p>
                </text:list-item>
              </text:list>
            </text:list-item>
          </text:list>
        </text:list-item>
      </text:list>
      <text:p text:style-name="P8">No stipulation.</text:p>
      <text:list xml:id="list1990471378" text:continue-numbering="true" text:style-name="Numbering_20_1">
        <text:list-item>
          <text:list>
            <text:list-item>
              <text:list>
                <text:list-item>
                  <text:p text:style-name="P48">Roles requiring separation of duties</text:p>
                </text:list-item>
              </text:list>
            </text:list-item>
          </text:list>
        </text:list-item>
      </text:list>
      <text:p text:style-name="P8">No stipulation.</text:p>
      <text:list xml:id="list616810092" text:continue-numbering="true" text:style-name="Numbering_20_1">
        <text:list-item>
          <text:list>
            <text:list-item>
              <text:p text:style-name="P47">Personnel controls</text:p>
              <text:list>
                <text:list-item>
                  <text:p text:style-name="P48">Qualifications, experience, and clearance requirements</text:p>
                </text:list-item>
              </text:list>
            </text:list-item>
          </text:list>
        </text:list-item>
      </text:list>
      <text:p text:style-name="P8"><text:span text:style-name="T3">SEE-GRID</text:span> CA personnel is selected in mutual agreement by <text:s/>NGIGRNET and the Grid &amp; HPC <text:s/>Operations Center, at the <text:s/>Aristotle University of Thessaloniki.</text:p>
      <text:list xml:id="list1088265187" text:continue-numbering="true" text:style-name="Numbering_20_1">
        <text:list-item>
          <text:list>
            <text:list-item>
              <text:list>
                <text:list-item>
                  <text:p text:style-name="P48">Background check procedures</text:p>
                </text:list-item>
              </text:list>
            </text:list-item>
          </text:list>
        </text:list-item>
      </text:list>
      <text:p text:style-name="P8">No stipulation.</text:p>
      <text:list xml:id="list619389422" text:continue-numbering="true" text:style-name="Numbering_20_1">
        <text:list-item>
          <text:list>
            <text:list-item>
              <text:list>
                <text:list-item>
                  <text:p text:style-name="P48">Training requirements</text:p>
                </text:list-item>
              </text:list>
            </text:list-item>
          </text:list>
        </text:list-item>
      </text:list>
      <text:p text:style-name="P8">Internal training is given to <text:span text:style-name="T3">SEE-GRID</text:span> CA/RA operators. </text:p>
      <text:list xml:id="list1489391557" text:continue-numbering="true" text:style-name="Numbering_20_1">
        <text:list-item>
          <text:list>
            <text:list-item>
              <text:list>
                <text:list-item>
                  <text:p text:style-name="P48">Retraining frequency and requirements</text:p>
                </text:list-item>
              </text:list>
            </text:list-item>
          </text:list>
        </text:list-item>
      </text:list>
      <text:p text:style-name="P8">SEE-GRID CA will perform operational audit of the CA/RA staff at least once per year. If the results of the operational audit are not satisfactory, retraining will be considered. <text:s/></text:p>
      <text:list xml:id="list1399122079" text:continue-numbering="true" text:style-name="Numbering_20_1">
        <text:list-item>
          <text:list>
            <text:list-item>
              <text:list>
                <text:list-item>
                  <text:p text:style-name="P48">Job rotation frequency and sequence</text:p>
                </text:list-item>
              </text:list>
            </text:list-item>
          </text:list>
        </text:list-item>
      </text:list>
      <text:p text:style-name="P8">No stipulation.</text:p>
      <text:list xml:id="list363460115" text:continue-numbering="true" text:style-name="Numbering_20_1">
        <text:list-item>
          <text:list>
            <text:list-item>
              <text:list>
                <text:list-item>
                  <text:p text:style-name="P48">Sanctions for unauthorized actions</text:p>
                </text:list-item>
              </text:list>
            </text:list-item>
          </text:list>
        </text:list-item>
      </text:list>
      <text:p text:style-name="P8">No stipulation.</text:p>
      <text:list xml:id="list1495273749" text:continue-numbering="true" text:style-name="Numbering_20_1">
        <text:list-item>
          <text:list>
            <text:list-item>
              <text:list>
                <text:list-item>
                  <text:p text:style-name="P48">Independent contractor requirements</text:p>
                </text:list-item>
              </text:list>
            </text:list-item>
          </text:list>
        </text:list-item>
      </text:list>
      <text:p text:style-name="P8">No stipulation.</text:p>
      <text:list xml:id="list1476875261" text:continue-numbering="true" text:style-name="Numbering_20_1">
        <text:list-item>
          <text:list>
            <text:list-item>
              <text:list>
                <text:list-item>
                  <text:p text:style-name="P48">Documentation supplied to personnel</text:p>
                </text:list-item>
              </text:list>
            </text:list-item>
          </text:list>
        </text:list-item>
      </text:list>
      <text:p text:style-name="P8">Documentation regarding all the operational procedures of the CA is supplied to personnel during the initial training period.</text:p>
      <text:list xml:id="list1491132613" text:continue-numbering="true" text:style-name="Numbering_20_1">
        <text:list-item>
          <text:list>
            <text:list-item>
              <text:p text:style-name="P47">Audit logging procedures</text:p>
              <text:list>
                <text:list-item>
                  <text:p text:style-name="P48">Types of events recorded</text:p>
                </text:list-item>
              </text:list>
            </text:list-item>
          </text:list>
        </text:list-item>
      </text:list>
      <text:list xml:id="list16823480591" text:style-name="L13">
        <text:list-item>
          <text:list>
            <text:list-item>
              <text:list>
                <text:list-item>
                  <text:list>
                    <text:list-item>
                      <text:p text:style-name="P80">System boots and shutdowns</text:p>
                    </text:list-item>
                    <text:list-item>
                      <text:p text:style-name="P80">Interactive system logins</text:p>
                    </text:list-item>
                    <text:list-item>
                      <text:p text:style-name="P80">periodic message digests of all system files</text:p>
                    </text:list-item>
                    <text:list-item>
                      <text:p text:style-name="P80">requests for certificates</text:p>
                    </text:list-item>
                    <text:list-item>
                      <text:p text:style-name="P80">identity verification procedures</text:p>
                    </text:list-item>
                    <text:list-item>
                      <text:p text:style-name="P80">certificate issuing</text:p>
                    </text:list-item>
                    <text:list-item>
                      <text:p text:style-name="P80">requests for revocation</text:p>
                    </text:list-item>
                    <text:list-item>
                      <text:p text:style-name="P80"><text:soft-page-break/>CRL issuing</text:p>
                    </text:list-item>
                  </text:list>
                </text:list-item>
              </text:list>
            </text:list-item>
          </text:list>
        </text:list-item>
      </text:list>
      <text:list xml:id="list596279213" text:continue-list="list1491132613" text:style-name="Numbering_20_1">
        <text:list-item>
          <text:list>
            <text:list-item>
              <text:list>
                <text:list-item>
                  <text:p text:style-name="P48">Frequency of processing log</text:p>
                </text:list-item>
              </text:list>
            </text:list-item>
          </text:list>
        </text:list-item>
      </text:list>
      <text:p text:style-name="P8">Audit logs will be processed at least once per month.</text:p>
      <text:list xml:id="list1770649001" text:continue-numbering="true" text:style-name="Numbering_20_1">
        <text:list-item>
          <text:list>
            <text:list-item>
              <text:list>
                <text:list-item>
                  <text:p text:style-name="P48">Retention period for audit log</text:p>
                </text:list-item>
              </text:list>
            </text:list-item>
          </text:list>
        </text:list-item>
      </text:list>
      <text:p text:style-name="P8">Audit logs will be retained for a minimum of 3 years.</text:p>
      <text:list xml:id="list1881476340" text:continue-numbering="true" text:style-name="Numbering_20_1">
        <text:list-item>
          <text:list>
            <text:list-item>
              <text:list>
                <text:list-item>
                  <text:p text:style-name="P48">Protection of audit log</text:p>
                </text:list-item>
              </text:list>
            </text:list-item>
          </text:list>
        </text:list-item>
      </text:list>
      <text:p text:style-name="P8">Only authorized CA personnel is allowed to view and process audit logs. Audit logs are copied to an off line medium.</text:p>
      <text:list xml:id="list540757317" text:continue-numbering="true" text:style-name="Numbering_20_1">
        <text:list-item>
          <text:list>
            <text:list-item>
              <text:list>
                <text:list-item>
                  <text:p text:style-name="P48">Audit log backup procedures</text:p>
                </text:list-item>
              </text:list>
            </text:list-item>
          </text:list>
        </text:list-item>
      </text:list>
      <text:p text:style-name="P8">Audit logs are copied to an off line medium, which is stored in safe storage.</text:p>
      <text:list xml:id="list622045727" text:continue-numbering="true" text:style-name="Numbering_20_1">
        <text:list-item>
          <text:list>
            <text:list-item>
              <text:list>
                <text:list-item>
                  <text:p text:style-name="P48">Audit collection system (internal vs. external)</text:p>
                </text:list-item>
              </text:list>
            </text:list-item>
          </text:list>
        </text:list-item>
      </text:list>
      <text:p text:style-name="P8">The audit log accumulation system is internal to the <text:span text:style-name="T3">SEE-GRID</text:span> CA.</text:p>
      <text:list xml:id="list1036753105" text:continue-numbering="true" text:style-name="Numbering_20_1">
        <text:list-item>
          <text:list>
            <text:list-item>
              <text:list>
                <text:list-item>
                  <text:p text:style-name="P48">Notification to event-causing subject</text:p>
                </text:list-item>
              </text:list>
            </text:list-item>
          </text:list>
        </text:list-item>
      </text:list>
      <text:p text:style-name="P8">No stipulation.</text:p>
      <text:list xml:id="list291736989" text:continue-numbering="true" text:style-name="Numbering_20_1">
        <text:list-item>
          <text:list>
            <text:list-item>
              <text:list>
                <text:list-item>
                  <text:p text:style-name="P48">Vulnerability assessments</text:p>
                </text:list-item>
              </text:list>
            </text:list-item>
          </text:list>
        </text:list-item>
      </text:list>
      <text:p text:style-name="P8">No stipulation.</text:p>
      <text:list xml:id="list783021034" text:continue-numbering="true" text:style-name="Numbering_20_1">
        <text:list-item>
          <text:list>
            <text:list-item>
              <text:p text:style-name="P47">Records archival</text:p>
              <text:list>
                <text:list-item>
                  <text:p text:style-name="P48">Types of records archived</text:p>
                </text:list-item>
              </text:list>
            </text:list-item>
          </text:list>
        </text:list-item>
      </text:list>
      <text:p text:style-name="P8">The following data and files will be archived by the <text:span text:style-name="T3">SEE-GRID</text:span> CA:</text:p>
      <text:list xml:id="list21072211411" text:style-name="L14">
        <text:list-item>
          <text:p text:style-name="P65">all certificate application data, including certification and revocation;</text:p>
        </text:list-item>
        <text:list-item>
          <text:p text:style-name="P65">all certificates and all CRLs or certificate status records generated;</text:p>
        </text:list-item>
        <text:list-item>
          <text:p text:style-name="P65">the login/logout/reboot of the issuing machine.</text:p>
        </text:list-item>
      </text:list>
      <text:list xml:id="list719342634" text:continue-list="list783021034" text:style-name="Numbering_20_1">
        <text:list-item>
          <text:list>
            <text:list-item>
              <text:list>
                <text:list-item>
                  <text:p text:style-name="P48">Retention period for archive</text:p>
                </text:list-item>
              </text:list>
            </text:list-item>
          </text:list>
        </text:list-item>
      </text:list>
      <text:p text:style-name="P8">Logs will be kept for a minimum of three years.</text:p>
      <text:list xml:id="list2070813687" text:continue-numbering="true" text:style-name="Numbering_20_1">
        <text:list-item>
          <text:list>
            <text:list-item>
              <text:list>
                <text:list-item>
                  <text:p text:style-name="P48">Protection of archive</text:p>
                </text:list-item>
              </text:list>
            </text:list-item>
          </text:list>
        </text:list-item>
      </text:list>
      <text:p text:style-name="P8">Audit logs are copied to an off-line medium, which is stored in safe storage. Online logs are protected by ACLs in the file system used by operating system.</text:p>
      <text:list xml:id="list162783492" text:continue-numbering="true" text:style-name="Numbering_20_1">
        <text:list-item>
          <text:list>
            <text:list-item>
              <text:list>
                <text:list-item>
                  <text:p text:style-name="P48">Archive backup procedures</text:p>
                </text:list-item>
              </text:list>
            </text:list-item>
          </text:list>
        </text:list-item>
      </text:list>
      <text:p text:style-name="P8">Audit events are copied to an off-line medium.</text:p>
      <text:list xml:id="list272596778" text:continue-numbering="true" text:style-name="Numbering_20_1">
        <text:list-item>
          <text:list>
            <text:list-item>
              <text:list>
                <text:list-item>
                  <text:p text:style-name="P48">Requirements for time-stamping of records</text:p>
                </text:list-item>
                <text:list-item>
                  <text:p text:style-name="P48">Archive collection system (internal or external)</text:p>
                </text:list-item>
              </text:list>
            </text:list-item>
          </text:list>
        </text:list-item>
      </text:list>
      <text:p text:style-name="P8">The archive collection system is internal to the <text:span text:style-name="T3">SEE-GRID</text:span> CA.</text:p>
      <text:list xml:id="list1216041807" text:continue-numbering="true" text:style-name="Numbering_20_1">
        <text:list-item>
          <text:list>
            <text:list-item>
              <text:list>
                <text:list-item>
                  <text:p text:style-name="P48"><text:soft-page-break/>Procedures to obtain and verify archive information</text:p>
                </text:list-item>
              </text:list>
            </text:list-item>
            <text:list-item>
              <text:p text:style-name="P47">Key changeover</text:p>
            </text:list-item>
          </text:list>
        </text:list-item>
      </text:list>
      <text:p text:style-name="P8">The CA's private signing key is changed periodically; from that time on only the new key will be used for certificate signing purposes. The overlap of the old and new key will be at least 1 year. For this overlapping period, the older but still valid certificate along with the corresponding private key will be available in order to verify digital signatures and issue CRLs.</text:p>
      <text:list xml:id="list677394762" text:continue-numbering="true" text:style-name="Numbering_20_1">
        <text:list-item>
          <text:list>
            <text:list-item>
              <text:p text:style-name="P47">Compromise and disaster recovery</text:p>
              <text:list>
                <text:list-item>
                  <text:p text:style-name="P48">Incident and compromise handling procedures</text:p>
                </text:list-item>
              </text:list>
            </text:list-item>
          </text:list>
        </text:list-item>
      </text:list>
      <text:p text:style-name="P8">If the CA private key is compromised or destroyed the CA will:</text:p>
      <text:list xml:id="list418500393" text:style-name="L15">
        <text:list-item>
          <text:p text:style-name="P69">Notify subscribers, RAs and cross-certifying CAs;</text:p>
        </text:list-item>
        <text:list-item>
          <text:p text:style-name="P69">Terminate the issuance and distribution of certificates and CRLs;</text:p>
        </text:list-item>
        <text:list-item>
          <text:p text:style-name="P69">Notify relevant security contacts.</text:p>
        </text:list-item>
      </text:list>
      <text:list xml:id="list1427565199" text:continue-list="list677394762" text:style-name="Numbering_20_1">
        <text:list-item>
          <text:list>
            <text:list-item>
              <text:list>
                <text:list-item>
                  <text:p text:style-name="P48">Computing resources, software, and/or data are corrupted</text:p>
                </text:list-item>
              </text:list>
            </text:list-item>
          </text:list>
        </text:list-item>
      </text:list>
      <text:p text:style-name="P8">No stipulation.</text:p>
      <text:list xml:id="list1665608321" text:continue-numbering="true" text:style-name="Numbering_20_1">
        <text:list-item>
          <text:list>
            <text:list-item>
              <text:list>
                <text:list-item>
                  <text:p text:style-name="P48">Entity private key compromise procedures</text:p>
                </text:list-item>
              </text:list>
            </text:list-item>
          </text:list>
        </text:list-item>
      </text:list>
      <text:p text:style-name="P8">No stipulation.</text:p>
      <text:list xml:id="list1694325414" text:continue-numbering="true" text:style-name="Numbering_20_1">
        <text:list-item>
          <text:list>
            <text:list-item>
              <text:list>
                <text:list-item>
                  <text:p text:style-name="P48">Business continuity capabilities after a disaster</text:p>
                </text:list-item>
              </text:list>
            </text:list-item>
          </text:list>
        </text:list-item>
      </text:list>
      <text:p text:style-name="P8">No stipulation.</text:p>
      <text:list xml:id="list1158686890" text:continue-numbering="true" text:style-name="Numbering_20_1">
        <text:list-item>
          <text:list>
            <text:list-item>
              <text:p text:style-name="P47">CA or RA termination</text:p>
            </text:list-item>
          </text:list>
        </text:list-item>
      </text:list>
      <text:p text:style-name="P8">Upon termination the <text:span text:style-name="T3">SEE-GRID</text:span> CA will:</text:p>
      <text:list xml:id="list1380251156" text:style-name="L16">
        <text:list-item>
          <text:p text:style-name="P67">Notify subscribers, RAs and cross-certifying CAs;</text:p>
        </text:list-item>
        <text:list-item>
          <text:p text:style-name="P67">Terminate the issuance and distribution of certificates and CRLs;</text:p>
        </text:list-item>
        <text:list-item>
          <text:p text:style-name="P67">Notify relevant security contacts;</text:p>
        </text:list-item>
        <text:list-item>
          <text:p text:style-name="P67">Notify as widely as possible the end of the service.</text:p>
        </text:list-item>
      </text:list>
      <text:p text:style-name="P8"/>
      <text:list xml:id="list933462246" text:continue-list="list1158686890" text:style-name="Numbering_20_1">
        <text:list-item>
          <text:p text:style-name="P43">TECHNICAL SECURITY CONTROLS</text:p>
          <text:list>
            <text:list-item>
              <text:p text:style-name="P47">Key pair generation and installation</text:p>
              <text:list>
                <text:list-item>
                  <text:p text:style-name="P48">Key pair generation</text:p>
                </text:list-item>
              </text:list>
            </text:list-item>
          </text:list>
        </text:list-item>
      </text:list>
      <text:p text:style-name="P8"><text:span text:style-name="T4">Key pairs for CAs, RAs and subscribers must be generated in such a way that private key is not known by any other than the owner of the key pair. </text:span>Each subscriber must generate his/her own key pair. <text:span text:style-name="T3">SEE-GRID</text:span> CA does not generate private keys on behalf of the subscribers.</text:p>
      <text:list xml:id="list1596540199" text:continue-numbering="true" text:style-name="Numbering_20_1">
        <text:list-item>
          <text:list>
            <text:list-item>
              <text:list>
                <text:list-item>
                  <text:p text:style-name="P48">Private key delivery to subscriber</text:p>
                </text:list-item>
              </text:list>
            </text:list-item>
          </text:list>
        </text:list-item>
      </text:list>
      <text:p text:style-name="P8">The <text:span text:style-name="T3">SEE-GRID</text:span> CA does not generate private keys, hence does not deliver private keys.</text:p>
      <text:list xml:id="list507568340" text:continue-numbering="true" text:style-name="Numbering_20_1">
        <text:list-item>
          <text:list>
            <text:list-item>
              <text:list>
                <text:list-item>
                  <text:p text:style-name="P48">Public key delivery to certificate issuer</text:p>
                </text:list-item>
              </text:list>
            </text:list-item>
          </text:list>
        </text:list-item>
      </text:list>
      <text:p text:style-name="P8">The subscriber's public key must be transferred to the <text:span text:style-name="T3">SEE-GRID</text:span> CA in a way that ensures that it has not been altered.</text:p>
      <text:list xml:id="list1160657508" text:continue-numbering="true" text:style-name="Numbering_20_1">
        <text:list-item>
          <text:list>
            <text:list-item>
              <text:list>
                <text:list-item>
                  <text:p text:style-name="P48">CA public key delivery to relying parties</text:p>
                </text:list-item>
              </text:list>
            </text:list-item>
          </text:list>
        </text:list-item>
      </text:list>
      <text:p text:style-name="P8">CA certificate can be downloaded from the <text:span text:style-name="T3">SEE-GRID</text:span> CA web site.</text:p>
      <text:list xml:id="list1841384267" text:continue-numbering="true" text:style-name="Numbering_20_1">
        <text:list-item>
          <text:list>
            <text:list-item>
              <text:list>
                <text:list-item>
                  <text:p text:style-name="P48">Key sizes</text:p>
                </text:list-item>
              </text:list>
            </text:list-item>
          </text:list>
        </text:list-item>
      </text:list>
      <text:list xml:id="list1415913928" text:style-name="L17">
        <text:list-item>
          <text:p text:style-name="P70">The minimum key length for an End Entity certificate is 1024 bit. </text:p>
        </text:list-item>
        <text:list-item>
          <text:p text:style-name="P70">The minimum length for the <text:span text:style-name="T3">SEE-GRID</text:span> CA private key is 2048 bits.</text:p>
        </text:list-item>
      </text:list>
      <text:list xml:id="list1023151564" text:continue-list="list1841384267" text:style-name="Numbering_20_1">
        <text:list-item>
          <text:list>
            <text:list-item>
              <text:list>
                <text:list-item>
                  <text:p text:style-name="P48">Public key parameters generation and quality checking</text:p>
                </text:list-item>
              </text:list>
            </text:list-item>
          </text:list>
        </text:list-item>
      </text:list>
      <text:p text:style-name="P8">No stipulation.</text:p>
      <text:list xml:id="list1471387631" text:continue-numbering="true" text:style-name="Numbering_20_1">
        <text:list-item>
          <text:list>
            <text:list-item>
              <text:list>
                <text:list-item>
                  <text:p text:style-name="P48">Key usage purposes (as per X.509 v3 key usage field)</text:p>
                </text:list-item>
              </text:list>
            </text:list-item>
          </text:list>
        </text:list-item>
      </text:list>
      <text:p text:style-name="P8">Keys may be used for authentication, non-repudiation, data encipherment, message integrity and session establishment. Certificates and CRLs are signed by the CA private key.</text:p>
      <text:list xml:id="list1602332024" text:continue-numbering="true" text:style-name="Numbering_20_1">
        <text:list-item>
          <text:list>
            <text:list-item>
              <text:p text:style-name="P47">Private Key Protection and Cryptographic Module Engineering Controls</text:p>
              <text:list>
                <text:list-item>
                  <text:p text:style-name="P48">Cryptographic module standards and controls</text:p>
                </text:list-item>
              </text:list>
            </text:list-item>
          </text:list>
        </text:list-item>
      </text:list>
      <text:p text:style-name="P8">No stipulation.</text:p>
      <text:list xml:id="list1214007000" text:continue-numbering="true" text:style-name="Numbering_20_1">
        <text:list-item>
          <text:list>
            <text:list-item>
              <text:list>
                <text:list-item>
                  <text:p text:style-name="P48">Private key (n out of m) multi-person control</text:p>
                </text:list-item>
              </text:list>
            </text:list-item>
          </text:list>
        </text:list-item>
      </text:list>
      <text:p text:style-name="P8">No stipulation.</text:p>
      <text:list xml:id="list838131865" text:continue-numbering="true" text:style-name="Numbering_20_1">
        <text:list-item>
          <text:list>
            <text:list-item>
              <text:list>
                <text:list-item>
                  <text:p text:style-name="P48">Private key escrow</text:p>
                </text:list-item>
              </text:list>
            </text:list-item>
          </text:list>
        </text:list-item>
      </text:list>
      <text:p text:style-name="P8">No stipulation.</text:p>
      <text:list xml:id="list1401627394" text:continue-numbering="true" text:style-name="Numbering_20_1">
        <text:list-item>
          <text:list>
            <text:list-item>
              <text:list>
                <text:list-item>
                  <text:p text:style-name="P48">Private key backup</text:p>
                </text:list-item>
              </text:list>
            </text:list-item>
          </text:list>
        </text:list-item>
      </text:list>
      <text:p text:style-name="P8">The <text:span text:style-name="T3">SEE-GRID</text:span> CA private key is kept in encrypted form in media storage as described in section <text:bookmark-ref text:reference-format="number" text:ref-name="__RefNumPara__38655320">5.1.6</text:bookmark-ref>. All media is located in safe places where access is restricted to authorized personnel only.</text:p>
      <text:list xml:id="list1668100027" text:continue-numbering="true" text:style-name="Numbering_20_1">
        <text:list-item>
          <text:list>
            <text:list-item>
              <text:list>
                <text:list-item>
                  <text:p text:style-name="P48">Private key archival</text:p>
                </text:list-item>
              </text:list>
            </text:list-item>
          </text:list>
        </text:list-item>
      </text:list>
      <text:p text:style-name="P12">SEE-GRID CA does not archive private keys.</text:p>
      <text:list xml:id="list622755216" text:continue-numbering="true" text:style-name="Numbering_20_1">
        <text:list-item>
          <text:list>
            <text:list-item>
              <text:list>
                <text:list-item>
                  <text:p text:style-name="P48"><text:soft-page-break/>Private key transfer into or from a cryptographic module</text:p>
                </text:list-item>
              </text:list>
            </text:list-item>
          </text:list>
        </text:list-item>
      </text:list>
      <text:p text:style-name="P8">SEE-GRID CA does not use any kind of cryptographic module.</text:p>
      <text:list xml:id="list76232846" text:continue-numbering="true" text:style-name="Numbering_20_1">
        <text:list-item>
          <text:list>
            <text:list-item>
              <text:list>
                <text:list-item>
                  <text:p text:style-name="P48">Private key storage on cryptographic module</text:p>
                </text:list-item>
              </text:list>
            </text:list-item>
          </text:list>
        </text:list-item>
      </text:list>
      <text:p text:style-name="P8">SEE-GRID CA does not use any kind of cryptographic module.</text:p>
      <text:list xml:id="list1609802122" text:continue-numbering="true" text:style-name="Numbering_20_1">
        <text:list-item>
          <text:list>
            <text:list-item>
              <text:list>
                <text:list-item>
                  <text:p text:style-name="P48">Method of activating private key</text:p>
                </text:list-item>
              </text:list>
            </text:list-item>
          </text:list>
        </text:list-item>
      </text:list>
      <text:p text:style-name="P8">The private key of the SEE-GRID CA is activated by using a pass phrase. See section <text:bookmark-ref text:reference-format="number" text:ref-name="__RefNumPara__38661820">6.4.1</text:bookmark-ref>.</text:p>
      <text:list xml:id="list62408913" text:continue-numbering="true" text:style-name="Numbering_20_1">
        <text:list-item>
          <text:list>
            <text:list-item>
              <text:list>
                <text:list-item>
                  <text:p text:style-name="P48">Method of deactivating private key</text:p>
                </text:list-item>
              </text:list>
            </text:list-item>
          </text:list>
        </text:list-item>
      </text:list>
      <text:p text:style-name="P8">No stipulation.</text:p>
      <text:list xml:id="list1199194067" text:continue-numbering="true" text:style-name="Numbering_20_1">
        <text:list-item>
          <text:list>
            <text:list-item>
              <text:list>
                <text:list-item>
                  <text:p text:style-name="P48">Method of destroying private key</text:p>
                </text:list-item>
              </text:list>
            </text:list-item>
          </text:list>
        </text:list-item>
      </text:list>
      <text:p text:style-name="P8">No stipulation.</text:p>
      <text:list xml:id="list985269986" text:continue-numbering="true" text:style-name="Numbering_20_1">
        <text:list-item>
          <text:list>
            <text:list-item>
              <text:list>
                <text:list-item>
                  <text:p text:style-name="P48">Cryptographic Module Rating</text:p>
                </text:list-item>
              </text:list>
            </text:list-item>
          </text:list>
        </text:list-item>
      </text:list>
      <text:p text:style-name="P8">No stipulation.</text:p>
      <text:list xml:id="list450865697" text:continue-numbering="true" text:style-name="Numbering_20_1">
        <text:list-item>
          <text:list>
            <text:list-item>
              <text:p text:style-name="P47">Other aspects of key pair management</text:p>
            </text:list-item>
          </text:list>
        </text:list-item>
      </text:list>
      <text:p text:style-name="P8">No stipulation.</text:p>
      <text:list xml:id="list1642075875" text:continue-numbering="true" text:style-name="Numbering_20_1">
        <text:list-item>
          <text:list>
            <text:list-item>
              <text:list>
                <text:list-item>
                  <text:p text:style-name="P48">Public key archival</text:p>
                </text:list-item>
              </text:list>
            </text:list-item>
          </text:list>
        </text:list-item>
      </text:list>
      <text:p text:style-name="P8">No stipulation.</text:p>
      <text:list xml:id="list1321496540" text:continue-numbering="true" text:style-name="Numbering_20_1">
        <text:list-item>
          <text:list>
            <text:list-item>
              <text:list>
                <text:list-item>
                  <text:p text:style-name="P48">Certificate operational periods and key pair usage periods</text:p>
                </text:list-item>
              </text:list>
            </text:list-item>
          </text:list>
        </text:list-item>
      </text:list>
      <text:p text:style-name="P8">All certificates issued to subscribers by the SEE-GRID CA will have a maximum lifetime of 1 year.</text:p>
      <text:p text:style-name="P8">The lifetime of the SEE-GRID CA root certificate must be no more than 10 years and and no less than 2 years.</text:p>
      <text:list xml:id="list1381083518" text:continue-numbering="true" text:style-name="Numbering_20_1">
        <text:list-item>
          <text:list>
            <text:list-item>
              <text:p text:style-name="P47">Activation data</text:p>
              <text:list>
                <text:list-item>
                  <text:p text:style-name="P48"><text:bookmark-start text:name="__RefNumPara__38661820"/>Activation data generation and installation<text:bookmark-end text:name="__RefNumPara__38661820"/></text:p>
                </text:list-item>
              </text:list>
            </text:list-item>
          </text:list>
        </text:list-item>
      </text:list>
      <text:p text:style-name="P8">SEE-GRID CA does not generate activation data for subscribers. It's upon the subscriber to generate a secure pass phrase, at least 12 characters long, in order to be used as activation data for his/her private key.</text:p>
      <text:p text:style-name="P8">The pass phrase used to activate the SEE-GRID CA private key is generated on the computer used for the CA signing operations and must be at least 15 characters long. Every 180 days the pass phrase is regenerated by one of the SEE-GRID CA Operators.</text:p>
      <text:list xml:id="list2132043262" text:continue-numbering="true" text:style-name="Numbering_20_1">
        <text:list-item>
          <text:list>
            <text:list-item>
              <text:list>
                <text:list-item>
                  <text:p text:style-name="P48">Activation data protection</text:p>
                </text:list-item>
              </text:list>
            </text:list-item>
          </text:list>
        </text:list-item>
      </text:list>
      <text:list xml:id="list1652185419" text:style-name="L18">
        <text:list-item>
          <text:p text:style-name="P54"><text:span text:style-name="T38">The subs</text:span><text:span text:style-name="T38">c</text:span><text:span text:style-name="T38">riber</text:span> is responsible to protect the activation data for his/her private key.</text:p>
        </text:list-item>
      </text:list>
      <text:list xml:id="list1969871353" text:style-name="L19">
        <text:list-item>
          <text:p text:style-name="P55">The SEE-GRID CA uses a pass phrase to activate it's private key, which is known only by the SEE-GRID CA Manager and the SEE-GRID CA Operators. A copy of the pass phrase in written form <text:s/>is sealed in an envelope and kept in a safe. Access to the safe is restricted only to the SEE-GRID CA Manager and Operators. Old activation data is destroyed according to current best practices.</text:p>
        </text:list-item>
      </text:list>
      <text:list xml:id="list603583604" text:continue-list="list2132043262" text:style-name="Numbering_20_1">
        <text:list-item>
          <text:list>
            <text:list-item>
              <text:list>
                <text:list-item>
                  <text:p text:style-name="P48"><text:soft-page-break/>Other aspects of activation data</text:p>
                </text:list-item>
              </text:list>
            </text:list-item>
            <text:list-item>
              <text:p text:style-name="P47">Computer security controls</text:p>
              <text:list>
                <text:list-item>
                  <text:p text:style-name="P48">Specific computer security technical requirements</text:p>
                </text:list-item>
              </text:list>
            </text:list-item>
          </text:list>
        </text:list-item>
      </text:list>
      <text:list xml:id="list525534002" text:style-name="L20">
        <text:list-item>
          <text:p text:style-name="P71">The operating systems of CA/RA computers are maintained at a high level of security by applying all the relevant patches;</text:p>
        </text:list-item>
        <text:list-item>
          <text:p text:style-name="P71">active monitoring is performed to detect unauthorized software changes;</text:p>
        </text:list-item>
        <text:list-item>
          <text:p text:style-name="P71">CA systems configuration is reduced to the bare minimum;</text:p>
        </text:list-item>
        <text:list-item>
          <text:p text:style-name="P71">the signing machine is kept powered off between uses;</text:p>
        </text:list-item>
        <text:list-item>
          <text:p text:style-name="P71">the signing machine is not connected to any kind of networks.</text:p>
        </text:list-item>
      </text:list>
      <text:list xml:id="list2128980659" text:continue-list="list603583604" text:style-name="Numbering_20_1">
        <text:list-item>
          <text:list>
            <text:list-item>
              <text:list>
                <text:list-item>
                  <text:p text:style-name="P48">Computer security rating</text:p>
                </text:list-item>
              </text:list>
            </text:list-item>
          </text:list>
        </text:list-item>
      </text:list>
      <text:p text:style-name="P8">No stipulation.</text:p>
      <text:list xml:id="list670022511" text:continue-numbering="true" text:style-name="Numbering_20_1">
        <text:list-item>
          <text:list>
            <text:list-item>
              <text:p text:style-name="P47">Life cycle technical controls</text:p>
              <text:list>
                <text:list-item>
                  <text:p text:style-name="P48">System development controls</text:p>
                </text:list-item>
              </text:list>
            </text:list-item>
          </text:list>
        </text:list-item>
      </text:list>
      <text:p text:style-name="P8">No stipulation.</text:p>
      <text:list xml:id="list2076194168" text:continue-numbering="true" text:style-name="Numbering_20_1">
        <text:list-item>
          <text:list>
            <text:list-item>
              <text:list>
                <text:list-item>
                  <text:p text:style-name="P48">Security management controls</text:p>
                </text:list-item>
              </text:list>
            </text:list-item>
          </text:list>
        </text:list-item>
      </text:list>
      <text:p text:style-name="P8">No stipulation.</text:p>
      <text:list xml:id="list398214485" text:continue-numbering="true" text:style-name="Numbering_20_1">
        <text:list-item>
          <text:list>
            <text:list-item>
              <text:list>
                <text:list-item>
                  <text:p text:style-name="P48">Life cycle security controls</text:p>
                </text:list-item>
              </text:list>
            </text:list-item>
          </text:list>
        </text:list-item>
      </text:list>
      <text:p text:style-name="P8">No stipulation.</text:p>
      <text:list xml:id="list1496418355" text:continue-numbering="true" text:style-name="Numbering_20_1">
        <text:list-item>
          <text:list>
            <text:list-item>
              <text:p text:style-name="P47">Network security controls</text:p>
            </text:list-item>
          </text:list>
        </text:list-item>
      </text:list>
      <text:list xml:id="list702821433" text:style-name="L21">
        <text:list-item>
          <text:p text:style-name="P72">The CA signing machine is kept off-line;</text:p>
        </text:list-item>
        <text:list-item>
          <text:p text:style-name="P72">CA/RA machines other than the signing machine are protected by a firewall;</text:p>
        </text:list-item>
        <text:list-item>
          <text:p text:style-name="P72">Passive monitoring is performed in order to detect malicious network activity.</text:p>
        </text:list-item>
      </text:list>
      <text:list xml:id="list1386915480" text:continue-list="list1496418355" text:style-name="Numbering_20_1">
        <text:list-item>
          <text:list>
            <text:list-item>
              <text:p text:style-name="P47">Time-stamping</text:p>
            </text:list-item>
          </text:list>
        </text:list-item>
      </text:list>
      <text:p text:style-name="P8">No stipulation.</text:p>
      <text:p text:style-name="P8"/>
      <text:list xml:id="list1365580834" text:continue-numbering="true" text:style-name="Numbering_20_1">
        <text:list-item>
          <text:p text:style-name="P43">CERTIFICATE, CRL, AND OCSP PROFILES</text:p>
          <text:list>
            <text:list-item>
              <text:p text:style-name="P47">Certificate profile</text:p>
              <text:list>
                <text:list-item>
                  <text:p text:style-name="P48">Version number(s)</text:p>
                </text:list-item>
              </text:list>
            </text:list-item>
          </text:list>
        </text:list-item>
      </text:list>
      <text:p text:style-name="P8">All certificates that reference this Policy will be issued in the X.509 version 3 format and will include a reference to the O.I.D. of this Policy within the appropriate field.</text:p>
      <text:list xml:id="list1423954561" text:continue-numbering="true" text:style-name="Numbering_20_1">
        <text:list-item>
          <text:list>
            <text:list-item>
              <text:list>
                <text:list-item>
                  <text:p text:style-name="P48">Certificate extensions</text:p>
                </text:list-item>
              </text:list>
            </text:list-item>
          </text:list>
        </text:list-item>
      </text:list>
      <text:list xml:id="list1812855861" text:style-name="L22">
        <text:list-header>
          <text:p text:style-name="P75">End Entity certificates:</text:p>
        </text:list-header>
      </text:list>
      <text:list xml:id="list823562121" text:style-name="L23">
        <text:list-item>
          <text:p text:style-name="P56">Basic constraints (Critical): Not a CA.</text:p>
        </text:list-item>
        <text:list-item>
          <text:p text:style-name="P56">Key usage (Critical): Digital signature, key encipherment, data encipherment.</text:p>
        </text:list-item>
        <text:list-item>
          <text:p text:style-name="P56">Subject key identifier</text:p>
        </text:list-item>
        <text:list-item>
          <text:p text:style-name="P56">Authority key identifier</text:p>
        </text:list-item>
        <text:list-item>
          <text:p text:style-name="P56">Subject alternative name</text:p>
        </text:list-item>
        <text:list-item>
          <text:p text:style-name="P56">Issuer alternative name</text:p>
        </text:list-item>
        <text:list-item>
          <text:p text:style-name="P56">CRL distribution points</text:p>
        </text:list-item>
        <text:list-item>
          <text:p text:style-name="P56">Certificate policies</text:p>
        </text:list-item>
      </text:list>
      <text:list xml:id="list1111157571" text:continue-list="list1423954561" text:style-name="Numbering_20_1">
        <text:list-item>
          <text:list>
            <text:list-item>
              <text:list>
                <text:list-item>
                  <text:p text:style-name="P48">Algorithm object identifiers</text:p>
                </text:list-item>
              </text:list>
            </text:list-item>
          </text:list>
        </text:list-item>
      </text:list>
      <text:list xml:id="list1460497118" text:style-name="List_20_1">
        <text:list-item text:start-value="1">
          <text:p text:style-name="P57">Hash Function: id-sha1 1.3.14.3.2.26</text:p>
        </text:list-item>
        <text:list-item>
          <text:p text:style-name="P57">RSA Encryption: rsaEncryption 1.2.840.113549.1.1.1</text:p>
        </text:list-item>
        <text:list-item>
          <text:p text:style-name="P57">Signature Algorithm: sha1WithRSAEncryption 1.2.840.113549.1.1.5</text:p>
        </text:list-item>
      </text:list>
      <text:list xml:id="list972114497" text:continue-list="list1111157571" text:style-name="Numbering_20_1">
        <text:list-item>
          <text:list>
            <text:list-item>
              <text:list>
                <text:list-item>
                  <text:p text:style-name="P48">Name forms</text:p>
                </text:list-item>
              </text:list>
            </text:list-item>
          </text:list>
        </text:list-item>
      </text:list>
      <text:p text:style-name="P8">Issuer:</text:p>
      <text:p text:style-name="P8"><text:tab/>DC=ORG<text:line-break/><text:tab/>DC=<text:span text:style-name="T3">SEE-GRID</text:span>, <text:s/><text:line-break/><text:tab/>CN=<text:span text:style-name="T3">SEE-GRID</text:span> CA</text:p>
      <text:p text:style-name="P14">Subject:</text:p>
      <table:table table:name="Table3" table:style-name="Table3">
        <table:table-column table:style-name="Table3.A"/>
        <table:table-column table:style-name="Table3.B"/>
        <table:table-row>
          <table:table-cell table:style-name="Table3.A1" office:value-type="string">
            <text:p text:style-name="P82"><text:span text:style-name="T24">DC=ORG<text:line-break/>DC=SEE-GRID,<text:line-break/></text:span><text:span text:style-name="T26">O=[Hosts|People|Services|Robots],</text:span><text:span text:style-name="T24"><text:line-break/>O=</text:span><text:span text:style-name="T25">INSTITUTE,</text:span><text:span text:style-name="T24"><text:line-break/></text:span><text:span text:style-name="T4">CN=</text:span><text:span text:style-name="T24">SUBJECT NAME</text:span></text:p>
          </table:table-cell>
          <table:table-cell table:style-name="Table3.B1" office:value-type="string">
            <text:p text:style-name="P34"><text:span text:style-name="T4">DC=EU<text:line-break/>DC=EGI,<text:line-break/>C=Country,<text:line-break/></text:span><text:span text:style-name="T29">O=[Hosts|People|Services|Robots],</text:span><text:span text:style-name="T4"><text:line-break/>O=</text:span><text:span text:style-name="T25">INSTITUTE</text:span><text:span text:style-name="T24">,</text:span><text:span text:style-name="T41"><text:line-break/></text:span>CN=<text:span text:style-name="T41">SUBJECT NAME</text:span></text:p>
          </table:table-cell>
        </table:table-row>
      </table:table>
      <text:p text:style-name="P14"><text:line-break/><text:tab/></text:p>
      <text:list xml:id="list537377715" text:continue-numbering="true" text:style-name="Numbering_20_1">
        <text:list-item>
          <text:list>
            <text:list-item>
              <text:list>
                <text:list-item>
                  <text:p text:style-name="P48">Name constraints</text:p>
                </text:list-item>
              </text:list>
            </text:list-item>
          </text:list>
        </text:list-item>
      </text:list>
      <text:p text:style-name="P8">Subject attribute constraints:</text:p>
      <text:p text:style-name="P8"><text:span text:style-name="T31">DomainComponent 1: </text:span>Must be either “ORG” or “EU”</text:p>
      <text:p text:style-name="P27"><text:span text:style-name="T31">DomainComponent 2: </text:span>Must be “SEE-GRID” if DomainComponent 1 is “ORG” or “EGI” if <text:soft-page-break/>DomainComponent 1 is “EU” </text:p>
      <text:p text:style-name="P28">Country: <text:span text:style-name="T38">In case Doma</text:span><text:span text:style-name="T39">i</text:span><text:span text:style-name="T38">nComponent 1 is “EU” and DomainComponent 2 is “EGI, then the Country component must be the country of residence of the subscriber.</text:span></text:p>
      <text:p text:style-name="P8"><text:span text:style-name="T31">Organization: </text:span>Must be the name of the institute of the subject.</text:p>
      <text:p text:style-name="P36"><text:span text:style-name="T31">OrganizationalUnit: </text:span><text:span text:style-name="T38">Must be either “Hosts” or “People” or “Services” or “Robots”. </text:span></text:p>
      <text:p text:style-name="P35"><text:span text:style-name="T31">CommonName</text:span><text:span text:style-name="T31">: </text:span>First name and last name of the subject for user certificates, DNS FQDN for server or service certificates. In the latter case the DNS FQDN may be prefixed by the value 'host' or the service name separated with a '/' from the DNS FQDN. I<text:span text:style-name="T30">n case of robot certificate the commonName component of the subject name must include the string “Robot” followed by a humanly recognizable and meaningful description of the Robot along with an electronic mail address of the person or a persistent group of persons responsible for the robot operations separated from the “Robot” string <text:s/>by a COLON (“:”).</text:span></text:p>
      <text:list xml:id="list1803133382" text:continue-numbering="true" text:style-name="Numbering_20_1">
        <text:list-item>
          <text:list>
            <text:list-item>
              <text:list>
                <text:list-item>
                  <text:p text:style-name="P48">Certificate policy object identifier</text:p>
                </text:list-item>
              </text:list>
            </text:list-item>
          </text:list>
        </text:list-item>
      </text:list>
      <text:p text:style-name="P8"><text:span text:style-name="T36">SEE-GRID CA identifies this policy with the object identifier (O.I.D) specified in section </text:span><text:span text:style-name="T36"><text:bookmark-ref text:reference-format="number" text:ref-name="__RefNumPara__38663720">1.2</text:bookmark-ref></text:span><text:span text:style-name="T36">. All the certificates issued under this policy will also include the O.I.D. of the “</text:span><text:span text:style-name="T20">Authentication Profile for Classic X.509 Public Key Certification Authorities with secured infrastructure” (1.2.840.113612.5.2.2.1)</text:span></text:p>
      <text:list xml:id="list238137822" text:continue-numbering="true" text:style-name="Numbering_20_1">
        <text:list-item>
          <text:list>
            <text:list-item>
              <text:list>
                <text:list-item>
                  <text:p text:style-name="P48">Usage of Policy Constraints extension</text:p>
                </text:list-item>
              </text:list>
            </text:list-item>
          </text:list>
        </text:list-item>
      </text:list>
      <text:p text:style-name="P8">No stipulation.</text:p>
      <text:list xml:id="list1884953005" text:continue-numbering="true" text:style-name="Numbering_20_1">
        <text:list-item>
          <text:list>
            <text:list-item>
              <text:list>
                <text:list-item>
                  <text:p text:style-name="P48">Policy qualifiers syntax and semantics</text:p>
                </text:list-item>
              </text:list>
            </text:list-item>
          </text:list>
        </text:list-item>
      </text:list>
      <text:p text:style-name="P8">No stipulation.</text:p>
      <text:list xml:id="list991007503" text:continue-numbering="true" text:style-name="Numbering_20_1">
        <text:list-item>
          <text:list>
            <text:list-item>
              <text:list>
                <text:list-item>
                  <text:p text:style-name="P48">Processing semantics for the critical Certificate Policies extension</text:p>
                </text:list-item>
              </text:list>
            </text:list-item>
          </text:list>
        </text:list-item>
      </text:list>
      <text:p text:style-name="P8">No stipulation.</text:p>
      <text:list xml:id="list244549801" text:continue-numbering="true" text:style-name="Numbering_20_1">
        <text:list-item>
          <text:list>
            <text:list-item>
              <text:p text:style-name="P47">CRL profile</text:p>
              <text:list>
                <text:list-item>
                  <text:p text:style-name="P48">Version number(s)</text:p>
                </text:list-item>
              </text:list>
            </text:list-item>
          </text:list>
        </text:list-item>
      </text:list>
      <text:p text:style-name="P8">All CRLs will be issued <text:s/>in X.509 version 2 format.</text:p>
      <text:list xml:id="list129418061" text:continue-numbering="true" text:style-name="Numbering_20_1">
        <text:list-item>
          <text:list>
            <text:list-item>
              <text:list>
                <text:list-item>
                  <text:p text:style-name="P48">CRL and CRL entry extensions</text:p>
                </text:list-item>
              </text:list>
            </text:list-item>
          </text:list>
        </text:list-item>
      </text:list>
      <text:p text:style-name="P8">No stipulation</text:p>
      <text:list xml:id="list2140513475" text:continue-numbering="true" text:style-name="Numbering_20_1">
        <text:list-item>
          <text:list>
            <text:list-item>
              <text:p text:style-name="P47">OCSP profile</text:p>
            </text:list-item>
          </text:list>
        </text:list-item>
      </text:list>
      <text:p text:style-name="P8">No stipulation.</text:p>
      <text:list xml:id="list1228532793" text:continue-numbering="true" text:style-name="Numbering_20_1">
        <text:list-item>
          <text:list>
            <text:list-item>
              <text:list>
                <text:list-item>
                  <text:p text:style-name="P48">Version number(s)</text:p>
                </text:list-item>
              </text:list>
            </text:list-item>
          </text:list>
        </text:list-item>
      </text:list>
      <text:p text:style-name="P8">No stipulation.</text:p>
      <text:list xml:id="list159999058" text:continue-numbering="true" text:style-name="Numbering_20_1">
        <text:list-item>
          <text:list>
            <text:list-item>
              <text:list>
                <text:list-item>
                  <text:p text:style-name="P48">OCSP extensions</text:p>
                </text:list-item>
              </text:list>
            </text:list-item>
          </text:list>
        </text:list-item>
      </text:list>
      <text:p text:style-name="P8">No stipulation.</text:p>
      <text:p text:style-name="P8"/>
      <text:list xml:id="list719254774" text:continue-numbering="true" text:style-name="Numbering_20_1">
        <text:list-item>
          <text:p text:style-name="P43">COMPLIANCE AUDIT AND OTHER ASSESSMENTS</text:p>
          <text:list>
            <text:list-item>
              <text:p text:style-name="P47">Frequency or circumstances of assessment</text:p>
            </text:list-item>
          </text:list>
        </text:list-item>
      </text:list>
      <text:p text:style-name="P8">The SEE-GRID CA may be audited by other trusted CAs to verify its compliance with the rules and procedures specified in this document. Any costs associated with such an audit must be covered by the requesting party.</text:p>
      <text:list xml:id="list594150667" text:continue-numbering="true" text:style-name="Numbering_20_1">
        <text:list-item>
          <text:list>
            <text:list-item>
              <text:p text:style-name="P47">Identity/qualifications of assessor</text:p>
            </text:list-item>
          </text:list>
        </text:list-item>
      </text:list>
      <text:p text:style-name="P8">No stipulation.</text:p>
      <text:list xml:id="list355914731" text:continue-numbering="true" text:style-name="Numbering_20_1">
        <text:list-item>
          <text:list>
            <text:list-item>
              <text:p text:style-name="P47">Assessor's relationship to assessed entity</text:p>
            </text:list-item>
          </text:list>
        </text:list-item>
      </text:list>
      <text:p text:style-name="P8">No stipulation.</text:p>
      <text:list xml:id="list1381540034" text:continue-numbering="true" text:style-name="Numbering_20_1">
        <text:list-item>
          <text:list>
            <text:list-item>
              <text:p text:style-name="P47">Topics covered by assessment</text:p>
            </text:list-item>
          </text:list>
        </text:list-item>
      </text:list>
      <text:p text:style-name="P8">No stipulation.</text:p>
      <text:list xml:id="list1214773086" text:continue-numbering="true" text:style-name="Numbering_20_1">
        <text:list-item>
          <text:list>
            <text:list-item>
              <text:p text:style-name="P47">Actions taken as a result of deficiency</text:p>
            </text:list-item>
          </text:list>
        </text:list-item>
      </text:list>
      <text:p text:style-name="P8">No stipulation.</text:p>
      <text:list xml:id="list828837385" text:continue-numbering="true" text:style-name="Numbering_20_1">
        <text:list-item>
          <text:list>
            <text:list-item>
              <text:p text:style-name="P47">Communication of results</text:p>
            </text:list-item>
          </text:list>
        </text:list-item>
      </text:list>
      <text:p text:style-name="P8">No stipulation.</text:p>
      <text:p text:style-name="P8"/>
      <text:list xml:id="list1955608265" text:continue-numbering="true" text:style-name="Numbering_20_1">
        <text:list-item>
          <text:p text:style-name="P43">OTHER BUSINESS AND LEGAL MATTERS</text:p>
          <text:list>
            <text:list-item>
              <text:p text:style-name="P47">Fees</text:p>
              <text:list>
                <text:list-item>
                  <text:p text:style-name="P48">Certificate issuance or renewal fees</text:p>
                </text:list-item>
              </text:list>
            </text:list-item>
          </text:list>
        </text:list-item>
      </text:list>
      <text:p text:style-name="P8">No fees shall be charged.</text:p>
      <text:list xml:id="list935505532" text:continue-numbering="true" text:style-name="Numbering_20_1">
        <text:list-item>
          <text:list>
            <text:list-item>
              <text:list>
                <text:list-item>
                  <text:p text:style-name="P48">Certificate access fees</text:p>
                </text:list-item>
              </text:list>
            </text:list-item>
          </text:list>
        </text:list-item>
      </text:list>
      <text:p text:style-name="P8">No fees shall be charged.</text:p>
      <text:list xml:id="list1578309649" text:continue-numbering="true" text:style-name="Numbering_20_1">
        <text:list-item>
          <text:list>
            <text:list-item>
              <text:list>
                <text:list-item>
                  <text:p text:style-name="P48">Revocation or status information access fees</text:p>
                </text:list-item>
              </text:list>
            </text:list-item>
          </text:list>
        </text:list-item>
      </text:list>
      <text:p text:style-name="P8">No fees shall be charged.</text:p>
      <text:list xml:id="list1196876011" text:continue-numbering="true" text:style-name="Numbering_20_1">
        <text:list-item>
          <text:list>
            <text:list-item>
              <text:list>
                <text:list-item>
                  <text:p text:style-name="P48">Fees for other services</text:p>
                </text:list-item>
              </text:list>
            </text:list-item>
          </text:list>
        </text:list-item>
      </text:list>
      <text:p text:style-name="P8">No fees shall be charged.</text:p>
      <text:list xml:id="list680408440" text:continue-numbering="true" text:style-name="Numbering_20_1">
        <text:list-item>
          <text:list>
            <text:list-item>
              <text:list>
                <text:list-item>
                  <text:p text:style-name="P48">Refund policy</text:p>
                </text:list-item>
              </text:list>
            </text:list-item>
          </text:list>
        </text:list-item>
      </text:list>
      <text:p text:style-name="P8">No fees shall be charged so there is no refund policy.</text:p>
      <text:list xml:id="list538843817" text:continue-numbering="true" text:style-name="Numbering_20_1">
        <text:list-item>
          <text:list>
            <text:list-item>
              <text:p text:style-name="P47">Financial responsibility</text:p>
            </text:list-item>
          </text:list>
        </text:list-item>
      </text:list>
      <text:p text:style-name="P8"><text:span text:style-name="T3">SEE-GRID</text:span> CA denies any financial responsibilities for damages or impairments resulting from its operation.</text:p>
      <text:list xml:id="list674105932" text:continue-numbering="true" text:style-name="Numbering_20_1">
        <text:list-item>
          <text:list>
            <text:list-item>
              <text:list>
                <text:list-item>
                  <text:p text:style-name="P48">Insurance coverage</text:p>
                </text:list-item>
              </text:list>
            </text:list-item>
          </text:list>
        </text:list-item>
      </text:list>
      <text:p text:style-name="P8">No stipulation.</text:p>
      <text:list xml:id="list1986774211" text:continue-numbering="true" text:style-name="Numbering_20_1">
        <text:list-item>
          <text:list>
            <text:list-item>
              <text:list>
                <text:list-item>
                  <text:p text:style-name="P48">Other assets</text:p>
                </text:list-item>
              </text:list>
            </text:list-item>
          </text:list>
        </text:list-item>
      </text:list>
      <text:p text:style-name="P8">No stipulation.</text:p>
      <text:list xml:id="list755550086" text:continue-numbering="true" text:style-name="Numbering_20_1">
        <text:list-item>
          <text:list>
            <text:list-item>
              <text:list>
                <text:list-item>
                  <text:p text:style-name="P48">Insurance or warranty coverage for end-entities</text:p>
                </text:list-item>
              </text:list>
            </text:list-item>
          </text:list>
        </text:list-item>
      </text:list>
      <text:p text:style-name="P8">No stipulation.</text:p>
      <text:list xml:id="list724103703" text:continue-numbering="true" text:style-name="Numbering_20_1">
        <text:list-item>
          <text:list>
            <text:list-item>
              <text:p text:style-name="P47">Confidentiality of business information</text:p>
              <text:list>
                <text:list-item>
                  <text:p text:style-name="P48">Scope of confidential information</text:p>
                </text:list-item>
              </text:list>
            </text:list-item>
          </text:list>
        </text:list-item>
      </text:list>
      <text:p text:style-name="P8">No stipulation.</text:p>
      <text:list xml:id="list485721784" text:continue-numbering="true" text:style-name="Numbering_20_1">
        <text:list-item>
          <text:list>
            <text:list-item>
              <text:list>
                <text:list-item>
                  <text:p text:style-name="P48">Information not within the scope of confidential information</text:p>
                </text:list-item>
              </text:list>
            </text:list-item>
          </text:list>
        </text:list-item>
      </text:list>
      <text:p text:style-name="P8">No stipulation.</text:p>
      <text:list xml:id="list1205294453" text:continue-numbering="true" text:style-name="Numbering_20_1">
        <text:list-item>
          <text:list>
            <text:list-item>
              <text:list>
                <text:list-item>
                  <text:p text:style-name="P48">Responsibility to protect confidential information</text:p>
                </text:list-item>
              </text:list>
            </text:list-item>
          </text:list>
        </text:list-item>
      </text:list>
      <text:p text:style-name="P8">No stipulation.</text:p>
      <text:list xml:id="list435242432" text:continue-numbering="true" text:style-name="Numbering_20_1">
        <text:list-item>
          <text:list>
            <text:list-item>
              <text:p text:style-name="P47">Privacy of personal information</text:p>
            </text:list-item>
          </text:list>
        </text:list-item>
      </text:list>
      <text:p text:style-name="P8">SEE-GRID CA does not collect any confidential or private information.</text:p>
      <text:list xml:id="list1054865954" text:continue-numbering="true" text:style-name="Numbering_20_1">
        <text:list-item>
          <text:list>
            <text:list-item>
              <text:list>
                <text:list-item>
                  <text:p text:style-name="P48"><text:soft-page-break/>Privacy plan</text:p>
                </text:list-item>
              </text:list>
            </text:list-item>
          </text:list>
        </text:list-item>
      </text:list>
      <text:p text:style-name="P8">No stipulation.</text:p>
      <text:list xml:id="list1919195905" text:continue-numbering="true" text:style-name="Numbering_20_1">
        <text:list-item>
          <text:list>
            <text:list-item>
              <text:list>
                <text:list-item>
                  <text:p text:style-name="P48">Information treated as private</text:p>
                </text:list-item>
              </text:list>
            </text:list-item>
          </text:list>
        </text:list-item>
      </text:list>
      <text:p text:style-name="P8">No stipulation.</text:p>
      <text:list xml:id="list985810407" text:continue-numbering="true" text:style-name="Numbering_20_1">
        <text:list-item>
          <text:list>
            <text:list-item>
              <text:list>
                <text:list-item>
                  <text:p text:style-name="P48">Information not deemed private</text:p>
                </text:list-item>
              </text:list>
            </text:list-item>
          </text:list>
        </text:list-item>
      </text:list>
      <text:p text:style-name="P8">SEE-GRID CA collects the following information which is not deemed as private:</text:p>
      <text:list xml:id="list1729552662" text:style-name="L24">
        <text:list-item>
          <text:p text:style-name="P50">subscriber's e-mail address;</text:p>
        </text:list-item>
        <text:list-item>
          <text:p text:style-name="P50">subscriber's name;</text:p>
        </text:list-item>
        <text:list-item>
          <text:p text:style-name="P50">subscriber's organization;</text:p>
        </text:list-item>
        <text:list-item>
          <text:p text:style-name="P50">subscriber's certificate;</text:p>
        </text:list-item>
        <text:list-item>
          <text:p text:style-name="P50">subscriber's work phone number.</text:p>
        </text:list-item>
      </text:list>
      <text:list xml:id="list943786856" text:continue-list="list985810407" text:style-name="Numbering_20_1">
        <text:list-item>
          <text:list>
            <text:list-item>
              <text:list>
                <text:list-item>
                  <text:p text:style-name="P48">Responsibility to protect private information</text:p>
                </text:list-item>
              </text:list>
            </text:list-item>
          </text:list>
        </text:list-item>
      </text:list>
      <text:p text:style-name="P8">SEE-GRID CA has no responsibility to protect private information as all the information it collects is public.</text:p>
      <text:list xml:id="list1176085062" text:continue-numbering="true" text:style-name="Numbering_20_1">
        <text:list-item>
          <text:list>
            <text:list-item>
              <text:list>
                <text:list-item>
                  <text:p text:style-name="P48">Notice and consent to use private information</text:p>
                </text:list-item>
              </text:list>
            </text:list-item>
          </text:list>
        </text:list-item>
      </text:list>
      <text:p text:style-name="P8">No stipulation.</text:p>
      <text:list xml:id="list1286763058" text:continue-numbering="true" text:style-name="Numbering_20_1">
        <text:list-item>
          <text:list>
            <text:list-item>
              <text:list>
                <text:list-item>
                  <text:p text:style-name="P48">Disclosure pursuant to judicial or administrative process</text:p>
                </text:list-item>
              </text:list>
            </text:list-item>
          </text:list>
        </text:list-item>
      </text:list>
      <text:p text:style-name="P8">No stipulation.</text:p>
      <text:list xml:id="list1731003528" text:continue-numbering="true" text:style-name="Numbering_20_1">
        <text:list-item>
          <text:list>
            <text:list-item>
              <text:list>
                <text:list-item>
                  <text:p text:style-name="P48">Other information disclosure circumstances</text:p>
                </text:list-item>
              </text:list>
            </text:list-item>
          </text:list>
        </text:list-item>
      </text:list>
      <text:p text:style-name="P8">No stipulation.</text:p>
      <text:list xml:id="list1279942199" text:continue-numbering="true" text:style-name="Numbering_20_1">
        <text:list-item>
          <text:list>
            <text:list-item>
              <text:p text:style-name="P47">Intellectual property rights</text:p>
            </text:list-item>
          </text:list>
        </text:list-item>
      </text:list>
      <text:list xml:id="list906034372" text:style-name="L25">
        <text:list-item>
          <text:p text:style-name="P76">RFC 3647;</text:p>
        </text:list-item>
        <text:list-item>
          <text:p text:style-name="P76">HellasGrid CA Certificate Policy;</text:p>
        </text:list-item>
        <text:list-item>
          <text:p text:style-name="P76">INFN Certificate Policy and Certificate Practice Statement;</text:p>
        </text:list-item>
        <text:list-item>
          <text:p text:style-name="P76">NIKHEF Certificate Policy and Certificate Practice Statement;</text:p>
        </text:list-item>
      </text:list>
      <text:list xml:id="list909459606" text:continue-list="list1279942199" text:style-name="Numbering_20_1">
        <text:list-item>
          <text:list>
            <text:list-item>
              <text:p text:style-name="P47">Representations and warranties</text:p>
              <text:list>
                <text:list-item>
                  <text:p text:style-name="P48">CA representations and warranties</text:p>
                </text:list-item>
              </text:list>
            </text:list-item>
          </text:list>
        </text:list-item>
      </text:list>
      <text:p text:style-name="P8">No stipulation.</text:p>
      <text:list xml:id="list1911095355" text:continue-numbering="true" text:style-name="Numbering_20_1">
        <text:list-item>
          <text:list>
            <text:list-item>
              <text:list>
                <text:list-item>
                  <text:p text:style-name="P48">RA representations and warranties</text:p>
                </text:list-item>
              </text:list>
            </text:list-item>
          </text:list>
        </text:list-item>
      </text:list>
      <text:p text:style-name="P8">No stipulation.</text:p>
      <text:list xml:id="list131336318" text:continue-numbering="true" text:style-name="Numbering_20_1">
        <text:list-item>
          <text:list>
            <text:list-item>
              <text:list>
                <text:list-item>
                  <text:p text:style-name="P48">Subscriber representations and warranties</text:p>
                </text:list-item>
              </text:list>
            </text:list-item>
          </text:list>
        </text:list-item>
      </text:list>
      <text:p text:style-name="P8">No stipulation.</text:p>
      <text:list xml:id="list2168404169" text:continue-numbering="true" text:style-name="Numbering_20_1">
        <text:list-item>
          <text:list>
            <text:list-item>
              <text:list>
                <text:list-item>
                  <text:p text:style-name="P48"><text:soft-page-break/>Relying party representations and warranties</text:p>
                </text:list-item>
              </text:list>
            </text:list-item>
          </text:list>
        </text:list-item>
      </text:list>
      <text:p text:style-name="P8">No stipulation.</text:p>
      <text:list xml:id="list1835991805" text:continue-numbering="true" text:style-name="Numbering_20_1">
        <text:list-item>
          <text:list>
            <text:list-item>
              <text:list>
                <text:list-item>
                  <text:p text:style-name="P48">Representations and warranties of other participants</text:p>
                </text:list-item>
              </text:list>
            </text:list-item>
          </text:list>
        </text:list-item>
      </text:list>
      <text:p text:style-name="P8">No stipulation.</text:p>
      <text:list xml:id="list586355904" text:continue-numbering="true" text:style-name="Numbering_20_1">
        <text:list-item>
          <text:list>
            <text:list-item>
              <text:p text:style-name="P47">Disclaimers of warranties</text:p>
            </text:list-item>
          </text:list>
        </text:list-item>
      </text:list>
      <text:p text:style-name="P17"><text:span text:style-name="T37">SEE-GRID </text:span><text:span text:style-name="T18">CA denies any financial or any other kind of responsibility for damages or impairments resulting from its operation.</text:span></text:p>
      <text:list xml:id="list345835457" text:continue-numbering="true" text:style-name="Numbering_20_1">
        <text:list-item>
          <text:list>
            <text:list-item>
              <text:p text:style-name="P47">Limitations of liability</text:p>
            </text:list-item>
          </text:list>
        </text:list-item>
      </text:list>
      <text:list xml:id="list566239257" text:style-name="L26">
        <text:list-item>
          <text:p text:style-name="P74"><text:span text:style-name="T3">SEE-GRID</text:span> CA <text:span text:style-name="T4">guarantees to control the identity of the certification requests according to the procedures described in this document;</text:span></text:p>
        </text:list-item>
        <text:list-item>
          <text:p text:style-name="P74"><text:span text:style-name="T14">SEE-GRID</text:span><text:span text:style-name="T4"> CA guarantees to control the identity of the revocation requests according to the procedures described in this document;</text:span></text:p>
        </text:list-item>
        <text:list-item>
          <text:p text:style-name="P74"><text:span text:style-name="T3">SEE-GRID</text:span> CA shall not be held liable for any problems arising from its operation or improper use of the issued certificates ;</text:p>
        </text:list-item>
        <text:list-item>
          <text:p text:style-name="P73"><text:span text:style-name="T3">SEE-GRID</text:span> CA denies any kind of responsibilities for damages or impairments resulting from its operation.</text:p>
        </text:list-item>
      </text:list>
      <text:list xml:id="list1630390029" text:continue-list="list345835457" text:style-name="Numbering_20_1">
        <text:list-item>
          <text:list>
            <text:list-item>
              <text:p text:style-name="P47">Indemnities</text:p>
            </text:list-item>
          </text:list>
        </text:list-item>
      </text:list>
      <text:p text:style-name="P8">No stipulation.</text:p>
      <text:list xml:id="list338494695" text:continue-numbering="true" text:style-name="Numbering_20_1">
        <text:list-item>
          <text:list>
            <text:list-item>
              <text:p text:style-name="P47">Term and termination</text:p>
              <text:list>
                <text:list-item>
                  <text:p text:style-name="P48">Term</text:p>
                </text:list-item>
              </text:list>
            </text:list-item>
          </text:list>
        </text:list-item>
      </text:list>
      <text:p text:style-name="P8">No stipulation.</text:p>
      <text:list xml:id="list660770974" text:continue-numbering="true" text:style-name="Numbering_20_1">
        <text:list-item>
          <text:list>
            <text:list-item>
              <text:list>
                <text:list-item>
                  <text:p text:style-name="P48">Termination</text:p>
                </text:list-item>
              </text:list>
            </text:list-item>
          </text:list>
        </text:list-item>
      </text:list>
      <text:p text:style-name="P8">No stipulation.</text:p>
      <text:list xml:id="list1204434393" text:continue-numbering="true" text:style-name="Numbering_20_1">
        <text:list-item>
          <text:list>
            <text:list-item>
              <text:list>
                <text:list-item>
                  <text:p text:style-name="P48">Effect of termination and survival</text:p>
                </text:list-item>
              </text:list>
            </text:list-item>
          </text:list>
        </text:list-item>
      </text:list>
      <text:p text:style-name="P8">No stipulation.</text:p>
      <text:list xml:id="list1012599541" text:continue-numbering="true" text:style-name="Numbering_20_1">
        <text:list-item>
          <text:list>
            <text:list-item>
              <text:p text:style-name="P47">Individual notices and communications with participants</text:p>
            </text:list-item>
          </text:list>
        </text:list-item>
      </text:list>
      <text:p text:style-name="P8">No stipulation.</text:p>
      <text:list xml:id="list217196124" text:continue-numbering="true" text:style-name="Numbering_20_1">
        <text:list-item>
          <text:list>
            <text:list-item>
              <text:p text:style-name="P47">Amendments</text:p>
            </text:list-item>
          </text:list>
        </text:list-item>
      </text:list>
      <text:p text:style-name="P8">No stipulation.</text:p>
      <text:list xml:id="list2105152827" text:continue-numbering="true" text:style-name="Numbering_20_1">
        <text:list-item>
          <text:list>
            <text:list-item>
              <text:list>
                <text:list-item>
                  <text:p text:style-name="P48">Procedure for amendment</text:p>
                </text:list-item>
              </text:list>
            </text:list-item>
          </text:list>
        </text:list-item>
      </text:list>
      <text:p text:style-name="P8">No stipulation.</text:p>
      <text:list xml:id="list1775092076" text:continue-numbering="true" text:style-name="Numbering_20_1">
        <text:list-item>
          <text:list>
            <text:list-item>
              <text:list>
                <text:list-item>
                  <text:p text:style-name="P48">Notification mechanism and period</text:p>
                </text:list-item>
              </text:list>
            </text:list-item>
          </text:list>
        </text:list-item>
      </text:list>
      <text:p text:style-name="P8">No stipulation.</text:p>
      <text:list xml:id="list1394310220" text:continue-numbering="true" text:style-name="Numbering_20_1">
        <text:list-item>
          <text:list>
            <text:list-item>
              <text:list>
                <text:list-item>
                  <text:p text:style-name="P48"><text:soft-page-break/>Circumstances under which OID must be changed</text:p>
                </text:list-item>
              </text:list>
            </text:list-item>
          </text:list>
        </text:list-item>
      </text:list>
      <text:p text:style-name="P8">No stipulation.</text:p>
      <text:list xml:id="list1094924488" text:continue-numbering="true" text:style-name="Numbering_20_1">
        <text:list-item>
          <text:list>
            <text:list-item>
              <text:p text:style-name="P47">Dispute resolution provisions</text:p>
            </text:list-item>
          </text:list>
        </text:list-item>
      </text:list>
      <text:p text:style-name="P8">Legal disputes arising from the operation of the <text:span text:style-name="T3">SEE-GRID</text:span> CA will be resolved according to the Greek Law.</text:p>
      <text:list xml:id="list873111685" text:continue-numbering="true" text:style-name="Numbering_20_1">
        <text:list-item>
          <text:list>
            <text:list-item>
              <text:p text:style-name="P47">Governing law</text:p>
            </text:list-item>
          </text:list>
        </text:list-item>
      </text:list>
      <text:p text:style-name="P8">The enforceability, construction, interpretation, and validity of this policy shall be governed by the the Greek Law.</text:p>
      <text:list xml:id="list896942856" text:continue-numbering="true" text:style-name="Numbering_20_1">
        <text:list-item>
          <text:list>
            <text:list-item>
              <text:p text:style-name="P47">Compliance with applicable law</text:p>
            </text:list-item>
          </text:list>
        </text:list-item>
      </text:list>
      <text:p text:style-name="P8">No stipulation.</text:p>
      <text:list xml:id="list1995475511" text:continue-numbering="true" text:style-name="Numbering_20_1">
        <text:list-item>
          <text:list>
            <text:list-item>
              <text:p text:style-name="P47">Miscellaneous provisions</text:p>
            </text:list-item>
          </text:list>
        </text:list-item>
      </text:list>
      <text:p text:style-name="P8">No stipulation.</text:p>
      <text:list xml:id="list969411190" text:continue-numbering="true" text:style-name="Numbering_20_1">
        <text:list-item>
          <text:list>
            <text:list-item>
              <text:list>
                <text:list-item>
                  <text:p text:style-name="P48">Entire agreement</text:p>
                </text:list-item>
              </text:list>
            </text:list-item>
          </text:list>
        </text:list-item>
      </text:list>
      <text:p text:style-name="P8">No stipulation.</text:p>
      <text:list xml:id="list200053553" text:continue-numbering="true" text:style-name="Numbering_20_1">
        <text:list-item>
          <text:list>
            <text:list-item>
              <text:list>
                <text:list-item>
                  <text:p text:style-name="P48">Assignment</text:p>
                </text:list-item>
              </text:list>
            </text:list-item>
          </text:list>
        </text:list-item>
      </text:list>
      <text:p text:style-name="P8">No stipulation.</text:p>
      <text:list xml:id="list1752770728" text:continue-numbering="true" text:style-name="Numbering_20_1">
        <text:list-item>
          <text:list>
            <text:list-item>
              <text:list>
                <text:list-item>
                  <text:p text:style-name="P48">Severability</text:p>
                </text:list-item>
              </text:list>
            </text:list-item>
          </text:list>
        </text:list-item>
      </text:list>
      <text:p text:style-name="P8">No stipulation.</text:p>
      <text:list xml:id="list2049052609" text:continue-numbering="true" text:style-name="Numbering_20_1">
        <text:list-item>
          <text:list>
            <text:list-item>
              <text:list>
                <text:list-item>
                  <text:p text:style-name="P48">Enforcement (attorneys' fees and waiver of rights)</text:p>
                </text:list-item>
              </text:list>
            </text:list-item>
          </text:list>
        </text:list-item>
      </text:list>
      <text:p text:style-name="P8">No stipulation.</text:p>
      <text:list xml:id="list1644049183" text:continue-numbering="true" text:style-name="Numbering_20_1">
        <text:list-item>
          <text:list>
            <text:list-item>
              <text:list>
                <text:list-item>
                  <text:p text:style-name="P48">Force Majeure</text:p>
                </text:list-item>
              </text:list>
            </text:list-item>
          </text:list>
        </text:list-item>
      </text:list>
      <text:p text:style-name="P8">No stipulation.</text:p>
      <text:list xml:id="list127145744" text:continue-numbering="true" text:style-name="Numbering_20_1">
        <text:list-item>
          <text:list>
            <text:list-item>
              <text:p text:style-name="P47">Other provisions</text:p>
            </text:list-item>
          </text:list>
        </text:list-item>
      </text:list>
      <text:p text:style-name="P8">No stip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Arial Unicode MS" svg:font-family="'Arial Unicode MS'" style:font-pitch="variable"/>
    <style:font-face style:name="HG Mincho Light J" svg:font-family="'HG Mincho Light J'" style:font-pitch="variable"/>
    <style:font-face style:name="Verdana2" svg:font-family="Verdana" style:font-pitch="variable"/>
    <style:font-face style:name="Times New Roman" svg:font-family="'Times New Roman'" style:font-family-generic="roman" style:font-pitch="variable"/>
    <style:font-face style:name="Helvetica1" svg:font-family="Helvetica" style:font-family-generic="swiss" style:font-pitch="variable"/>
    <style:font-face style:name="Verdana3" svg:font-family="Verdana" style:font-family-generic="swiss" style:font-pitch="variable"/>
    <style:font-face style:name="Verdana1" svg:font-family="Verdana" style:font-adornments="Έντονα" style:font-family-generic="swiss" style:font-pitch="variable"/>
    <style:font-face style:name="Verdana" svg:font-family="Verdana" style:font-adornments="Κανονικά"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Helvetica"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text-align="justify" style:justify-single-word="false" fo:text-indent="0.3937in" style:auto-text-indent="false" style:page-number="auto"/>
      <style:text-properties style:font-name="Verdana" fo:font-size="9pt"/>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style:contextual-spacing="false" fo:text-indent="0.1965in" style:auto-text-indent="false" style:page-number="auto">
        <style:tab-stops/>
      </style:paragraph-properties>
      <style:text-properties style:font-name="Verdana" fo:font-size="9pt"/>
    </style:style>
    <style:style style:name="Text_20_body_20_indent" style:display-name="Text body indent" style:family="paragraph" style:parent-style-name="Standard" style:class="text">
      <style:paragraph-properties fo:margin="100%" fo:margin-left="1in" fo:margin-right="0in" fo:margin-top="0in" fo:margin-bottom="0in" style:contextual-spacing="false" fo:orphans="0" fo:widows="0" fo:hyphenation-ladder-count="no-limit" fo:text-indent="0.0008in" style:auto-text-indent="false"/>
      <style:text-properties fo:color="#000000"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Numbering_20_1" style:class="text">
      <style:text-properties style:font-name="Verdana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style:font-name="Verdana1"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style:font-name="Verdana1"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Verdana1"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0783in" fo:margin-right="0.0783in" fo:margin-top="0.7874in" fo:margin-bottom="0.2362in" style:contextual-spacing="false" fo:line-height="100%"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0783in" fo:margin-right="0.0783in" fo:margin-top="0.0783in" fo:margin-bottom="0.0783in" style:contextual-spacing="false" fo:text-indent="0in" style:auto-text-indent="false" fo:background-color="transparent">
        <style:tab-stops>
          <style:tab-stop style:position="6.6925in" style:type="right" style:leader-style="dotted" style:leader-text="."/>
        </style:tab-stops>
        <style:background-image/>
      </style:paragraph-properties>
      <style:text-properties style:font-name="Verdana" fo:font-size="9pt" fo:font-weight="bold"/>
    </style:style>
    <style:style style:name="Contents_20_2" style:display-name="Contents 2" style:family="paragraph" style:parent-style-name="Index" style:class="index" style:master-page-name="">
      <style:paragraph-properties fo:margin="100%" fo:margin-left="0.1575in" fo:margin-right="0.0783in" fo:margin-top="0in" fo:margin-bottom="0in" style:contextual-spacing="false" fo:text-indent="0in" style:auto-text-indent="false" style:page-number="auto">
        <style:tab-stops>
          <style:tab-stop style:position="6.4957in" style:type="right" style:leader-style="dotted" style:leader-text="."/>
        </style:tab-stops>
      </style:paragraph-properties>
      <style:text-properties style:font-name="Verdana" fo:font-size="9pt"/>
    </style:style>
    <style:style style:name="Contents_20_3" style:display-name="Contents 3" style:family="paragraph" style:parent-style-name="Index" style:class="index" style:master-page-name="">
      <style:paragraph-properties fo:margin="100%" fo:margin-left="0.3154in" fo:margin-right="0.0783in" fo:margin-top="0in" fo:margin-bottom="0in" style:contextual-spacing="false" fo:text-indent="0in" style:auto-text-indent="false" style:page-number="auto" fo:background-color="transparent">
        <style:tab-stops>
          <style:tab-stop style:position="6.2992in" style:type="right"/>
        </style:tab-stops>
        <style:background-image/>
      </style:paragraph-properties>
      <style:text-properties style:font-name="Verdana" fo:font-size="9pt" fo:font-style="normal"/>
    </style:style>
    <style:style style:name="Contents_20_4" style:display-name="Contents 4" style:family="paragraph" style:parent-style-name="Index" style:class="index">
      <style:paragraph-properties fo:margin="100%" fo:margin-left="0.472in" fo:margin-right="0.0783in" fo:margin-top="0in" fo:margin-bottom="0in" style:contextual-spacing="false" fo:text-indent="0in" style:auto-text-indent="false">
        <style:tab-stops>
          <style:tab-stop style:position="6.1028in" style:type="right" style:leader-style="dotted" style:leader-text="."/>
        </style:tab-stops>
      </style:paragraph-properties>
      <style:text-properties style:font-name="Verdana" fo:font-size="9pt" fo:font-style="italic"/>
    </style:style>
    <style:style style:name="WW-Body_20_Text_20_Indent_20_2" style:display-name="WW-Body Text Indent 2" style:family="paragraph" style:parent-style-name="Standard">
      <style:paragraph-properties fo:margin="100%" fo:margin-left="0.1965in" fo:margin-right="0in" fo:margin-top="0in" fo:margin-bottom="0.0835in" style:contextual-spacing="false" fo:line-height="200%" fo:text-indent="0.0008in" style:auto-text-indent="false"/>
    </style:style>
    <style:style style:name="WW-Body_20_Text_20_Indent_20_3" style:display-name="WW-Body Text Indent 3" style:family="paragraph" style:parent-style-name="Standard">
      <style:paragraph-properties fo:margin="100%" fo:margin-left="0.1965in" fo:margin-right="0in" fo:margin-top="0in" fo:margin-bottom="0.0835in" style:contextual-spacing="false" fo:text-indent="0.0008in" style:auto-text-indent="false"/>
      <style:text-properties fo:font-size="8pt" style:font-size-asian="8pt"/>
    </style:style>
    <style:style style:name="List_20_Items" style:display-name="List Items" style:family="paragraph" style:parent-style-name="Text_20_body" style:list-style-name="List_20_1" style:master-page-name="">
      <style:paragraph-properties fo:margin="100%" fo:margin-left="1.1811in" fo:margin-right="0in" fo:margin-top="0in" fo:margin-bottom="0.1181in" style:contextual-spacing="false" fo:text-indent="0in" style:auto-text-indent="false" style:page-number="auto" fo:background-color="transparent" text:number-lines="true" text:line-number="0">
        <style:tab-stops/>
        <style:background-image/>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3z4" style:family="text">
      <style:text-properties style:font-name="Times New Roman" style:font-name-asian="Times New Roman"/>
    </style:style>
    <style:style style:name="WW8Num6z1" style:family="text">
      <style:text-properties style:font-name="Times New Roman" style:font-name-asian="Times New Roman"/>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z0" style:family="text">
      <style:text-properties style:font-name="Symbol"/>
    </style:style>
    <style:style style:name="WW8Num1z2" style:family="text">
      <style:text-properties style:font-name="Wingdings"/>
    </style:style>
    <style:style style:name="WW8Num1z4" style:family="text">
      <style:text-properties style:font-name="Courier New"/>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7in"/>
      </text:outline-level-style>
      <text:outline-level-style text:level="3" style:num-format="1" text:display-levels="3">
        <style:list-level-properties text:min-label-width="1.1in"/>
      </text:outline-level-style>
      <text:outline-level-style text:level="4" style:num-format="">
        <style:list-level-properties text:min-label-width="0.7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distance="0.1575in"/>
      </text:list-level-style-number>
      <text:list-level-style-number text:level="2" text:style-name="Numbering_20_Symbols" style:num-prefix=" " style:num-suffix=" " style:num-format="1" text:display-levels="2">
        <style:list-level-properties text:space-before="0.1965in" text:min-label-distance="0.1575in"/>
      </text:list-level-style-number>
      <text:list-level-style-number text:level="3" text:style-name="Numbering_20_Symbols" style:num-prefix=" " style:num-suffix=" " style:num-format="1" text:display-levels="3">
        <style:list-level-properties text:space-before="0.3929in" text:min-label-distance="0.1575in"/>
      </text:list-level-style-number>
      <text:list-level-style-number text:level="4" text:style-name="Numbering_20_Symbols" style:num-prefix=" " style:num-suffix=" " style:num-format="1" text:display-levels="4">
        <style:list-level-properties text:space-before="0.7866in" text:min-label-distance="0.1575in"/>
      </text:list-level-style-number>
      <text:list-level-style-number text:level="5" text:style-name="Numbering_20_Symbols" style:num-prefix=" " style:num-suffix=" " style:num-format="1" text:display-levels="5">
        <style:list-level-properties text:space-before="1.2791in" text:min-label-distance="0.1575in"/>
      </text:list-level-style-number>
      <text:list-level-style-number text:level="6" text:style-name="Numbering_20_Symbols" style:num-prefix=" " style:num-suffix=" " style:num-format="1" text:display-levels="6">
        <style:list-level-properties text:space-before="1.8693in" text:min-label-distance="0.1575in"/>
      </text:list-level-style-number>
      <text:list-level-style-number text:level="7" text:style-name="Numbering_20_Symbols" style:num-prefix=" " style:num-suffix=" " style:num-format="1" text:display-levels="7">
        <style:list-level-properties text:space-before="2.5783in" text:min-label-distance="0.1575in"/>
      </text:list-level-style-number>
      <text:list-level-style-number text:level="8" text:style-name="Numbering_20_Symbols" style:num-prefix=" " style:num-suffix=" " style:num-format="1" text:display-levels="8">
        <style:list-level-properties text:space-before="3.4839in" text:min-label-distance="0.1575in"/>
      </text:list-level-style-number>
      <text:list-level-style-number text:level="9" text:style-name="Numbering_20_Symbols" style:num-prefix=" " style:num-suffix=" " style:num-format="1" text:display-levels="9">
        <style:list-level-properties text:space-before="4.5075in" text:min-label-distance="0.1575in"/>
      </text:list-level-style-number>
      <text:list-level-style-number text:level="10" text:style-name="Numbering_20_Symbols" style:num-prefix=" " style:num-suffix=" " style:num-format="1" text:display-levels="10">
        <style:list-level-properties text:space-before="5.6102in" text:min-label-distance="0.1575in"/>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style:num-suffix="." style:num-format="1">
        <style:list-level-properties text:space-before="0.0398in" text:min-label-width="0.1965in"/>
      </text:list-level-style-number>
      <text:list-level-style-number text:level="2" style:num-suffix="." style:num-format="1">
        <style:list-level-properties text:space-before="0.0791in" text:min-label-width="0.1965in"/>
      </text:list-level-style-number>
      <text:list-level-style-number text:level="3" style:num-suffix="." style:num-format="1">
        <style:list-level-properties text:space-before="0.1189in" text:min-label-width="0.1965in"/>
      </text:list-level-style-number>
      <text:list-level-style-number text:level="4" style:num-suffix="." style:num-format="1">
        <style:list-level-properties text:space-before="0.1583in" text:min-label-width="0.1965in"/>
      </text:list-level-style-number>
      <text:list-level-style-number text:level="5" style:num-suffix="." style:num-format="1">
        <style:list-level-properties text:space-before="0.198in" text:min-label-width="0.1965in"/>
      </text:list-level-style-number>
      <text:list-level-style-number text:level="6" style:num-suffix="." style:num-format="1">
        <style:list-level-properties text:space-before="0.2374in" text:min-label-width="0.1965in"/>
      </text:list-level-style-number>
      <text:list-level-style-number text:level="7" style:num-suffix="." style:num-format="1">
        <style:list-level-properties text:space-before="0.2772in" text:min-label-width="0.1965in"/>
      </text:list-level-style-number>
      <text:list-level-style-number text:level="8" style:num-suffix="." style:num-format="1">
        <style:list-level-properties text:space-before="0.3169in" text:min-label-width="0.1965in"/>
      </text:list-level-style-number>
      <text:list-level-style-number text:level="9" style:num-suffix="." style:num-format="1">
        <style:list-level-properties text:space-before="0.3563in" text:min-label-width="0.1965in"/>
      </text:list-level-style-number>
      <text:list-level-style-number text:level="10" style:num-suffix="." style:num-format="1">
        <style:list-level-properties text:space-before="0.3961in" text:min-label-width="0.196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2in" text:min-label-width="0.25in" fo:text-align="end"/>
      </text:list-level-style-number>
      <text:list-level-style-number text:level="4" style:num-suffix="." style:num-format="1">
        <style:list-level-properties text:space-before="1.5in" text:min-label-width="0.25in"/>
      </text:list-level-style-number>
      <text:list-level-style-number text:level="5" text:style-name="WW8Num13z4" style:num-suffix="." style:num-format="1">
        <style:list-level-properties text:space-before="2in" text:min-label-width="0.25in" fo:text-align="end"/>
      </text:list-level-style-number>
      <text:list-level-style-number text:level="6" style:num-suffix=")" style:num-format="1">
        <style:list-level-properties text:space-before="2.6252in" text:min-label-width="0.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space-before="1.5in" text:min-label-width="0.25in"/>
      </text:list-level-style-number>
      <text:list-level-style-number text:level="2" style:num-suffix="." style:num-format="a" style:num-letter-sync="true">
        <style:list-level-properties text:space-before="2in" text:min-label-width="0.25in"/>
      </text:list-level-style-number>
      <text:list-level-style-number text:level="3" style:num-suffix="." style:num-format="i">
        <style:list-level-properties text:space-before="2.6252in" text:min-label-width="0.25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space-before="4.1248in" text:min-label-width="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space-before="5.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i">
        <style:list-level-properties text:space-before="1in" text:min-label-width="0.25in" fo:text-align="end"/>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suffix="." style:num-format="1">
        <style:list-level-properties text:space-before="1.5in" text:min-label-width="0.25in"/>
      </text:list-level-style-number>
      <text:list-level-style-bullet text:level="2" text:style-name="WW8Num6z1" style:num-suffix="." text:bullet-char="-">
        <style:list-level-properties text:space-before="2in" text:min-label-width="0.25in"/>
        <style:text-properties style:font-name="Times New Roman"/>
      </text:list-level-style-bullet>
      <text:list-level-style-number text:level="3" style:num-suffix="." style:num-format="i">
        <style:list-level-properties text:space-before="2.6248in" text:min-label-width="0.1252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space-before="4.1248in" text:min-label-width="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space-before="5.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1.75in" text:min-label-width="0.25in"/>
        <style:text-properties style:font-name="Symbol"/>
      </text:list-level-style-bullet>
      <text:list-level-style-bullet text:level="2" text:style-name="WW8Num4z1" style:num-suffix="." text:bullet-char="o">
        <style:list-level-properties text:space-before="2.25in" text:min-label-width="0.25in"/>
        <style:text-properties fo:font-family="'Courier New'" style:font-family-generic="modern" style:font-pitch="fixed"/>
      </text:list-level-style-bullet>
      <text:list-level-style-bullet text:level="3" text:style-name="WW8Num4z2" style:num-suffix="." text:bullet-char="">
        <style:list-level-properties text:space-before="2.75in" text:min-label-width="0.25in"/>
        <style:text-properties style:font-name="Wingdings"/>
      </text:list-level-style-bullet>
      <text:list-level-style-bullet text:level="4" text:style-name="WW8Num4z0" style:num-suffix="." text:bullet-char="">
        <style:list-level-properties text:space-before="3.25in" text:min-label-width="0.25in"/>
        <style:text-properties style:font-name="Symbol"/>
      </text:list-level-style-bullet>
      <text:list-level-style-bullet text:level="5" text:style-name="WW8Num4z1" style:num-suffix="." text:bullet-char="o">
        <style:list-level-properties text:space-before="3.75in" text:min-label-width="0.25in"/>
        <style:text-properties fo:font-family="'Courier New'" style:font-family-generic="modern" style:font-pitch="fixed"/>
      </text:list-level-style-bullet>
      <text:list-level-style-bullet text:level="6" text:style-name="WW8Num4z2" style:num-suffix="." text:bullet-char="">
        <style:list-level-properties text:space-before="4.25in" text:min-label-width="0.25in"/>
        <style:text-properties style:font-name="Wingdings"/>
      </text:list-level-style-bullet>
      <text:list-level-style-bullet text:level="7" text:style-name="WW8Num4z0" style:num-suffix="." text:bullet-char="">
        <style:list-level-properties text:space-before="4.75in" text:min-label-width="0.25in"/>
        <style:text-properties style:font-name="Symbol"/>
      </text:list-level-style-bullet>
      <text:list-level-style-bullet text:level="8" text:style-name="WW8Num4z1" style:num-suffix="." text:bullet-char="o">
        <style:list-level-properties text:space-before="5.25in" text:min-label-width="0.25in"/>
        <style:text-properties fo:font-family="'Courier New'" style:font-family-generic="modern" style:font-pitch="fixed"/>
      </text:list-level-style-bullet>
      <text:list-level-style-bullet text:level="9" text:style-name="WW8Num4z2" style:num-suffix="." text:bullet-char="">
        <style:list-level-properties text:space-before="5.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space-before="2.0417in" text:min-label-width="0.25in"/>
        <style:text-properties style:font-name="Symbol"/>
      </text:list-level-style-bullet>
      <text:list-level-style-bullet text:level="2" text:style-name="WW8Num9z1" style:num-suffix="." text:bullet-char="o">
        <style:list-level-properties text:space-before="2.5417in" text:min-label-width="0.25in"/>
        <style:text-properties fo:font-family="'Courier New'" style:font-family-generic="modern" style:font-pitch="fixed"/>
      </text:list-level-style-bullet>
      <text:list-level-style-bullet text:level="3" text:style-name="WW8Num9z2" style:num-suffix="." text:bullet-char="">
        <style:list-level-properties text:space-before="3.0417in" text:min-label-width="0.25in"/>
        <style:text-properties style:font-name="Wingdings"/>
      </text:list-level-style-bullet>
      <text:list-level-style-bullet text:level="4" text:style-name="WW8Num9z0" style:num-suffix="." text:bullet-char="">
        <style:list-level-properties text:space-before="3.5417in" text:min-label-width="0.25in"/>
        <style:text-properties style:font-name="Symbol"/>
      </text:list-level-style-bullet>
      <text:list-level-style-bullet text:level="5" text:style-name="WW8Num9z1" style:num-suffix="." text:bullet-char="o">
        <style:list-level-properties text:space-before="4.0417in" text:min-label-width="0.25in"/>
        <style:text-properties fo:font-family="'Courier New'" style:font-family-generic="modern" style:font-pitch="fixed"/>
      </text:list-level-style-bullet>
      <text:list-level-style-bullet text:level="6" text:style-name="WW8Num9z2" style:num-suffix="." text:bullet-char="">
        <style:list-level-properties text:space-before="4.5417in" text:min-label-width="0.25in"/>
        <style:text-properties style:font-name="Wingdings"/>
      </text:list-level-style-bullet>
      <text:list-level-style-bullet text:level="7" text:style-name="WW8Num9z0" style:num-suffix="." text:bullet-char="">
        <style:list-level-properties text:space-before="5.0417in" text:min-label-width="0.25in"/>
        <style:text-properties style:font-name="Symbol"/>
      </text:list-level-style-bullet>
      <text:list-level-style-bullet text:level="8" text:style-name="WW8Num9z1" style:num-suffix="." text:bullet-char="o">
        <style:list-level-properties text:space-before="5.5417in" text:min-label-width="0.25in"/>
        <style:text-properties fo:font-family="'Courier New'" style:font-family-generic="modern" style:font-pitch="fixed"/>
      </text:list-level-style-bullet>
      <text:list-level-style-bullet text:level="9" text:style-name="WW8Num9z2" style:num-suffix="." text:bullet-char="">
        <style:list-level-properties text:space-before="6.04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suffix=")" style:num-format="1">
        <style:list-level-properties text:space-before="1.3752in" text:min-label-width="0.25in"/>
      </text:list-level-style-number>
      <text:list-level-style-number text:level="2" style:num-suffix="." style:num-format="a" style:num-letter-sync="true">
        <style:list-level-properties text:space-before="1.8752in" text:min-label-width="0.25in"/>
      </text:list-level-style-number>
      <text:list-level-style-number text:level="3" style:num-suffix="." style:num-format="i">
        <style:list-level-properties text:space-before="2.5in" text:min-label-width="0.1252in" fo:text-align="end"/>
      </text:list-level-style-number>
      <text:list-level-style-number text:level="4" style:num-suffix="." style:num-format="1">
        <style:list-level-properties text:space-before="2.8752in" text:min-label-width="0.25in"/>
      </text:list-level-style-number>
      <text:list-level-style-number text:level="5" style:num-suffix="." style:num-format="a" style:num-letter-sync="true">
        <style:list-level-properties text:space-before="3.3752in" text:min-label-width="0.25in"/>
      </text:list-level-style-number>
      <text:list-level-style-number text:level="6" style:num-suffix="." style:num-format="i">
        <style:list-level-properties text:space-before="4in" text:min-label-width="0.1252in" fo:text-align="end"/>
      </text:list-level-style-number>
      <text:list-level-style-number text:level="7" style:num-suffix="." style:num-format="1">
        <style:list-level-properties text:space-before="4.3752in" text:min-label-width="0.25in"/>
      </text:list-level-style-number>
      <text:list-level-style-number text:level="8" style:num-suffix="." style:num-format="a" style:num-letter-sync="true">
        <style:list-level-properties text:space-before="4.8752in" text:min-label-width="0.25in"/>
      </text:list-level-style-number>
      <text:list-level-style-number text:level="9" style:num-suffix="." style:num-format="i">
        <style:list-level-properties text:space-before="5.5in" text:min-label-width="0.1252in" fo:text-align="end"/>
      </text:list-level-style-number>
      <text:list-level-style-number text:level="10" style:num-suffix="." style:num-format="1">
        <style:list-level-properties text:space-before="1.7724in" text:min-label-width="0.1965in"/>
      </text:list-level-style-number>
    </text:list-style>
    <text:list-style style:name="WW8Num1">
      <text:list-level-style-bullet text:level="1" text:style-name="WW8Num1z0" style:num-suffix="." text:bullet-char="">
        <style:list-level-properties text:space-before="1.3752in" text:min-label-width="0.25in"/>
        <style:text-properties style:font-name="Symbol"/>
      </text:list-level-style-bullet>
      <text:list-level-style-number text:level="2" style:num-suffix=")" style:num-format="a" style:num-letter-sync="true">
        <style:list-level-properties text:space-before="1.8752in" text:min-label-width="0.25in"/>
      </text:list-level-style-number>
      <text:list-level-style-bullet text:level="3" text:style-name="WW8Num1z2" style:num-suffix="." text:bullet-char="">
        <style:list-level-properties text:space-before="2.3752in" text:min-label-width="0.25in"/>
        <style:text-properties style:font-name="Wingdings"/>
      </text:list-level-style-bullet>
      <text:list-level-style-bullet text:level="4" text:style-name="WW8Num1z0" style:num-suffix="." text:bullet-char="">
        <style:list-level-properties text:space-before="2.8752in" text:min-label-width="0.25in"/>
        <style:text-properties style:font-name="Symbol"/>
      </text:list-level-style-bullet>
      <text:list-level-style-bullet text:level="5" text:style-name="WW8Num1z4" style:num-suffix="." text:bullet-char="o">
        <style:list-level-properties text:space-before="3.3752in" text:min-label-width="0.25in"/>
        <style:text-properties fo:font-family="'Courier New'" style:font-family-generic="modern" style:font-pitch="fixed"/>
      </text:list-level-style-bullet>
      <text:list-level-style-bullet text:level="6" text:style-name="WW8Num1z2" style:num-suffix="." text:bullet-char="">
        <style:list-level-properties text:space-before="3.8752in" text:min-label-width="0.25in"/>
        <style:text-properties style:font-name="Wingdings"/>
      </text:list-level-style-bullet>
      <text:list-level-style-bullet text:level="7" text:style-name="WW8Num1z0" style:num-suffix="." text:bullet-char="">
        <style:list-level-properties text:space-before="4.3752in" text:min-label-width="0.25in"/>
        <style:text-properties style:font-name="Symbol"/>
      </text:list-level-style-bullet>
      <text:list-level-style-bullet text:level="8" text:style-name="WW8Num1z4" style:num-suffix="." text:bullet-char="o">
        <style:list-level-properties text:space-before="4.8752in" text:min-label-width="0.25in"/>
        <style:text-properties fo:font-family="'Courier New'" style:font-family-generic="modern" style:font-pitch="fixed"/>
      </text:list-level-style-bullet>
      <text:list-level-style-bullet text:level="9" text:style-name="WW8Num1z2" style:num-suffix="." text:bullet-char="">
        <style:list-level-properties text:space-before="5.3752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list-level-style-bullet text:level="1" text:style-name="WW8Num11z0" style:num-suffix="." text:bullet-char="">
        <style:list-level-properties text:space-before="1in" text:min-label-width="0.25in"/>
        <style:text-properties style:font-name="Symbol"/>
      </text:list-level-style-bullet>
      <text:list-level-style-bullet text:level="2" text:style-name="WW8Num11z1" style:num-suffix="." text:bullet-char="o">
        <style:list-level-properties text:space-before="0.3752in" text:min-label-width="0.25in"/>
        <style:text-properties fo:font-family="'Courier New'" style:font-family-generic="modern" style:font-pitch="fixed"/>
      </text:list-level-style-bullet>
      <text:list-level-style-bullet text:level="3" text:style-name="WW8Num11z2" style:num-suffix="." text:bullet-char="">
        <style:list-level-properties text:space-before="0.8752in" text:min-label-width="0.25in"/>
        <style:text-properties style:font-name="Wingdings"/>
      </text:list-level-style-bullet>
      <text:list-level-style-bullet text:level="4" text:style-name="WW8Num11z0" style:num-suffix="." text:bullet-char="">
        <style:list-level-properties text:space-before="1.3752in" text:min-label-width="0.25in"/>
        <style:text-properties style:font-name="Symbol"/>
      </text:list-level-style-bullet>
      <text:list-level-style-bullet text:level="5" text:style-name="WW8Num11z1" style:num-suffix="." text:bullet-char="o">
        <style:list-level-properties text:space-before="1.8752in" text:min-label-width="0.25in"/>
        <style:text-properties fo:font-family="'Courier New'" style:font-family-generic="modern" style:font-pitch="fixed"/>
      </text:list-level-style-bullet>
      <text:list-level-style-bullet text:level="6" text:style-name="WW8Num11z2" style:num-suffix="." text:bullet-char="">
        <style:list-level-properties text:space-before="2.3752in" text:min-label-width="0.25in"/>
        <style:text-properties style:font-name="Wingdings"/>
      </text:list-level-style-bullet>
      <text:list-level-style-bullet text:level="7" text:style-name="WW8Num11z0" style:num-suffix="." text:bullet-char="">
        <style:list-level-properties text:space-before="2.8752in" text:min-label-width="0.25in"/>
        <style:text-properties style:font-name="Symbol"/>
      </text:list-level-style-bullet>
      <text:list-level-style-bullet text:level="8" text:style-name="WW8Num11z1" style:num-suffix="." text:bullet-char="o">
        <style:list-level-properties text:space-before="3.3752in" text:min-label-width="0.25in"/>
        <style:text-properties fo:font-family="'Courier New'" style:font-family-generic="modern" style:font-pitch="fixed"/>
      </text:list-level-style-bullet>
      <text:list-level-style-bullet text:level="9" text:style-name="WW8Num11z2" style:num-suffix="." text:bullet-char="">
        <style:list-level-properties text:space-before="3.8752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left="0.0396in" fo:padding-right="0.0396in" fo:padding-top="0in" fo:padding-bottom="0in" fo:border="none">
        <style:background-image/>
      </style:table-cell-properties>
    </style:style>
    <style:style style:name="Table1.B1" style:family="table-cell">
      <style:table-cell-properties style:vertical-align="bottom" fo:padding-left="0.0396in" fo:padding-right="0.0396in" fo:padding-top="0in" fo:padding-bottom="0in" fo:border="none"/>
    </style:style>
    <style:style style:name="HeaderTable" style:family="table">
      <style:table-properties style:width="6.6931in" table:align="margins"/>
    </style:style>
    <style:style style:name="HeaderTable.A" style:family="table-column">
      <style:table-column-properties style:column-width="3.3465in" style:rel-column-width="32767*"/>
    </style:style>
    <style:style style:name="HeaderTable.B" style:family="table-column">
      <style:table-column-properties style:column-width="3.3465in" style:rel-column-width="32768*"/>
    </style:style>
    <style:style style:name="HeaderTable.A1" style:family="table-cell">
      <style:table-cell-properties style:vertical-align="middle" fo:background-color="transparent" fo:padding="0.0382in" fo:border="none">
        <style:background-image/>
      </style:table-cell-properties>
    </style:style>
    <style:style style:name="HeaderTable.B1" style:family="table-cell">
      <style:table-cell-properties fo:padding="0.0382in" fo:border="none"/>
    </style:style>
    <style:style style:name="MP1" style:family="paragraph" style:parent-style-name="Footer">
      <style:paragraph-properties fo:text-align="end" style:justify-single-word="false"/>
      <style:text-properties fo:color="#666666" style:font-name="Verdana3" fo:font-size="8pt" fo:language="en" fo:country="US" fo:font-style="italic" style:font-size-asian="8pt" style:font-style-asian="italic"/>
    </style:style>
    <style:style style:name="MP2" style:family="paragraph" style:parent-style-name="Footer">
      <style:text-properties style:font-name="Verdana3" fo:font-size="8pt" fo:language="en" fo:country="US" fo:font-style="italic" style:font-size-asian="8pt" style:font-style-asian="italic"/>
    </style:style>
    <style:style style:name="MP3" style:family="paragraph" style:parent-style-name="Table_20_Contents">
      <style:paragraph-properties fo:margin-left="0in" fo:margin-right="0in" fo:text-align="end" style:justify-single-word="false" fo:text-indent="0in" style:auto-text-indent="false"/>
      <style:text-properties fo:language="en" fo:country="US"/>
    </style:style>
    <style:style style:name="MP4" style:family="paragraph" style:parent-style-name="Table_20_Contents">
      <style:text-properties fo:language="en" fo:country="US"/>
    </style:style>
    <style:style style:name="MP5" style:family="paragraph" style:parent-style-name="Header">
      <style:paragraph-properties fo:text-align="end" style:justify-single-word="false"/>
      <style:text-properties fo:language="en" fo:country="US"/>
    </style:style>
    <style:style style:name="MP6" style:family="paragraph" style:parent-style-name="Header">
      <style:text-properties fo:language="en" fo:country="US"/>
    </style:style>
    <style:style style:name="MT1" style:family="text">
      <style:text-properties officeooo:rsid="000fbf5b"/>
    </style:style>
    <style:style style:name="MT2" style:family="text">
      <style:text-properties officeooo:rsid="000b67b8"/>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header-footer-properties fo:min-height="0.3929in" fo:margin-left="0in" fo:margin-right="0in" fo:margin-bottom="0.1965in"/>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page-layout>
    <style:page-layout style:name="Mpm6">
      <style:page-layout-properties fo:page-width="8.2701in" fo:page-height="11.6902in" style:num-format="1" style:print-orientation="portrait" fo:margin="0.7902in"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E-GRID CA CP/CPS v<text:span text:style-name="MT1">2.2</text:span></text:p>
      </style:header>
      <style:footer>
        <text:p text:style-name="MP2"/>
        <table:table table:name="Table1" table:style-name="Table1">
          <table:table-column table:style-name="Table1.A"/>
          <table:table-column table:style-name="Table1.B"/>
          <table:table-header-rows>
            <table:table-row>
              <table:table-cell table:style-name="Table1.A1" office:value-type="string">
                <text:p text:style-name="MP2"/>
                <text:p text:style-name="MP2">Last revision: <text:span text:style-name="MT2">December</text:span> <text:span text:style-name="MT2">10</text:span>, 2012</text:p>
              </table:table-cell>
              <table:table-cell table:style-name="Table1.B1" office:value-type="string">
                <text:p text:style-name="MP3">page <text:page-number text:select-page="current">16</text:page-number>/<text:page-count>35</text:page-count></text:p>
              </table:table-cell>
            </table:table-row>
          </table:table-header-rows>
        </table:table>
        <text:p text:style-name="MP2"/>
      </style:footer>
    </style:master-page>
    <style:master-page style:name="Cover_20_Page_20_1" style:display-name="Cover Page 1" style:page-layout-name="Mpm2" style:next-style-name="Cover_20_Page_20_2">
      <style:header>
        <table:table table:name="HeaderTable" table:style-name="HeaderTable">
          <table:table-column table:style-name="HeaderTable.A"/>
          <table:table-column table:style-name="HeaderTable.B"/>
          <table:table-header-rows>
            <table:table-row>
              <table:table-cell table:style-name="HeaderTable.A1" office:value-type="string">
                <text:p text:style-name="MP4"/>
              </table:table-cell>
              <table:table-cell table:style-name="HeaderTable.B1" office:value-type="string">
                <text:p text:style-name="MP4"/>
              </table:table-cell>
            </table:table-row>
          </table:table-header-rows>
        </table:table>
        <text:p text:style-name="MP5"/>
      </style:header>
    </style:master-page>
    <style:master-page style:name="Contents_20_Page" style:display-name="Contents Page" style:page-layout-name="Mpm3" style:next-style-name="Cover_20_Page_20_1"/>
    <style:master-page style:name="Cover_20_Page_20_2" style:display-name="Cover Page 2" style:page-layout-name="Mpm4" style:next-style-name="Cover_20_Page_20_3">
      <style:header>
        <text:p text:style-name="MP6"/>
      </style:header>
    </style:master-page>
    <style:master-page style:name="Cover_20_Page_20_3" style:display-name="Cover Page 3" style:page-layout-name="Mpm5" style:next-style-name="Cover_20_Page_20_4">
      <style:header>
        <text:p text:style-name="MP6"/>
      </style:header>
    </style:master-page>
    <style:master-page style:name="Cover_20_Page_20_4" style:display-name="Cover Page 4" style:page-layout-name="Mpm6" style:next-style-name="Cover_20_Page_20_5"/>
    <style:master-page style:name="Cover_20_Page_20_5" style:display-name="Cover Page 5"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SEE-GRID CA</dc:title>
    <meta:initial-creator>Christos Kanellopoulos</meta:initial-creator>
    <meta:creation-date>2010-04-09T14:42:24</meta:creation-date>
    <meta:keyword>SeeGrid CA</meta:keyword>
    <meta:keyword>CP/CPS</meta:keyword>
    <meta:keyword>Certificate</meta:keyword>
    <meta:keyword>PKI</meta:keyword>
    <meta:keyword>Grid</meta:keyword>
    <dc:language>en-US</dc:language>
    <meta:editing-cycles>40</meta:editing-cycles>
    <meta:editing-duration>P1DT9H10M49S</meta:editing-duration>
    <dc:subject>Certification Policy &amp; Certificate Practice Statement</dc:subject>
    <dc:date>2013-01-17T13:33:13</dc:date>
    <dc:creator>Christos Kanellopoulos</dc:creator>
    <meta:document-statistic meta:table-count="4" meta:image-count="0" meta:object-count="0" meta:page-count="35" meta:paragraph-count="922" meta:word-count="8872" meta:character-count="59197" meta:non-whitespace-character-count="50582"/>
    <meta:user-defined meta:name="Info 2"/>
    <meta:user-defined meta:name="Info 3"/>
    <meta:user-defined meta:name="Info 4"/>
    <meta:user-defined meta:name="O.I.D.">1.3.6.1.4.1.23877.8.2.1.2.0</meta:user-defined>
  </office:meta>
</office:document-meta>
</file>